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555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0.848in" fo:break-before="auto" style:use-optimal-row-height="fals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1.3992in" fo:break-before="auto" style:use-optimal-row-height="false"/>
    </style:style>
    <style:style style:name="ro17" style:family="table-row">
      <style:table-row-properties style:row-height="1.4091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order="0.0008in solid #000000" fo:padding="0.028in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background-color="#ffcc00" fo:border="0.0008in solid #000000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9" style:family="table-cell" style:parent-style-name="Default"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0" style:family="table-cell" style:parent-style-name="Default"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string">
            <text:p>1.0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5">
            <text:p>1.5</text:p>
          </table:table-cell>
          <table:table-cell table:style-name="ce26" office:value-type="string">
            <text:p>Remove NgaT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6">
            <text:p>1.6</text:p>
          </table:table-cell>
          <table:table-cell table:style-name="ce26" office:value-type="string">
            <text:p>Remove MinhP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7">
            <text:p>1.7</text:p>
          </table:table-cell>
          <table:table-cell table:style-name="ce26" office:value-type="string">
            <text:p>Remove ThoaiVK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8">
            <text:p>1.8</text:p>
          </table:table-cell>
          <table:table-cell table:style-name="ce26" office:value-type="string">
            <text:p>Remove HungNDT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9">
            <text:p>1.9</text:p>
          </table:table-cell>
          <table:table-cell table:style-name="ce26" office:value-type="string">
            <text:p>Remove PhuocNCH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29">
            <text:p>September 29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string">
            <text:p>2.0</text:p>
          </table:table-cell>
          <table:table-cell table:style-name="ce26" office:value-type="string">
            <text:p>Remove TuanTQP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01">
            <text:p>Nov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6" office:value-type="string">
            <text:p>2.1</text:p>
          </table:table-cell>
          <table:table-cell table:style-name="ce26" office:value-type="string">
            <text:p>Remove HuyHQ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13">
            <text:p>Nov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5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9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5"/>
          <table:table-cell table:number-columns-repeated="1011"/>
        </table:table-row>
        <table:table-row table:style-name="ro9" table:number-rows-repeated="4">
          <table:table-cell table:style-name="ce40"/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5"/>
          <table:table-cell table:number-columns-repeated="1011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106in" draw:caption-point-x="-0.7689in" draw:caption-point-y="0.953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083in" draw:caption-point-x="-0.2402in" draw:caption-point-y="0.655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083in" draw:caption-point-x="-0.2622in" draw:caption-point-y="0.655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083in" draw:caption-point-x="-0.2402in" draw:caption-point-y="0.655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083in" draw:caption-point-x="-0.2402in" draw:caption-point-y="0.655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9803in" draw:caption-point-x="-1.4484in" draw:caption-point-y="0.383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office:value-type="date" office:date-value="2017-11-17">
            <text:p>11/17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1">
            <text:p>11</text:p>
          </table:table-cell>
          <table:table-cell table:style-name="ce56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61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6]=[.$B7];[Thong_Tin_Ngay_Nghi_201708.$C$3:.$C$66])+ SUMPRODUCT([Thong_Tin_Ngay_Nghi_201709.$B$3:.$B$64]=[.$B7];[Thong_Tin_Ngay_Nghi_201709.$C$3:.$C$64])+ SUMPRODUCT([Thong_Tin_Ngay_Nghi_201710.$B$3:.$B$64]=[.$B7];[Thong_Tin_Ngay_Nghi_201710.$C$3:.$C$64])+ SUMPRODUCT([Thong_Tin_Ngay_Nghi_201711.$B$3:.$B$67]=[.$B7];[Thong_Tin_Ngay_Nghi_201711.$C$3:.$C$67])" office:value-type="float" office:value="10.5">
            <text:p>10.5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49"/>
          <table:table-cell table:style-name="ce49" table:formula="of:=[.I7]+[.K7] +[.J7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12-04T10:56:46.17">
            <text:p>12/04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1">
            <text:p>11</text:p>
          </table:table-cell>
          <table:table-cell table:style-name="ce57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6]=[.$B8];[Thong_Tin_Ngay_Nghi_201708.$C$3:.$C$66])+ SUMPRODUCT([Thong_Tin_Ngay_Nghi_201709.$B$3:.$B$64]=[.$B8];[Thong_Tin_Ngay_Nghi_201709.$C$3:.$C$64])+ SUMPRODUCT([Thong_Tin_Ngay_Nghi_201710.$B$3:.$B$64]=[.$B8];[Thong_Tin_Ngay_Nghi_201710.$C$3:.$C$64])+ SUMPRODUCT([Thong_Tin_Ngay_Nghi_201711.$B$3:.$B$67]=[.$B8];[Thong_Tin_Ngay_Nghi_201711.$C$3:.$C$67])" office:value-type="float" office:value="21">
            <text:p>21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-9">
            <text:p>-9</text:p>
          </table:table-cell>
          <table:table-cell table:number-columns-repeated="2" table:style-name="ce49"/>
          <table:table-cell table:style-name="ce49" table:formula="of:=[.I8]+[.K8] +[.J8]" office:value-type="float" office:value="-9">
            <text:p>-9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7">
            <text:p>06/27/17</text:p>
          </table:table-cell>
          <table:table-cell table:style-name="ce51" table:formula="of:=IF(YEAR(NOW())&gt;YEAR([.D9]);DATE(YEAR([.D9]);12;31);NOW())" office:value-type="date" office:date-value="2017-12-04T10:56:46.17">
            <text:p>12/04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5">
            <text:p>5</text:p>
          </table:table-cell>
          <table:table-cell table:style-name="ce57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62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6]=[.$B9];[Thong_Tin_Ngay_Nghi_201708.$C$3:.$C$66])+ SUMPRODUCT([Thong_Tin_Ngay_Nghi_201709.$B$3:.$B$64]=[.$B9];[Thong_Tin_Ngay_Nghi_201709.$C$3:.$C$64])+ SUMPRODUCT([Thong_Tin_Ngay_Nghi_201710.$B$3:.$B$64]=[.$B9];[Thong_Tin_Ngay_Nghi_201710.$C$3:.$C$64])+ SUMPRODUCT([Thong_Tin_Ngay_Nghi_201711.$B$3:.$B$67]=[.$B9];[Thong_Tin_Ngay_Nghi_201711.$C$3:.$C$67])" office:value-type="float" office:value="6">
            <text:p>6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-1">
            <text:p>-1</text:p>
          </table:table-cell>
          <table:table-cell table:number-columns-repeated="2" table:style-name="ce49"/>
          <table:table-cell table:style-name="ce49" table:formula="of:=[.I9]+[.K9] +[.J9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12-04T10:56:46.17">
            <text:p>12/04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1">
            <text:p>11</text:p>
          </table:table-cell>
          <table:table-cell table:style-name="ce57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62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6]=[.$B10];[Thong_Tin_Ngay_Nghi_201708.$C$3:.$C$66])+ SUMPRODUCT([Thong_Tin_Ngay_Nghi_201709.$B$3:.$B$64]=[.$B10];[Thong_Tin_Ngay_Nghi_201709.$C$3:.$C$64])+ SUMPRODUCT([Thong_Tin_Ngay_Nghi_201710.$B$3:.$B$64]=[.$B10];[Thong_Tin_Ngay_Nghi_201710.$C$3:.$C$64])+ SUMPRODUCT([Thong_Tin_Ngay_Nghi_201711.$B$3:.$B$67]=[.$B10];[Thong_Tin_Ngay_Nghi_201711.$C$3:.$C$67])" office:value-type="float" office:value="13.5">
            <text:p>13.5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1.5">
            <text:p>1.5</text:p>
          </table:table-cell>
          <table:table-cell table:number-columns-repeated="2" table:style-name="ce49"/>
          <table:table-cell table:style-name="ce49" table:formula="of:=[.I10]+[.K10] +[.J10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Cuong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01">
            <text:p>07/01/17</text:p>
          </table:table-cell>
          <table:table-cell table:style-name="ce51" table:formula="of:=IF(YEAR(NOW())&gt;YEAR([.D11]);DATE(YEAR([.D11]);12;31);NOW())" office:value-type="date" office:date-value="2017-12-04T10:56:46.18">
            <text:p>12/04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5">
            <text:p>5</text:p>
          </table:table-cell>
          <table:table-cell table:style-name="ce57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62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6]=[.$B11];[Thong_Tin_Ngay_Nghi_201708.$C$3:.$C$66])+ SUMPRODUCT([Thong_Tin_Ngay_Nghi_201709.$B$3:.$B$64]=[.$B11];[Thong_Tin_Ngay_Nghi_201709.$C$3:.$C$64])+ SUMPRODUCT([Thong_Tin_Ngay_Nghi_201710.$B$3:.$B$64]=[.$B11];[Thong_Tin_Ngay_Nghi_201710.$C$3:.$C$64])+ SUMPRODUCT([Thong_Tin_Ngay_Nghi_201711.$B$3:.$B$67]=[.$B11];[Thong_Tin_Ngay_Nghi_201711.$C$3:.$C$67])" office:value-type="float" office:value="13">
            <text:p>13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8">
            <text:p>-8</text:p>
          </table:table-cell>
          <table:table-cell table:number-columns-repeated="2" table:style-name="ce49"/>
          <table:table-cell table:style-name="ce49" table:formula="of:=[.I11]+[.K11] +[.J11]" office:value-type="float" office:value="-8">
            <text:p>-8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5" office:value-type="string">
            <text:p>DoanLC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11-16">
            <text:p>11/16/17</text:p>
          </table:table-cell>
          <table:table-cell table:style-name="ce51" table:formula="of:=IF(YEAR(NOW())&gt;YEAR([.D12]);DATE(YEAR([.D12]);12;31);NOW())" office:value-type="date" office:date-value="2017-12-04T10:56:46.18">
            <text:p>12/04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">
            <text:p>1</text:p>
          </table:table-cell>
          <table:table-cell table:style-name="ce57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0">
            <text:p>0</text:p>
          </table:table-cell>
          <table:table-cell table:style-name="ce62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6]=[.$B12];[Thong_Tin_Ngay_Nghi_201708.$C$3:.$C$66])+ SUMPRODUCT([Thong_Tin_Ngay_Nghi_201709.$B$3:.$B$64]=[.$B12];[Thong_Tin_Ngay_Nghi_201709.$C$3:.$C$64])+ SUMPRODUCT([Thong_Tin_Ngay_Nghi_201710.$B$3:.$B$64]=[.$B12];[Thong_Tin_Ngay_Nghi_201710.$C$3:.$C$64])+ SUMPRODUCT([Thong_Tin_Ngay_Nghi_201711.$B$3:.$B$67]=[.$B12];[Thong_Tin_Ngay_Nghi_201711.$C$3:.$C$67])" office:value-type="float" office:value="0">
            <text:p>0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1">
            <text:p>1</text:p>
          </table:table-cell>
          <table:table-cell table:number-columns-repeated="2" table:style-name="ce49"/>
          <table:table-cell table:style-name="ce49" table:formula="of:=[.I12]+[.K12] +[.J12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12-04T10:56:46.18">
            <text:p>12/04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1">
            <text:p>11</text:p>
          </table:table-cell>
          <table:table-cell table:style-name="ce57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5">
            <text:p>5</text:p>
          </table:table-cell>
          <table:table-cell table:style-name="ce62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6]=[.$B13];[Thong_Tin_Ngay_Nghi_201708.$C$3:.$C$66])+ SUMPRODUCT([Thong_Tin_Ngay_Nghi_201709.$B$3:.$B$64]=[.$B13];[Thong_Tin_Ngay_Nghi_201709.$C$3:.$C$64])+ SUMPRODUCT([Thong_Tin_Ngay_Nghi_201710.$B$3:.$B$64]=[.$B13];[Thong_Tin_Ngay_Nghi_201710.$C$3:.$C$64])+ SUMPRODUCT([Thong_Tin_Ngay_Nghi_201711.$B$3:.$B$67]=[.$B13];[Thong_Tin_Ngay_Nghi_201711.$C$3:.$C$67])" office:value-type="float" office:value="7">
            <text:p>7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4">
            <text:p>4</text:p>
          </table:table-cell>
          <table:table-cell table:number-columns-repeated="2" table:style-name="ce49"/>
          <table:table-cell table:style-name="ce49" table:formula="of:=[.I13]+[.K13] +[.J13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2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4]);DATE(YEAR([.D14]);12;31);NOW())" office:value-type="date" office:date-value="2017-12-04T10:56:46.18">
            <text:p>12/04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1">
            <text:p>11</text:p>
          </table:table-cell>
          <table:table-cell table:style-name="ce57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11.5">
            <text:p>11.5</text:p>
          </table:table-cell>
          <table:table-cell table:style-name="ce62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6]=[.$B14];[Thong_Tin_Ngay_Nghi_201708.$C$3:.$C$66])+ SUMPRODUCT([Thong_Tin_Ngay_Nghi_201709.$B$3:.$B$64]=[.$B14];[Thong_Tin_Ngay_Nghi_201709.$C$3:.$C$64])+ SUMPRODUCT([Thong_Tin_Ngay_Nghi_201710.$B$3:.$B$64]=[.$B14];[Thong_Tin_Ngay_Nghi_201710.$C$3:.$C$64])+ SUMPRODUCT([Thong_Tin_Ngay_Nghi_201711.$B$3:.$B$67]=[.$B14];[Thong_Tin_Ngay_Nghi_201711.$C$3:.$C$67])" office:value-type="float" office:value="24">
            <text:p>24</text:p>
          </table:table-cell>
          <table:table-cell table:style-name="ce49" table:formula="of:=IF(DATE(YEAR([.E14]);MONTH([.E14]);DAY([.E14]))&lt;=DATE(YEAR([.E14]);3;31); [.C14]-[.G14] + [.F14]; IF([.G14]-[.C14]&lt;0;[.G14] + [.F14] -[.H14];[.F14]+[.C14]-[.H14]))" office:value-type="float" office:value="-8">
            <text:p>-8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4]+[.K14] +[.J14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9">
            <text:p>9</text:p>
          </table:table-cell>
          <table:table-cell table:style-name="ce46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5]);DATE(YEAR([.D15]);12;31);NOW())" office:value-type="date" office:date-value="2017-12-04T10:56:46.18">
            <text:p>12/04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1">
            <text:p>11</text:p>
          </table:table-cell>
          <table:table-cell table:style-name="ce57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6]=[.$B15];[Thong_Tin_Ngay_Nghi_201708.$C$3:.$C$66])+ SUMPRODUCT([Thong_Tin_Ngay_Nghi_201709.$B$3:.$B$64]=[.$B15];[Thong_Tin_Ngay_Nghi_201709.$C$3:.$C$64])+ SUMPRODUCT([Thong_Tin_Ngay_Nghi_201710.$B$3:.$B$64]=[.$B15];[Thong_Tin_Ngay_Nghi_201710.$C$3:.$C$64])+ SUMPRODUCT([Thong_Tin_Ngay_Nghi_201711.$B$3:.$B$67]=[.$B15];[Thong_Tin_Ngay_Nghi_201711.$C$3:.$C$67])" office:value-type="float" office:value="14">
            <text:p>14</text:p>
          </table:table-cell>
          <table:table-cell table:style-name="ce50" table:formula="of:=IF(DATE(YEAR([.E15]);MONTH([.E15]);DAY([.E15]))&lt;=DATE(YEAR([.E15]);3;31); [.C15]-[.G15] + [.F15]; IF([.G15]-[.C15]&lt;0;[.G15] + [.F15] -[.H15];[.F15]+[.C15]-[.H15]))" office:value-type="float" office:value="-3">
            <text:p>-3</text:p>
          </table:table-cell>
          <table:table-cell table:number-columns-repeated="2" table:style-name="ce50"/>
          <table:table-cell table:style-name="ce50" table:formula="of:=[.I15]+[.K15] +[.J15]" office:value-type="float" office:value="-3">
            <text:p>-3</text:p>
          </table:table-cell>
          <table:table-cell table:style-name="ce64"/>
          <table:table-cell table:style-name="ce66" table:number-columns-repeated="1011"/>
        </table:table-row>
        <table:table-row table:style-name="ro11">
          <table:table-cell table:style-name="ce42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6]);DATE(YEAR([.D16]);12;31);NOW())" office:value-type="date" office:date-value="2017-12-04T10:56:46.18">
            <text:p>12/04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1">
            <text:p>11</text:p>
          </table:table-cell>
          <table:table-cell table:style-name="ce57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5.5">
            <text:p>5.5</text:p>
          </table:table-cell>
          <table:table-cell table:style-name="ce62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6]=[.$B16];[Thong_Tin_Ngay_Nghi_201708.$C$3:.$C$66])+ SUMPRODUCT([Thong_Tin_Ngay_Nghi_201709.$B$3:.$B$64]=[.$B16];[Thong_Tin_Ngay_Nghi_201709.$C$3:.$C$64])+ SUMPRODUCT([Thong_Tin_Ngay_Nghi_201710.$B$3:.$B$64]=[.$B16];[Thong_Tin_Ngay_Nghi_201710.$C$3:.$C$64])+ SUMPRODUCT([Thong_Tin_Ngay_Nghi_201711.$B$3:.$B$67]=[.$B16];[Thong_Tin_Ngay_Nghi_201711.$C$3:.$C$67])" office:value-type="float" office:value="11">
            <text:p>11</text:p>
          </table:table-cell>
          <table:table-cell table:style-name="ce49" table:formula="of:=IF(DATE(YEAR([.E16]);MONTH([.E16]);DAY([.E16]))&lt;=DATE(YEAR([.E16]);3;31); [.C16]-[.G16] + [.F16]; IF([.G16]-[.C16]&lt;0;[.G16] + [.F16] -[.H16];[.F16]+[.C16]-[.H16]))" office:value-type="float" office:value="1">
            <text:p>1</text:p>
          </table:table-cell>
          <table:table-cell table:number-columns-repeated="2" table:style-name="ce49"/>
          <table:table-cell table:style-name="ce49" table:formula="of:=[.I16]+[.K16] +[.J16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2" office:value-type="float" office:value="11">
            <text:p>11</text:p>
          </table:table-cell>
          <table:table-cell table:style-name="ce46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7]);DATE(YEAR([.D17]);12;31);NOW())" office:value-type="date" office:date-value="2017-12-04T10:56:46.18">
            <text:p>12/04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1">
            <text:p>11</text:p>
          </table:table-cell>
          <table:table-cell table:style-name="ce57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6]=[.$B17];[Thong_Tin_Ngay_Nghi_201708.$C$3:.$C$66])+ SUMPRODUCT([Thong_Tin_Ngay_Nghi_201709.$B$3:.$B$64]=[.$B17];[Thong_Tin_Ngay_Nghi_201709.$C$3:.$C$64])+ SUMPRODUCT([Thong_Tin_Ngay_Nghi_201710.$B$3:.$B$64]=[.$B17];[Thong_Tin_Ngay_Nghi_201710.$C$3:.$C$64])+ SUMPRODUCT([Thong_Tin_Ngay_Nghi_201711.$B$3:.$B$67]=[.$B17];[Thong_Tin_Ngay_Nghi_201711.$C$3:.$C$67])" office:value-type="float" office:value="20.5">
            <text:p>20.5</text:p>
          </table:table-cell>
          <table:table-cell table:style-name="ce49" table:formula="of:=IF(DATE(YEAR([.E17]);MONTH([.E17]);DAY([.E17]))&lt;=DATE(YEAR([.E17]);3;31); [.C17]-[.G17] + [.F17]; IF([.G17]-[.C17]&lt;0;[.G17] + [.F17] -[.H17];[.F17]+[.C17]-[.H17]))" office:value-type="float" office:value="-6.5">
            <text:p>-6.5</text:p>
          </table:table-cell>
          <table:table-cell table:style-name="ce50"/>
          <table:table-cell table:style-name="ce50" table:formula="of:=6" office:value-type="float" office:value="6">
            <text:p>6</text:p>
          </table:table-cell>
          <table:table-cell table:style-name="ce49" table:formula="of:=[.I17]+[.K17] +[.J17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7 6 ngày</text:p>
          </table:table-cell>
          <table:table-cell table:style-name="ce66" table:number-columns-repeated="1011"/>
        </table:table-row>
        <table:table-row table:style-name="ro14">
          <table:table-cell table:style-name="ce42" office:value-type="float" office:value="12">
            <text:p>12</text:p>
          </table:table-cell>
          <table:table-cell table:style-name="ce44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12-04T10:56:46.18">
            <text:p>12/04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1">
            <text:p>11</text:p>
          </table:table-cell>
          <table:table-cell table:style-name="ce57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3">
            <text:p>3</text:p>
          </table:table-cell>
          <table:table-cell table:style-name="ce62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6]=[.$B18];[Thong_Tin_Ngay_Nghi_201708.$C$3:.$C$66])+ SUMPRODUCT([Thong_Tin_Ngay_Nghi_201709.$B$3:.$B$64]=[.$B18];[Thong_Tin_Ngay_Nghi_201709.$C$3:.$C$64])+ SUMPRODUCT([Thong_Tin_Ngay_Nghi_201710.$B$3:.$B$64]=[.$B18];[Thong_Tin_Ngay_Nghi_201710.$C$3:.$C$64])+ SUMPRODUCT([Thong_Tin_Ngay_Nghi_201711.$B$3:.$B$67]=[.$B18];[Thong_Tin_Ngay_Nghi_201711.$C$3:.$C$67])" office:value-type="float" office:value="8.5">
            <text:p>8.5</text:p>
          </table:table-cell>
          <table:table-cell table:style-name="ce49" table:formula="of:=IF(DATE(YEAR([.E18]);MONTH([.E18]);DAY([.E18]))&lt;=DATE(YEAR([.E18]);3;31); [.C18]-[.G18] + [.F18]; IF([.G18]-[.C17]&lt;0;[.G18] + [.F18] -[.H18];[.F18]+[.C18]-[.H18]))" office:value-type="float" office:value="2.5">
            <text:p>2.5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8]+[.K18] +[.J18]" office:value-type="float" office:value="5.5">
            <text:p>5.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5">
          <table:table-cell table:style-name="ce4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9]);DATE(YEAR([.D19]);12;31);NOW())" office:value-type="date" office:date-value="2017-12-04T10:57:02.23">
            <text:p>12/04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1">
            <text:p>11</text:p>
          </table:table-cell>
          <table:table-cell table:style-name="ce57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4">
            <text:p>4</text:p>
          </table:table-cell>
          <table:table-cell table:style-name="ce62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6]=[.$B19];[Thong_Tin_Ngay_Nghi_201708.$C$3:.$C$66])+ SUMPRODUCT([Thong_Tin_Ngay_Nghi_201709.$B$3:.$B$64]=[.$B19];[Thong_Tin_Ngay_Nghi_201709.$C$3:.$C$64])+ SUMPRODUCT([Thong_Tin_Ngay_Nghi_201710.$B$3:.$B$64]=[.$B19];[Thong_Tin_Ngay_Nghi_201710.$C$3:.$C$64])+ SUMPRODUCT([Thong_Tin_Ngay_Nghi_201711.$B$3:.$B$67]=[.$B19];[Thong_Tin_Ngay_Nghi_201711.$C$3:.$C$67])" office:value-type="float" office:value="25.5">
            <text:p>25.5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-14.5">
            <text:p>-14.5</text:p>
          </table:table-cell>
          <table:table-cell table:style-name="ce49"/>
          <table:table-cell table:style-name="ce49" table:formula="of:=1.5+3.5+6" office:value-type="float" office:value="11">
            <text:p>11</text:p>
          </table:table-cell>
          <table:table-cell table:style-name="ce49" table:formula="of:=[.I19]+[.K19] +[.J19]" office:value-type="float" office:value="-3.5">
            <text:p>-3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</table:table-cell>
          <table:table-cell table:number-columns-repeated="1011"/>
        </table:table-row>
        <table:table-row table:style-name="ro14">
          <table:table-cell table:style-name="ce4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20">
            <text:p>07/20/17</text:p>
          </table:table-cell>
          <table:table-cell table:style-name="ce51" table:formula="of:=IF(YEAR(NOW())&gt;YEAR([.D20]);DATE(YEAR([.D20]);12;31);NOW())" office:value-type="date" office:date-value="2017-12-04T10:57:02.23">
            <text:p>12/04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4">
            <text:p>4</text:p>
          </table:table-cell>
          <table:table-cell table:style-name="ce57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0">
            <text:p>0</text:p>
          </table:table-cell>
          <table:table-cell table:style-name="ce62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6]=[.$B20];[Thong_Tin_Ngay_Nghi_201708.$C$3:.$C$66])+ SUMPRODUCT([Thong_Tin_Ngay_Nghi_201709.$B$3:.$B$64]=[.$B20];[Thong_Tin_Ngay_Nghi_201709.$C$3:.$C$64])+ SUMPRODUCT([Thong_Tin_Ngay_Nghi_201710.$B$3:.$B$64]=[.$B20];[Thong_Tin_Ngay_Nghi_201710.$C$3:.$C$64])+ SUMPRODUCT([Thong_Tin_Ngay_Nghi_201711.$B$3:.$B$67]=[.$B20];[Thong_Tin_Ngay_Nghi_201711.$C$3:.$C$67])" office:value-type="float" office:value="1">
            <text:p>1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3">
            <text:p>3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0]+[.K20] +[.J20]" office:value-type="float" office:value="3.5">
            <text:p>3.5</text:p>
          </table:table-cell>
          <table:table-cell table:style-name="ce63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12-04T10:57:02.23">
            <text:p>12/04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1">
            <text:p>11</text:p>
          </table:table-cell>
          <table:table-cell table:style-name="ce57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6]=[.$B21];[Thong_Tin_Ngay_Nghi_201708.$C$3:.$C$66])+ SUMPRODUCT([Thong_Tin_Ngay_Nghi_201709.$B$3:.$B$64]=[.$B21];[Thong_Tin_Ngay_Nghi_201709.$C$3:.$C$64])+ SUMPRODUCT([Thong_Tin_Ngay_Nghi_201710.$B$3:.$B$64]=[.$B21];[Thong_Tin_Ngay_Nghi_201710.$C$3:.$C$64])+ SUMPRODUCT([Thong_Tin_Ngay_Nghi_201711.$B$3:.$B$67]=[.$B21];[Thong_Tin_Ngay_Nghi_201711.$C$3:.$C$67])" office:value-type="float" office:value="55">
            <text:p>55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-44">
            <text:p>-44</text:p>
          </table:table-cell>
          <table:table-cell table:number-columns-repeated="2" table:style-name="ce49"/>
          <table:table-cell table:style-name="ce49" table:formula="of:=[.I21]+[.K21] +[.J21]" office:value-type="float" office:value="-44">
            <text:p>-44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2]);DATE(YEAR([.D22]);12;31);NOW())" office:value-type="date" office:date-value="2017-12-04T10:57:02.23">
            <text:p>12/04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1">
            <text:p>11</text:p>
          </table:table-cell>
          <table:table-cell table:style-name="ce57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3">
            <text:p>3</text:p>
          </table:table-cell>
          <table:table-cell table:style-name="ce62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6]=[.$B22];[Thong_Tin_Ngay_Nghi_201708.$C$3:.$C$66])+ SUMPRODUCT([Thong_Tin_Ngay_Nghi_201709.$B$3:.$B$64]=[.$B22];[Thong_Tin_Ngay_Nghi_201709.$C$3:.$C$64])+ SUMPRODUCT([Thong_Tin_Ngay_Nghi_201710.$B$3:.$B$64]=[.$B22];[Thong_Tin_Ngay_Nghi_201710.$C$3:.$C$64])+ SUMPRODUCT([Thong_Tin_Ngay_Nghi_201711.$B$3:.$B$67]=[.$B22];[Thong_Tin_Ngay_Nghi_201711.$C$3:.$C$67])" office:value-type="float" office:value="11.5">
            <text:p>11.5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number-columns-repeated="2" table:style-name="ce49"/>
          <table:table-cell table:style-name="ce49" table:formula="of:=[.I22]+[.K22] +[.J22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4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23]);DATE(YEAR([.D23]);12;31);NOW())" office:value-type="date" office:date-value="2017-12-04T10:57:02.24">
            <text:p>12/04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0">
            <text:p>10</text:p>
          </table:table-cell>
          <table:table-cell table:style-name="ce57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6]=[.$B23];[Thong_Tin_Ngay_Nghi_201708.$C$3:.$C$66])+ SUMPRODUCT([Thong_Tin_Ngay_Nghi_201709.$B$3:.$B$64]=[.$B23];[Thong_Tin_Ngay_Nghi_201709.$C$3:.$C$64])+ SUMPRODUCT([Thong_Tin_Ngay_Nghi_201710.$B$3:.$B$64]=[.$B23];[Thong_Tin_Ngay_Nghi_201710.$C$3:.$C$64])+ SUMPRODUCT([Thong_Tin_Ngay_Nghi_201711.$B$3:.$B$67]=[.$B23];[Thong_Tin_Ngay_Nghi_201711.$C$3:.$C$67])" office:value-type="float" office:value="3">
            <text:p>3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7">
            <text:p>7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3]+[.K23] +[.J23]" office:value-type="float" office:value="7.5">
            <text:p>7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12-04T10:57:02.24">
            <text:p>12/04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1">
            <text:p>11</text:p>
          </table:table-cell>
          <table:table-cell table:style-name="ce57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0">
            <text:p>0</text:p>
          </table:table-cell>
          <table:table-cell table:style-name="ce62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6]=[.$B24];[Thong_Tin_Ngay_Nghi_201708.$C$3:.$C$66])+ SUMPRODUCT([Thong_Tin_Ngay_Nghi_201709.$B$3:.$B$64]=[.$B24];[Thong_Tin_Ngay_Nghi_201709.$C$3:.$C$64])+ SUMPRODUCT([Thong_Tin_Ngay_Nghi_201710.$B$3:.$B$64]=[.$B24];[Thong_Tin_Ngay_Nghi_201710.$C$3:.$C$64])+ SUMPRODUCT([Thong_Tin_Ngay_Nghi_201711.$B$3:.$B$67]=[.$B24];[Thong_Tin_Ngay_Nghi_201711.$C$3:.$C$67])" office:value-type="float" office:value="8">
            <text:p>8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3">
            <text:p>3</text:p>
          </table:table-cell>
          <table:table-cell table:number-columns-repeated="2" table:style-name="ce49"/>
          <table:table-cell table:style-name="ce49" table:formula="of:=[.I24]+[.K24] +[.J24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12-04T10:57:02.24">
            <text:p>12/04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1">
            <text:p>11</text:p>
          </table:table-cell>
          <table:table-cell table:style-name="ce57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3">
            <text:p>3</text:p>
          </table:table-cell>
          <table:table-cell table:style-name="ce62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6]=[.$B25];[Thong_Tin_Ngay_Nghi_201708.$C$3:.$C$66])+ SUMPRODUCT([Thong_Tin_Ngay_Nghi_201709.$B$3:.$B$64]=[.$B25];[Thong_Tin_Ngay_Nghi_201709.$C$3:.$C$64])+ SUMPRODUCT([Thong_Tin_Ngay_Nghi_201710.$B$3:.$B$64]=[.$B25];[Thong_Tin_Ngay_Nghi_201710.$C$3:.$C$64])+ SUMPRODUCT([Thong_Tin_Ngay_Nghi_201711.$B$3:.$B$67]=[.$B25];[Thong_Tin_Ngay_Nghi_201711.$C$3:.$C$67])" office:value-type="float" office:value="9">
            <text:p>9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5">
            <text:p>5</text:p>
          </table:table-cell>
          <table:table-cell table:number-columns-repeated="2" table:style-name="ce49"/>
          <table:table-cell table:style-name="ce49" table:formula="of:=[.I25]+[.K25] +[.J25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12-04T10:57:02.24">
            <text:p>12/04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1">
            <text:p>11</text:p>
          </table:table-cell>
          <table:table-cell table:style-name="ce57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6">
            <text:p>6</text:p>
          </table:table-cell>
          <table:table-cell table:style-name="ce62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6]=[.$B26];[Thong_Tin_Ngay_Nghi_201708.$C$3:.$C$66])+ SUMPRODUCT([Thong_Tin_Ngay_Nghi_201709.$B$3:.$B$64]=[.$B26];[Thong_Tin_Ngay_Nghi_201709.$C$3:.$C$64])+ SUMPRODUCT([Thong_Tin_Ngay_Nghi_201710.$B$3:.$B$64]=[.$B26];[Thong_Tin_Ngay_Nghi_201710.$C$3:.$C$64])+ SUMPRODUCT([Thong_Tin_Ngay_Nghi_201711.$B$3:.$B$67]=[.$B26];[Thong_Tin_Ngay_Nghi_201711.$C$3:.$C$67])" office:value-type="float" office:value="11.5">
            <text:p>11.5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-0.5">
            <text:p>-0.5</text:p>
          </table:table-cell>
          <table:table-cell table:number-columns-repeated="2" table:style-name="ce49"/>
          <table:table-cell table:style-name="ce49" table:formula="of:=[.I26]+[.K26] +[.J26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12-04T10:57:02.24">
            <text:p>12/04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1">
            <text:p>11</text:p>
          </table:table-cell>
          <table:table-cell table:style-name="ce57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6]=[.$B27];[Thong_Tin_Ngay_Nghi_201708.$C$3:.$C$66])+ SUMPRODUCT([Thong_Tin_Ngay_Nghi_201709.$B$3:.$B$64]=[.$B27];[Thong_Tin_Ngay_Nghi_201709.$C$3:.$C$64])+ SUMPRODUCT([Thong_Tin_Ngay_Nghi_201710.$B$3:.$B$64]=[.$B27];[Thong_Tin_Ngay_Nghi_201710.$C$3:.$C$64])+ SUMPRODUCT([Thong_Tin_Ngay_Nghi_201711.$B$3:.$B$67]=[.$B27];[Thong_Tin_Ngay_Nghi_201711.$C$3:.$C$67])" office:value-type="float" office:value="8">
            <text:p>8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3.5">
            <text:p>3.5</text:p>
          </table:table-cell>
          <table:table-cell table:number-columns-repeated="2" table:style-name="ce49"/>
          <table:table-cell table:style-name="ce49" table:formula="of:=[.I27]+[.K27] +[.J27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12-04T10:57:02.24">
            <text:p>12/04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1">
            <text:p>11</text:p>
          </table:table-cell>
          <table:table-cell table:style-name="ce57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2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6]=[.$B28];[Thong_Tin_Ngay_Nghi_201708.$C$3:.$C$66])+ SUMPRODUCT([Thong_Tin_Ngay_Nghi_201709.$B$3:.$B$64]=[.$B28];[Thong_Tin_Ngay_Nghi_201709.$C$3:.$C$64])+ SUMPRODUCT([Thong_Tin_Ngay_Nghi_201710.$B$3:.$B$64]=[.$B28];[Thong_Tin_Ngay_Nghi_201710.$C$3:.$C$64])+ SUMPRODUCT([Thong_Tin_Ngay_Nghi_201711.$B$3:.$B$67]=[.$B28];[Thong_Tin_Ngay_Nghi_201711.$C$3:.$C$67])" office:value-type="float" office:value="12.5">
            <text:p>12.5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-0.5">
            <text:p>-0.5</text:p>
          </table:table-cell>
          <table:table-cell table:number-columns-repeated="2" table:style-name="ce49"/>
          <table:table-cell table:style-name="ce49" table:formula="of:=[.I28]+[.K28] +[.J28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12-04T10:57:02.24">
            <text:p>12/04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1">
            <text:p>11</text:p>
          </table:table-cell>
          <table:table-cell table:style-name="ce57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5">
            <text:p>5</text:p>
          </table:table-cell>
          <table:table-cell table:style-name="ce62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6]=[.$B29];[Thong_Tin_Ngay_Nghi_201708.$C$3:.$C$66])+ SUMPRODUCT([Thong_Tin_Ngay_Nghi_201709.$B$3:.$B$64]=[.$B29];[Thong_Tin_Ngay_Nghi_201709.$C$3:.$C$64])+ SUMPRODUCT([Thong_Tin_Ngay_Nghi_201710.$B$3:.$B$64]=[.$B29];[Thong_Tin_Ngay_Nghi_201710.$C$3:.$C$64])+ SUMPRODUCT([Thong_Tin_Ngay_Nghi_201711.$B$3:.$B$67]=[.$B29];[Thong_Tin_Ngay_Nghi_201711.$C$3:.$C$67])" office:value-type="float" office:value="7.5">
            <text:p>7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5.5">
            <text:p>5.5</text:p>
          </table:table-cell>
          <table:table-cell table:number-columns-repeated="2" table:style-name="ce49"/>
          <table:table-cell table:style-name="ce49" table:formula="of:=[.I29]+[.K29] +[.J29]" office:value-type="float" office:value="5.5">
            <text:p>5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12-04T10:57:02.24">
            <text:p>12/04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1">
            <text:p>11</text:p>
          </table:table-cell>
          <table:table-cell table:style-name="ce57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0">
            <text:p>0</text:p>
          </table:table-cell>
          <table:table-cell table:style-name="ce62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6]=[.$B30];[Thong_Tin_Ngay_Nghi_201708.$C$3:.$C$66])+ SUMPRODUCT([Thong_Tin_Ngay_Nghi_201709.$B$3:.$B$64]=[.$B30];[Thong_Tin_Ngay_Nghi_201709.$C$3:.$C$64])+ SUMPRODUCT([Thong_Tin_Ngay_Nghi_201710.$B$3:.$B$64]=[.$B30];[Thong_Tin_Ngay_Nghi_201710.$C$3:.$C$64])+ SUMPRODUCT([Thong_Tin_Ngay_Nghi_201711.$B$3:.$B$67]=[.$B30];[Thong_Tin_Ngay_Nghi_201711.$C$3:.$C$67])" office:value-type="float" office:value="0.5">
            <text:p>0.5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10.5">
            <text:p>10.5</text:p>
          </table:table-cell>
          <table:table-cell table:number-columns-repeated="2" table:style-name="ce49"/>
          <table:table-cell table:style-name="ce49" table:formula="of:=[.I30]+[.K30] +[.J30]" office:value-type="float" office:value="10.5">
            <text:p>10.5</text:p>
          </table:table-cell>
          <table:table-cell table:style-name="ce63"/>
          <table:table-cell table:number-columns-repeated="1011"/>
        </table:table-row>
        <table:table-row table:style-name="ro16">
          <table:table-cell table:style-name="ce42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12-04T10:57:02.24">
            <text:p>12/04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1">
            <text:p>11</text:p>
          </table:table-cell>
          <table:table-cell table:style-name="ce57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5">
            <text:p>5</text:p>
          </table:table-cell>
          <table:table-cell table:style-name="ce62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6]=[.$B31];[Thong_Tin_Ngay_Nghi_201708.$C$3:.$C$66])+ SUMPRODUCT([Thong_Tin_Ngay_Nghi_201709.$B$3:.$B$64]=[.$B31];[Thong_Tin_Ngay_Nghi_201709.$C$3:.$C$64])+ SUMPRODUCT([Thong_Tin_Ngay_Nghi_201710.$B$3:.$B$64]=[.$B31];[Thong_Tin_Ngay_Nghi_201710.$C$3:.$C$64])+ SUMPRODUCT([Thong_Tin_Ngay_Nghi_201711.$B$3:.$B$67]=[.$B31];[Thong_Tin_Ngay_Nghi_201711.$C$3:.$C$67])" office:value-type="float" office:value="24">
            <text:p>24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-8.5">
            <text:p>-8.5</text:p>
          </table:table-cell>
          <table:table-cell table:style-name="ce49"/>
          <table:table-cell table:style-name="ce49" table:formula="of:=5+5.5" office:value-type="float" office:value="10.5">
            <text:p>10.5</text:p>
          </table:table-cell>
          <table:table-cell table:style-name="ce49" table:formula="of:=[.I31]+[.K31] +[.J31]" office:value-type="float" office:value="2">
            <text:p>2</text:p>
          </table:table-cell>
          <table:table-cell table:style-name="ce63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12-04T10:57:02.24">
            <text:p>12/04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1">
            <text:p>11</text:p>
          </table:table-cell>
          <table:table-cell table:style-name="ce57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6]=[.$B32];[Thong_Tin_Ngay_Nghi_201708.$C$3:.$C$66])+ SUMPRODUCT([Thong_Tin_Ngay_Nghi_201709.$B$3:.$B$64]=[.$B32];[Thong_Tin_Ngay_Nghi_201709.$C$3:.$C$64])+ SUMPRODUCT([Thong_Tin_Ngay_Nghi_201710.$B$3:.$B$64]=[.$B32];[Thong_Tin_Ngay_Nghi_201710.$C$3:.$C$64])+ SUMPRODUCT([Thong_Tin_Ngay_Nghi_201711.$B$3:.$B$67]=[.$B32];[Thong_Tin_Ngay_Nghi_201711.$C$3:.$C$67])" office:value-type="float" office:value="16.5">
            <text:p>16.5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-4">
            <text:p>-4</text:p>
          </table:table-cell>
          <table:table-cell table:number-columns-repeated="2" table:style-name="ce49"/>
          <table:table-cell table:style-name="ce49" table:formula="of:=[.I32]+[.K32] +[.J32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12-04T10:57:02.25">
            <text:p>12/04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1">
            <text:p>11</text:p>
          </table:table-cell>
          <table:table-cell table:style-name="ce57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2">
            <text:p>2</text:p>
          </table:table-cell>
          <table:table-cell table:style-name="ce62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6]=[.$B33];[Thong_Tin_Ngay_Nghi_201708.$C$3:.$C$66])+ SUMPRODUCT([Thong_Tin_Ngay_Nghi_201709.$B$3:.$B$64]=[.$B33];[Thong_Tin_Ngay_Nghi_201709.$C$3:.$C$64])+ SUMPRODUCT([Thong_Tin_Ngay_Nghi_201710.$B$3:.$B$64]=[.$B33];[Thong_Tin_Ngay_Nghi_201710.$C$3:.$C$64])+ SUMPRODUCT([Thong_Tin_Ngay_Nghi_201711.$B$3:.$B$67]=[.$B33];[Thong_Tin_Ngay_Nghi_201711.$C$3:.$C$67])" office:value-type="float" office:value="12">
            <text:p>12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1">
            <text:p>1</text:p>
          </table:table-cell>
          <table:table-cell table:number-columns-repeated="2" table:style-name="ce49"/>
          <table:table-cell table:style-name="ce49" table:formula="of:=[.I33]+[.K33] +[.J33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4">
          <table:table-cell table:style-name="ce4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12-04T10:57:02.25">
            <text:p>12/04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1">
            <text:p>11</text:p>
          </table:table-cell>
          <table:table-cell table:style-name="ce57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6">
            <text:p>6</text:p>
          </table:table-cell>
          <table:table-cell table:style-name="ce62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6]=[.$B34];[Thong_Tin_Ngay_Nghi_201708.$C$3:.$C$66])+ SUMPRODUCT([Thong_Tin_Ngay_Nghi_201709.$B$3:.$B$64]=[.$B34];[Thong_Tin_Ngay_Nghi_201709.$C$3:.$C$64])+ SUMPRODUCT([Thong_Tin_Ngay_Nghi_201710.$B$3:.$B$64]=[.$B34];[Thong_Tin_Ngay_Nghi_201710.$C$3:.$C$64])+ SUMPRODUCT([Thong_Tin_Ngay_Nghi_201711.$B$3:.$B$67]=[.$B34];[Thong_Tin_Ngay_Nghi_201711.$C$3:.$C$67])" office:value-type="float" office:value="14">
            <text:p>14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-1">
            <text:p>-1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4]+[.K34] +[.J34]" office:value-type="float" office:value="2">
            <text:p>2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4">
          <table:table-cell table:style-name="ce42" office:value-type="float" office:value="29">
            <text:p>29</text:p>
          </table:table-cell>
          <table:table-cell table:style-name="ce44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12-04T10:57:02.25">
            <text:p>12/04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1">
            <text:p>11</text:p>
          </table:table-cell>
          <table:table-cell table:style-name="ce57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5">
            <text:p>5</text:p>
          </table:table-cell>
          <table:table-cell table:style-name="ce62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6]=[.$B35];[Thong_Tin_Ngay_Nghi_201708.$C$3:.$C$66])+ SUMPRODUCT([Thong_Tin_Ngay_Nghi_201709.$B$3:.$B$64]=[.$B35];[Thong_Tin_Ngay_Nghi_201709.$C$3:.$C$64])+ SUMPRODUCT([Thong_Tin_Ngay_Nghi_201710.$B$3:.$B$64]=[.$B35];[Thong_Tin_Ngay_Nghi_201710.$C$3:.$C$64])+ SUMPRODUCT([Thong_Tin_Ngay_Nghi_201711.$B$3:.$B$67]=[.$B35];[Thong_Tin_Ngay_Nghi_201711.$C$3:.$C$67])" office:value-type="float" office:value="15.5">
            <text:p>15.5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-1.5">
            <text:p>-1.5</text:p>
          </table:table-cell>
          <table:table-cell table:style-name="ce49"/>
          <table:table-cell table:style-name="ce49" office:value-type="float" office:value="5">
            <text:p>5</text:p>
          </table:table-cell>
          <table:table-cell table:style-name="ce49" table:formula="of:=[.I35]+[.K35] +[.J35]" office:value-type="float" office:value="3.5">
            <text:p>3.5</text:p>
          </table:table-cell>
          <table:table-cell table:style-name="ce63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12-04T10:57:02.25">
            <text:p>12/04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1">
            <text:p>11</text:p>
          </table:table-cell>
          <table:table-cell table:style-name="ce57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3">
            <text:p>3</text:p>
          </table:table-cell>
          <table:table-cell table:style-name="ce62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6]=[.$B36];[Thong_Tin_Ngay_Nghi_201708.$C$3:.$C$66])+ SUMPRODUCT([Thong_Tin_Ngay_Nghi_201709.$B$3:.$B$64]=[.$B36];[Thong_Tin_Ngay_Nghi_201709.$C$3:.$C$64])+ SUMPRODUCT([Thong_Tin_Ngay_Nghi_201710.$B$3:.$B$64]=[.$B36];[Thong_Tin_Ngay_Nghi_201710.$C$3:.$C$64])+ SUMPRODUCT([Thong_Tin_Ngay_Nghi_201711.$B$3:.$B$67]=[.$B36];[Thong_Tin_Ngay_Nghi_201711.$C$3:.$C$67])" office:value-type="float" office:value="12.5">
            <text:p>12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0">
            <text:p>0</text:p>
          </table:table-cell>
          <table:table-cell table:number-columns-repeated="2" table:style-name="ce49"/>
          <table:table-cell table:style-name="ce49" table:formula="of:=[.I36]+[.K36] +[.J36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12-04T10:57:02.25">
            <text:p>12/04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1">
            <text:p>11</text:p>
          </table:table-cell>
          <table:table-cell table:style-name="ce57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6]=[.$B37];[Thong_Tin_Ngay_Nghi_201708.$C$3:.$C$66])+ SUMPRODUCT([Thong_Tin_Ngay_Nghi_201709.$B$3:.$B$64]=[.$B37];[Thong_Tin_Ngay_Nghi_201709.$C$3:.$C$64])+ SUMPRODUCT([Thong_Tin_Ngay_Nghi_201710.$B$3:.$B$64]=[.$B37];[Thong_Tin_Ngay_Nghi_201710.$C$3:.$C$64])+ SUMPRODUCT([Thong_Tin_Ngay_Nghi_201711.$B$3:.$B$67]=[.$B37];[Thong_Tin_Ngay_Nghi_201711.$C$3:.$C$67])" office:value-type="float" office:value="10.5">
            <text:p>10.5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3.5">
            <text:p>3.5</text:p>
          </table:table-cell>
          <table:table-cell table:number-columns-repeated="2" table:style-name="ce49"/>
          <table:table-cell table:style-name="ce49" table:formula="of:=[.I37]+[.K37] +[.J37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12-04T10:57:02.25">
            <text:p>12/04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1">
            <text:p>11</text:p>
          </table:table-cell>
          <table:table-cell table:style-name="ce57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5">
            <text:p>5</text:p>
          </table:table-cell>
          <table:table-cell table:style-name="ce62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6]=[.$B38];[Thong_Tin_Ngay_Nghi_201708.$C$3:.$C$66])+ SUMPRODUCT([Thong_Tin_Ngay_Nghi_201709.$B$3:.$B$64]=[.$B38];[Thong_Tin_Ngay_Nghi_201709.$C$3:.$C$64])+ SUMPRODUCT([Thong_Tin_Ngay_Nghi_201710.$B$3:.$B$64]=[.$B38];[Thong_Tin_Ngay_Nghi_201710.$C$3:.$C$64])+ SUMPRODUCT([Thong_Tin_Ngay_Nghi_201711.$B$3:.$B$67]=[.$B38];[Thong_Tin_Ngay_Nghi_201711.$C$3:.$C$67])" office:value-type="float" office:value="11.5">
            <text:p>11.5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4.5">
            <text:p>4.5</text:p>
          </table:table-cell>
          <table:table-cell table:number-columns-repeated="2" table:style-name="ce49"/>
          <table:table-cell table:style-name="ce49" table:formula="of:=[.I38]+[.K38] +[.J38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12-04T10:57:02.25">
            <text:p>12/04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1">
            <text:p>11</text:p>
          </table:table-cell>
          <table:table-cell table:style-name="ce57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1">
            <text:p>1</text:p>
          </table:table-cell>
          <table:table-cell table:style-name="ce62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6]=[.$B39];[Thong_Tin_Ngay_Nghi_201708.$C$3:.$C$66])+ SUMPRODUCT([Thong_Tin_Ngay_Nghi_201709.$B$3:.$B$64]=[.$B39];[Thong_Tin_Ngay_Nghi_201709.$C$3:.$C$64])+ SUMPRODUCT([Thong_Tin_Ngay_Nghi_201710.$B$3:.$B$64]=[.$B39];[Thong_Tin_Ngay_Nghi_201710.$C$3:.$C$64])+ SUMPRODUCT([Thong_Tin_Ngay_Nghi_201711.$B$3:.$B$67]=[.$B39];[Thong_Tin_Ngay_Nghi_201711.$C$3:.$C$67])" office:value-type="float" office:value="3.5">
            <text:p>3.5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8.5">
            <text:p>8.5</text:p>
          </table:table-cell>
          <table:table-cell table:number-columns-repeated="2" table:style-name="ce49"/>
          <table:table-cell table:style-name="ce49" table:formula="of:=[.I39]+[.K39] +[.J39]" office:value-type="float" office:value="8.5">
            <text:p>8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12-04T10:57:02.25">
            <text:p>12/04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1">
            <text:p>11</text:p>
          </table:table-cell>
          <table:table-cell table:style-name="ce57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6]=[.$B40];[Thong_Tin_Ngay_Nghi_201708.$C$3:.$C$66])+ SUMPRODUCT([Thong_Tin_Ngay_Nghi_201709.$B$3:.$B$64]=[.$B40];[Thong_Tin_Ngay_Nghi_201709.$C$3:.$C$64])+ SUMPRODUCT([Thong_Tin_Ngay_Nghi_201710.$B$3:.$B$64]=[.$B40];[Thong_Tin_Ngay_Nghi_201710.$C$3:.$C$64])+ SUMPRODUCT([Thong_Tin_Ngay_Nghi_201711.$B$3:.$B$67]=[.$B40];[Thong_Tin_Ngay_Nghi_201711.$C$3:.$C$67])" office:value-type="float" office:value="7.5">
            <text:p>7.5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8">
            <text:p>8</text:p>
          </table:table-cell>
          <table:table-cell table:number-columns-repeated="2" table:style-name="ce49"/>
          <table:table-cell table:style-name="ce49" table:formula="of:=[.I40]+[.K40] +[.J40]" office:value-type="float" office:value="8">
            <text:p>8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12-04T10:57:02.25">
            <text:p>12/04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1">
            <text:p>11</text:p>
          </table:table-cell>
          <table:table-cell table:style-name="ce57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1.5">
            <text:p>1.5</text:p>
          </table:table-cell>
          <table:table-cell table:style-name="ce62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6]=[.$B41];[Thong_Tin_Ngay_Nghi_201708.$C$3:.$C$66])+ SUMPRODUCT([Thong_Tin_Ngay_Nghi_201709.$B$3:.$B$64]=[.$B41];[Thong_Tin_Ngay_Nghi_201709.$C$3:.$C$64])+ SUMPRODUCT([Thong_Tin_Ngay_Nghi_201710.$B$3:.$B$64]=[.$B41];[Thong_Tin_Ngay_Nghi_201710.$C$3:.$C$64])+ SUMPRODUCT([Thong_Tin_Ngay_Nghi_201711.$B$3:.$B$67]=[.$B41];[Thong_Tin_Ngay_Nghi_201711.$C$3:.$C$67])" office:value-type="float" office:value="13">
            <text:p>13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-0.5">
            <text:p>-0.5</text:p>
          </table:table-cell>
          <table:table-cell table:number-columns-repeated="2" table:style-name="ce49"/>
          <table:table-cell table:style-name="ce49" table:formula="of:=[.I41]+[.K41] +[.J41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12-04T10:57:02.25">
            <text:p>12/04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1">
            <text:p>11</text:p>
          </table:table-cell>
          <table:table-cell table:style-name="ce57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2">
            <text:p>2</text:p>
          </table:table-cell>
          <table:table-cell table:style-name="ce62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6]=[.$B42];[Thong_Tin_Ngay_Nghi_201708.$C$3:.$C$66])+ SUMPRODUCT([Thong_Tin_Ngay_Nghi_201709.$B$3:.$B$64]=[.$B42];[Thong_Tin_Ngay_Nghi_201709.$C$3:.$C$64])+ SUMPRODUCT([Thong_Tin_Ngay_Nghi_201710.$B$3:.$B$64]=[.$B42];[Thong_Tin_Ngay_Nghi_201710.$C$3:.$C$64])+ SUMPRODUCT([Thong_Tin_Ngay_Nghi_201711.$B$3:.$B$67]=[.$B42];[Thong_Tin_Ngay_Nghi_201711.$C$3:.$C$67])" office:value-type="float" office:value="6">
            <text:p>6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5.5">
            <text:p>5.5</text:p>
          </table:table-cell>
          <table:table-cell table:number-columns-repeated="2" table:style-name="ce49"/>
          <table:table-cell table:style-name="ce49" table:formula="of:=[.I42]+[.K42] +[.J42]" office:value-type="float" office:value="5.5">
            <text:p>5.5</text:p>
          </table:table-cell>
          <table:table-cell table:style-name="ce63"/>
          <table:table-cell table:number-columns-repeated="1011"/>
        </table:table-row>
        <table:table-row table:style-name="ro17">
          <table:table-cell table:style-name="ce42" office:value-type="float" office:value="37">
            <text:p>37</text:p>
          </table:table-cell>
          <table:table-cell table:style-name="ce44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3]);DATE(YEAR([.D43]);12;31);NOW())" office:value-type="date" office:date-value="2017-12-04T10:57:02.25">
            <text:p>12/04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1">
            <text:p>11</text:p>
          </table:table-cell>
          <table:table-cell table:style-name="ce57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18.5">
            <text:p>18.5</text:p>
          </table:table-cell>
          <table:table-cell table:style-name="ce62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6]=[.$B43];[Thong_Tin_Ngay_Nghi_201708.$C$3:.$C$66])+ SUMPRODUCT([Thong_Tin_Ngay_Nghi_201709.$B$3:.$B$64]=[.$B43];[Thong_Tin_Ngay_Nghi_201709.$C$3:.$C$64])+ SUMPRODUCT([Thong_Tin_Ngay_Nghi_201710.$B$3:.$B$64]=[.$B43];[Thong_Tin_Ngay_Nghi_201710.$C$3:.$C$64])+ SUMPRODUCT([Thong_Tin_Ngay_Nghi_201711.$B$3:.$B$67]=[.$B43];[Thong_Tin_Ngay_Nghi_201711.$C$3:.$C$67])" office:value-type="float" office:value="38">
            <text:p>38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-23.5">
            <text:p>-23.5</text:p>
          </table:table-cell>
          <table:table-cell table:style-name="ce49"/>
          <table:table-cell table:style-name="ce49" table:formula="of:=1.5+6+4.5+6.5+8.5" office:value-type="float" office:value="27">
            <text:p>27</text:p>
          </table:table-cell>
          <table:table-cell table:style-name="ce49" table:formula="of:=[.I43]+[.K43] +[.J43]" office:value-type="float" office:value="3.5">
            <text:p>3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2">
          <table:table-cell table:style-name="ce42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2">
            <text:p>06/22/17</text:p>
          </table:table-cell>
          <table:table-cell table:style-name="ce51" table:formula="of:=IF(YEAR(NOW())&gt;YEAR([.D44]);DATE(YEAR([.D44]);12;31);NOW())" office:value-type="date" office:date-value="2017-12-04T10:57:02.25">
            <text:p>12/04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5">
            <text:p>5</text:p>
          </table:table-cell>
          <table:table-cell table:style-name="ce57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0">
            <text:p>0</text:p>
          </table:table-cell>
          <table:table-cell table:style-name="ce62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6]=[.$B44];[Thong_Tin_Ngay_Nghi_201708.$C$3:.$C$66])+ SUMPRODUCT([Thong_Tin_Ngay_Nghi_201709.$B$3:.$B$64]=[.$B44];[Thong_Tin_Ngay_Nghi_201709.$C$3:.$C$64])+ SUMPRODUCT([Thong_Tin_Ngay_Nghi_201710.$B$3:.$B$64]=[.$B44];[Thong_Tin_Ngay_Nghi_201710.$C$3:.$C$64])+ SUMPRODUCT([Thong_Tin_Ngay_Nghi_201711.$B$3:.$B$67]=[.$B44];[Thong_Tin_Ngay_Nghi_201711.$C$3:.$C$67])" office:value-type="float" office:value="9">
            <text:p>9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-4">
            <text:p>-4</text:p>
          </table:table-cell>
          <table:table-cell table:style-name="ce49"/>
          <table:table-cell table:style-name="ce49" table:formula="of:=1+0.5" office:value-type="float" office:value="1.5">
            <text:p>1.5</text:p>
          </table:table-cell>
          <table:table-cell table:style-name="ce49" table:formula="of:=[.I44]+[.K44] +[.J44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1"/>
        </table:table-row>
        <table:table-row table:style-name="ro18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5]);DATE(YEAR([.D45]);12;31);NOW())" office:value-type="date" office:date-value="2017-12-04T10:57:02.26">
            <text:p>12/04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1">
            <text:p>11</text:p>
          </table:table-cell>
          <table:table-cell table:style-name="ce57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5">
            <text:p>5</text:p>
          </table:table-cell>
          <table:table-cell table:style-name="ce62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6]=[.$B45];[Thong_Tin_Ngay_Nghi_201708.$C$3:.$C$66])+ SUMPRODUCT([Thong_Tin_Ngay_Nghi_201709.$B$3:.$B$64]=[.$B45];[Thong_Tin_Ngay_Nghi_201709.$C$3:.$C$64])+ SUMPRODUCT([Thong_Tin_Ngay_Nghi_201710.$B$3:.$B$64]=[.$B45];[Thong_Tin_Ngay_Nghi_201710.$C$3:.$C$64])+ SUMPRODUCT([Thong_Tin_Ngay_Nghi_201711.$B$3:.$B$67]=[.$B45];[Thong_Tin_Ngay_Nghi_201711.$C$3:.$C$67])" office:value-type="float" office:value="18.5">
            <text:p>18.5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-7.5">
            <text:p>-7.5</text:p>
          </table:table-cell>
          <table:table-cell table:style-name="ce49"/>
          <table:table-cell table:style-name="ce49" table:formula="of:=1+1.5+1.5+2+1+1.5" office:value-type="float" office:value="8.5">
            <text:p>8.5</text:p>
          </table:table-cell>
          <table:table-cell table:style-name="ce49" table:formula="of:=[.I45]+[.K45] +[.J45]" office:value-type="float" office:value="1">
            <text:p>1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49"/>
          <table:table-cell table:style-name="ce51" office:value-type="date" office:date-value="2017-11-13">
            <text:p>11/13/17</text:p>
          </table:table-cell>
          <table:table-cell table:style-name="ce51" table:formula="of:=IF(YEAR(NOW())&gt;YEAR([.D46]);DATE(YEAR([.D46]);12;31);NOW())" office:value-type="date" office:date-value="2017-12-04T10:57:02.26">
            <text:p>12/04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">
            <text:p>1</text:p>
          </table:table-cell>
          <table:table-cell table:style-name="ce57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0">
            <text:p>0</text:p>
          </table:table-cell>
          <table:table-cell table:style-name="ce62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6]=[.$B46];[Thong_Tin_Ngay_Nghi_201708.$C$3:.$C$66])+ SUMPRODUCT([Thong_Tin_Ngay_Nghi_201709.$B$3:.$B$64]=[.$B46];[Thong_Tin_Ngay_Nghi_201709.$C$3:.$C$64])+ SUMPRODUCT([Thong_Tin_Ngay_Nghi_201710.$B$3:.$B$64]=[.$B46];[Thong_Tin_Ngay_Nghi_201710.$C$3:.$C$64])+ SUMPRODUCT([Thong_Tin_Ngay_Nghi_201711.$B$3:.$B$67]=[.$B46];[Thong_Tin_Ngay_Nghi_201711.$C$3:.$C$67])" office:value-type="float" office:value="0">
            <text:p>0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1">
            <text:p>1</text:p>
          </table:table-cell>
          <table:table-cell table:number-columns-repeated="2" table:style-name="ce49"/>
          <table:table-cell table:style-name="ce49" table:formula="of:=[.I46]+[.K46] +[.J46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7]);DATE(YEAR([.D47]);12;31);NOW())" office:value-type="date" office:date-value="2017-12-04T10:57:02.26">
            <text:p>12/04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1">
            <text:p>11</text:p>
          </table:table-cell>
          <table:table-cell table:style-name="ce57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6]=[.$B47];[Thong_Tin_Ngay_Nghi_201708.$C$3:.$C$66])+ SUMPRODUCT([Thong_Tin_Ngay_Nghi_201709.$B$3:.$B$64]=[.$B47];[Thong_Tin_Ngay_Nghi_201709.$C$3:.$C$64])+ SUMPRODUCT([Thong_Tin_Ngay_Nghi_201710.$B$3:.$B$64]=[.$B47];[Thong_Tin_Ngay_Nghi_201710.$C$3:.$C$64])+ SUMPRODUCT([Thong_Tin_Ngay_Nghi_201711.$B$3:.$B$67]=[.$B47];[Thong_Tin_Ngay_Nghi_201711.$C$3:.$C$67])" office:value-type="float" office:value="13">
            <text:p>13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2">
            <text:p>2</text:p>
          </table:table-cell>
          <table:table-cell table:number-columns-repeated="2" table:style-name="ce49"/>
          <table:table-cell table:style-name="ce49" table:formula="of:=[.I47]+[.K47] +[.J47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8]);DATE(YEAR([.D48]);12;31);NOW())" office:value-type="date" office:date-value="2017-12-04T10:57:02.26">
            <text:p>12/04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1">
            <text:p>11</text:p>
          </table:table-cell>
          <table:table-cell table:style-name="ce57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8.5">
            <text:p>8.5</text:p>
          </table:table-cell>
          <table:table-cell table:style-name="ce62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6]=[.$B48];[Thong_Tin_Ngay_Nghi_201708.$C$3:.$C$66])+ SUMPRODUCT([Thong_Tin_Ngay_Nghi_201709.$B$3:.$B$64]=[.$B48];[Thong_Tin_Ngay_Nghi_201709.$C$3:.$C$64])+ SUMPRODUCT([Thong_Tin_Ngay_Nghi_201710.$B$3:.$B$64]=[.$B48];[Thong_Tin_Ngay_Nghi_201710.$C$3:.$C$64])+ SUMPRODUCT([Thong_Tin_Ngay_Nghi_201711.$B$3:.$B$67]=[.$B48];[Thong_Tin_Ngay_Nghi_201711.$C$3:.$C$67])" office:value-type="float" office:value="23.5">
            <text:p>23.5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-10.5">
            <text:p>-10.5</text:p>
          </table:table-cell>
          <table:table-cell table:number-columns-repeated="2" table:style-name="ce49"/>
          <table:table-cell table:style-name="ce49" table:formula="of:=[.I48]+[.K48] +[.J48]" office:value-type="float" office:value="-10.5">
            <text:p>-10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9]);DATE(YEAR([.D49]);12;31);NOW())" office:value-type="date" office:date-value="2017-12-04T10:57:02.26">
            <text:p>12/04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9">
            <text:p>9</text:p>
          </table:table-cell>
          <table:table-cell table:style-name="ce57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0">
            <text:p>0</text:p>
          </table:table-cell>
          <table:table-cell table:style-name="ce62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6]=[.$B49];[Thong_Tin_Ngay_Nghi_201708.$C$3:.$C$66])+ SUMPRODUCT([Thong_Tin_Ngay_Nghi_201709.$B$3:.$B$64]=[.$B49];[Thong_Tin_Ngay_Nghi_201709.$C$3:.$C$64])+ SUMPRODUCT([Thong_Tin_Ngay_Nghi_201710.$B$3:.$B$64]=[.$B49];[Thong_Tin_Ngay_Nghi_201710.$C$3:.$C$64])+ SUMPRODUCT([Thong_Tin_Ngay_Nghi_201711.$B$3:.$B$67]=[.$B49];[Thong_Tin_Ngay_Nghi_201711.$C$3:.$C$67])" office:value-type="float" office:value="2">
            <text:p>2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7">
            <text:p>7</text:p>
          </table:table-cell>
          <table:table-cell table:number-columns-repeated="2" table:style-name="ce49"/>
          <table:table-cell table:style-name="ce49" table:formula="of:=[.I49]+[.K49] +[.J49]" office:value-type="float" office:value="7">
            <text:p>7</text:p>
          </table:table-cell>
          <table:table-cell table:style-name="ce63"/>
          <table:table-cell table:number-columns-repeated="1011"/>
        </table:table-row>
        <table:table-row table:style-name="ro14">
          <table:table-cell table:style-name="ce42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0]);DATE(YEAR([.D50]);12;31);NOW())" office:value-type="date" office:date-value="2017-12-04T10:57:02.26">
            <text:p>12/04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11">
            <text:p>11</text:p>
          </table:table-cell>
          <table:table-cell table:style-name="ce57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20.5">
            <text:p>20.5</text:p>
          </table:table-cell>
          <table:table-cell table:style-name="ce62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6]=[.$B50];[Thong_Tin_Ngay_Nghi_201708.$C$3:.$C$66])+ SUMPRODUCT([Thong_Tin_Ngay_Nghi_201709.$B$3:.$B$64]=[.$B50];[Thong_Tin_Ngay_Nghi_201709.$C$3:.$C$64])+ SUMPRODUCT([Thong_Tin_Ngay_Nghi_201710.$B$3:.$B$64]=[.$B50];[Thong_Tin_Ngay_Nghi_201710.$C$3:.$C$64])+ SUMPRODUCT([Thong_Tin_Ngay_Nghi_201711.$B$3:.$B$67]=[.$B50];[Thong_Tin_Ngay_Nghi_201711.$C$3:.$C$67])" office:value-type="float" office:value="29.5">
            <text:p>29.5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-16">
            <text:p>-16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50]+[.K50] +[.J50]" office:value-type="float" office:value="-1">
            <text:p>-1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2">
          <table:table-cell table:style-name="ce42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1]);DATE(YEAR([.D51]);12;31);NOW())" office:value-type="date" office:date-value="2017-12-04T10:57:02.26">
            <text:p>12/04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7">
            <text:p>7</text:p>
          </table:table-cell>
          <table:table-cell table:style-name="ce57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0">
            <text:p>0</text:p>
          </table:table-cell>
          <table:table-cell table:style-name="ce62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6]=[.$B51];[Thong_Tin_Ngay_Nghi_201708.$C$3:.$C$66])+ SUMPRODUCT([Thong_Tin_Ngay_Nghi_201709.$B$3:.$B$64]=[.$B51];[Thong_Tin_Ngay_Nghi_201709.$C$3:.$C$64])+ SUMPRODUCT([Thong_Tin_Ngay_Nghi_201710.$B$3:.$B$64]=[.$B51];[Thong_Tin_Ngay_Nghi_201710.$C$3:.$C$64])+ SUMPRODUCT([Thong_Tin_Ngay_Nghi_201711.$B$3:.$B$67]=[.$B51];[Thong_Tin_Ngay_Nghi_201711.$C$3:.$C$67])" office:value-type="float" office:value="3.5">
            <text:p>3.5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3.5">
            <text:p>3.5</text:p>
          </table:table-cell>
          <table:table-cell table:style-name="ce49"/>
          <table:table-cell table:style-name="ce49" table:formula="of:=0.5+1" office:value-type="float" office:value="1.5">
            <text:p>1.5</text:p>
          </table:table-cell>
          <table:table-cell table:style-name="ce49" table:formula="of:=[.I51]+[.K51] +[.J51]" office:value-type="float" office:value="5">
            <text:p>5</text:p>
          </table:table-cell>
          <table:table-cell table:style-name="ce63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2]);DATE(YEAR([.D52]);12;31);NOW())" office:value-type="date" office:date-value="2017-12-04T10:57:02.27">
            <text:p>12/04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1">
            <text:p>11</text:p>
          </table:table-cell>
          <table:table-cell table:style-name="ce57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6]=[.$B52];[Thong_Tin_Ngay_Nghi_201708.$C$3:.$C$66])+ SUMPRODUCT([Thong_Tin_Ngay_Nghi_201709.$B$3:.$B$64]=[.$B52];[Thong_Tin_Ngay_Nghi_201709.$C$3:.$C$64])+ SUMPRODUCT([Thong_Tin_Ngay_Nghi_201710.$B$3:.$B$64]=[.$B52];[Thong_Tin_Ngay_Nghi_201710.$C$3:.$C$64])+ SUMPRODUCT([Thong_Tin_Ngay_Nghi_201711.$B$3:.$B$67]=[.$B52];[Thong_Tin_Ngay_Nghi_201711.$C$3:.$C$67])" office:value-type="float" office:value="31.5">
            <text:p>31.5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-20.5">
            <text:p>-20.5</text:p>
          </table:table-cell>
          <table:table-cell table:number-columns-repeated="2" table:style-name="ce49"/>
          <table:table-cell table:style-name="ce49" table:formula="of:=[.I52]+[.K52] +[.J52]" office:value-type="float" office:value="-20.5">
            <text:p>-20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49"/>
          <table:table-cell table:style-name="ce51" office:value-type="date" office:date-value="2017-11-13">
            <text:p>11/13/17</text:p>
          </table:table-cell>
          <table:table-cell table:style-name="ce51" table:formula="of:=IF(YEAR(NOW())&gt;YEAR([.D53]);DATE(YEAR([.D53]);12;31);NOW())" office:value-type="date" office:date-value="2017-12-04T10:57:02.27">
            <text:p>12/04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">
            <text:p>1</text:p>
          </table:table-cell>
          <table:table-cell table:style-name="ce57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0">
            <text:p>0</text:p>
          </table:table-cell>
          <table:table-cell table:style-name="ce62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6]=[.$B53];[Thong_Tin_Ngay_Nghi_201708.$C$3:.$C$66])+ SUMPRODUCT([Thong_Tin_Ngay_Nghi_201709.$B$3:.$B$64]=[.$B53];[Thong_Tin_Ngay_Nghi_201709.$C$3:.$C$64])+ SUMPRODUCT([Thong_Tin_Ngay_Nghi_201710.$B$3:.$B$64]=[.$B53];[Thong_Tin_Ngay_Nghi_201710.$C$3:.$C$64])+ SUMPRODUCT([Thong_Tin_Ngay_Nghi_201711.$B$3:.$B$67]=[.$B53];[Thong_Tin_Ngay_Nghi_201711.$C$3:.$C$67])" office:value-type="float" office:value="0">
            <text:p>0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1">
            <text:p>1</text:p>
          </table:table-cell>
          <table:table-cell table:number-columns-repeated="2" table:style-name="ce49"/>
          <table:table-cell table:style-name="ce49" table:formula="of:=[.I53]+[.K53] +[.J53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12-04T10:57:02.27">
            <text:p>12/04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1">
            <text:p>11</text:p>
          </table:table-cell>
          <table:table-cell table:style-name="ce57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3">
            <text:p>3</text:p>
          </table:table-cell>
          <table:table-cell table:style-name="ce62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6]=[.$B54];[Thong_Tin_Ngay_Nghi_201708.$C$3:.$C$66])+ SUMPRODUCT([Thong_Tin_Ngay_Nghi_201709.$B$3:.$B$64]=[.$B54];[Thong_Tin_Ngay_Nghi_201709.$C$3:.$C$64])+ SUMPRODUCT([Thong_Tin_Ngay_Nghi_201710.$B$3:.$B$64]=[.$B54];[Thong_Tin_Ngay_Nghi_201710.$C$3:.$C$64])+ SUMPRODUCT([Thong_Tin_Ngay_Nghi_201711.$B$3:.$B$67]=[.$B54];[Thong_Tin_Ngay_Nghi_201711.$C$3:.$C$67])" office:value-type="float" office:value="9">
            <text:p>9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5">
            <text:p>5</text:p>
          </table:table-cell>
          <table:table-cell table:number-columns-repeated="2" table:style-name="ce49"/>
          <table:table-cell table:style-name="ce49" table:formula="of:=[.I54]+[.K54] +[.J54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4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5]);DATE(YEAR([.D55]);12;31);NOW())" office:value-type="date" office:date-value="2017-12-04T10:57:02.27">
            <text:p>12/04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1">
            <text:p>11</text:p>
          </table:table-cell>
          <table:table-cell table:style-name="ce57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5];[Thong_Tin_Ngay_Nghi_201701.$C$3:.$C$61]) +  SUMPRODUCT([Thong_Tin_Ngay_Nghi_201702.$B$3:.$B$62]=[.$B55];[Thong_Tin_Ngay_Nghi_201702.$C$3:.$C$62]) + SUMPRODUCT([Thong_Tin_Ngay_Nghi_201703.$B$3:.$B$63]=[.$B55];[Thong_Tin_Ngay_Nghi_201703.$C$3:.$C$63]) + SUMPRODUCT([Thong_Tin_Ngay_Nghi_201704.$B$3:.$B$63]=[.$B55];[Thong_Tin_Ngay_Nghi_201704.$C$3:.$C$63]) + SUMPRODUCT([Thong_Tin_Ngay_Nghi_201705.$B$3:.$B$62]=[.$B55];[Thong_Tin_Ngay_Nghi_201705.$C$3:.$C$62]) + SUMPRODUCT([Thong_Tin_Ngay_Nghi_201706.$B$3:.$B$64]=[.$B55];[Thong_Tin_Ngay_Nghi_201706.$C$3:.$C$64]) + SUMPRODUCT([Thong_Tin_Ngay_Nghi_201707.$B$3:.$B$66]=[.$B55];[Thong_Tin_Ngay_Nghi_201707.$C$3:.$C$66]) + SUMPRODUCT([Thong_Tin_Ngay_Nghi_201708.$B$3:.$B$66]=[.$B55];[Thong_Tin_Ngay_Nghi_201708.$C$3:.$C$66])+ SUMPRODUCT([Thong_Tin_Ngay_Nghi_201709.$B$3:.$B$64]=[.$B55];[Thong_Tin_Ngay_Nghi_201709.$C$3:.$C$64])+ SUMPRODUCT([Thong_Tin_Ngay_Nghi_201710.$B$3:.$B$64]=[.$B55];[Thong_Tin_Ngay_Nghi_201710.$C$3:.$C$64])+ SUMPRODUCT([Thong_Tin_Ngay_Nghi_201711.$B$3:.$B$67]=[.$B55];[Thong_Tin_Ngay_Nghi_201711.$C$3:.$C$67])" office:value-type="float" office:value="16.5">
            <text:p>16.5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1">
            <text:p>1</text:p>
          </table:table-cell>
          <table:table-cell table:number-columns-repeated="2" table:style-name="ce49"/>
          <table:table-cell table:style-name="ce49" table:formula="of:=[.I55]+[.K55] +[.J55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50">
            <text:p>50</text:p>
          </table:table-cell>
          <table:table-cell table:style-name="ce47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6]);DATE(YEAR([.D56]);12;31);NOW())" office:value-type="date" office:date-value="2017-12-04T10:57:02.27">
            <text:p>12/04/17</text:p>
          </table:table-cell>
          <table:table-cell table:style-name="ce53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11">
            <text:p>11</text:p>
          </table:table-cell>
          <table:table-cell table:style-name="ce57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6];[Thong_Tin_Ngay_Nghi_201701.$C$3:.$C$61]) +  SUMPRODUCT([Thong_Tin_Ngay_Nghi_201702.$B$3:.$B$62]=[.$B56];[Thong_Tin_Ngay_Nghi_201702.$C$3:.$C$62]) + SUMPRODUCT([Thong_Tin_Ngay_Nghi_201703.$B$3:.$B$63]=[.$B56];[Thong_Tin_Ngay_Nghi_201703.$C$3:.$C$63]) + SUMPRODUCT([Thong_Tin_Ngay_Nghi_201704.$B$3:.$B$63]=[.$B56];[Thong_Tin_Ngay_Nghi_201704.$C$3:.$C$63]) + SUMPRODUCT([Thong_Tin_Ngay_Nghi_201705.$B$3:.$B$62]=[.$B56];[Thong_Tin_Ngay_Nghi_201705.$C$3:.$C$62]) + SUMPRODUCT([Thong_Tin_Ngay_Nghi_201706.$B$3:.$B$64]=[.$B56];[Thong_Tin_Ngay_Nghi_201706.$C$3:.$C$64]) + SUMPRODUCT([Thong_Tin_Ngay_Nghi_201707.$B$3:.$B$66]=[.$B56];[Thong_Tin_Ngay_Nghi_201707.$C$3:.$C$66]) + SUMPRODUCT([Thong_Tin_Ngay_Nghi_201708.$B$3:.$B$66]=[.$B56];[Thong_Tin_Ngay_Nghi_201708.$C$3:.$C$66])+ SUMPRODUCT([Thong_Tin_Ngay_Nghi_201709.$B$3:.$B$64]=[.$B56];[Thong_Tin_Ngay_Nghi_201709.$C$3:.$C$64])+ SUMPRODUCT([Thong_Tin_Ngay_Nghi_201710.$B$3:.$B$64]=[.$B56];[Thong_Tin_Ngay_Nghi_201710.$C$3:.$C$64])+ SUMPRODUCT([Thong_Tin_Ngay_Nghi_201711.$B$3:.$B$67]=[.$B56];[Thong_Tin_Ngay_Nghi_201711.$C$3:.$C$67])" office:value-type="float" office:value="10">
            <text:p>10</text:p>
          </table:table-cell>
          <table:table-cell table:style-name="ce49" table:formula="of:=IF(DATE(YEAR([.E56]);MONTH([.E56]);DAY([.E56]))&lt;=DATE(YEAR([.E56]);3;31); [.C56]-[.G56] + [.F56]; IF([.G56]-[.C56]&lt;0;[.G56] + [.F56] -[.H56];[.F56]+[.C56]-[.H56]))" office:value-type="float" office:value="1.5">
            <text:p>1.5</text:p>
          </table:table-cell>
          <table:table-cell table:number-columns-repeated="2" table:style-name="ce49"/>
          <table:table-cell table:style-name="ce49" table:formula="of:=[.I56]+[.K56] +[.J56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47in" draw:caption-point-x="-0.2402in" draw:caption-point-y="0.6134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51in" draw:caption-point-x="-0.2402in" draw:caption-point-y="0.613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59in" draw:caption-point-x="-0.2402in" draw:caption-point-y="0.6122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079in" draw:caption-point-x="-0.2402in" draw:caption-point-y="0.6102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1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18in" draw:caption-point-x="-0.2402in" draw:caption-point-y="0.6063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57in" draw:caption-point-x="-0.2402in" draw:caption-point-y="0.5524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28in" draw:caption-point-x="-0.2402in" draw:caption-point-y="0.613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31in" draw:caption-point-x="-0.2402in" draw:caption-point-y="0.6126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43in" draw:caption-point-x="-0.2402in" draw:caption-point-y="0.6114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579in" draw:caption-point-x="-0.2402in" draw:caption-point-y="0.6079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587in" draw:caption-point-x="-0.2402in" draw:caption-point-y="0.6071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591in" draw:caption-point-x="-0.2402in" draw:caption-point-y="0.6067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59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71in" draw:caption-point-x="-0.2402in" draw:caption-point-y="0.6063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091in" draw:caption-point-x="-0.2402in" draw:caption-point-y="0.6043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488in" draw:caption-point-x="-0.2402in" draw:caption-point-y="0.6122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08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47in" draw:caption-point-x="-0.2402in" draw:caption-point-y="0.6063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65in" draw:caption-point-x="-0.2402in" draw:caption-point-y="0.6122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12in" draw:caption-point-x="-0.2402in" draw:caption-point-y="0.6075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2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33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65in" draw:caption-point-x="-0.2402in" draw:caption-point-y="0.6102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496in" draw:caption-point-x="-0.2402in" draw:caption-point-y="0.6071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1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53in" draw:caption-point-x="-0.2402in" draw:caption-point-y="0.6067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57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6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7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1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2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25in" draw:caption-point-x="-0.2402in" draw:caption-point-y="0.6071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43in" draw:caption-point-x="-0.2402in" draw:caption-point-y="0.613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66in" draw:caption-point-x="-0.2402in" draw:caption-point-y="0.6106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74in" draw:caption-point-x="-0.2402in" draw:caption-point-y="0.6098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378in" draw:caption-point-x="-0.2402in" draw:caption-point-y="0.6094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394in" draw:caption-point-x="-0.2402in" draw:caption-point-y="0.6079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02in" draw:caption-point-x="-0.2402in" draw:caption-point-y="0.6071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27in" draw:caption-point-x="-0.2402in" draw:caption-point-y="0.6122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878in" draw:caption-point-x="-0.2402in" draw:caption-point-y="0.6071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882in" draw:caption-point-x="-0.2402in" draw:caption-point-y="0.6067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291in" draw:caption-point-x="-0.2402in" draw:caption-point-y="0.6134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03in" draw:caption-point-x="-0.2402in" draw:caption-point-y="0.6122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39in" draw:caption-point-x="-0.2402in" draw:caption-point-y="0.6063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28in" draw:caption-point-x="-0.2402in" draw:caption-point-y="0.613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36in" draw:caption-point-x="-0.2402in" draw:caption-point-y="0.6122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6in" draw:caption-point-x="-0.2402in" draw:caption-point-y="0.6098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783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15in" draw:caption-point-x="-0.2402in" draw:caption-point-y="0.6043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28in" draw:caption-point-x="-0.2402in" draw:caption-point-y="0.6106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32in" draw:caption-point-x="-0.2402in" draw:caption-point-y="0.6102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68in" draw:caption-point-x="-0.2402in" draw:caption-point-y="0.6067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28in" draw:caption-point-x="-0.2402in" draw:caption-point-y="0.6055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287in" draw:caption-point-x="-0.2402in" draw:caption-point-y="0.5524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68in" draw:caption-point-x="-0.2402in" draw:caption-point-y="0.6043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177in" draw:caption-point-x="-0.2402in" draw:caption-point-y="0.6063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591in" draw:caption-point-x="-0.2402in" draw:caption-point-y="0.6126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18in" draw:caption-point-x="-0.2402in" draw:caption-point-y="0.6098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3in" draw:caption-point-x="-0.2402in" draw:caption-point-y="0.6087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38in" draw:caption-point-x="-0.2402in" draw:caption-point-y="0.6079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5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59in" draw:caption-point-x="-0.2402in" draw:caption-point-y="0.6114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67in" draw:caption-point-x="-0.2402in" draw:caption-point-y="0.6106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16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24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31in" draw:caption-point-x="-0.2402in" draw:caption-point-y="0.6118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079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087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06in" draw:caption-point-x="-0.2402in" draw:caption-point-y="0.6043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49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4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5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55in" draw:caption-point-x="-0.2402in" draw:caption-point-y="0.6071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63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1" table:formula="of:=SUM([.D29:.AH29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302in" draw:caption-point-x="-0.2402in" draw:caption-point-y="0.6083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1" table:formula="of:=SUM([.D30:.AH3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5445in" draw:caption-point-x="-0.2402in" draw:caption-point-y="0.6134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5449in" draw:caption-point-x="-0.2402in" draw:caption-point-y="0.613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5457in" draw:caption-point-x="-0.2402in" draw:caption-point-y="0.6122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546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5472in" draw:caption-point-x="-0.2402in" draw:caption-point-y="0.6106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5476in" draw:caption-point-x="-0.2402in" draw:caption-point-y="0.6102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5484in" draw:caption-point-x="-0.2402in" draw:caption-point-y="0.6094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5496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55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5504in" draw:caption-point-x="-0.2402in" draw:caption-point-y="0.6075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5508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551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6055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NgaTN</text:p>
          </table:table-cell>
          <table:table-cell table:style-name="ce71" table:formula="of:=SUM([.D31:.AH31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6.7969in" draw:caption-point-x="-0.2402in" draw:caption-point-y="0.6087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1" table:formula="of:=SUM([.D32:.AH3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1" table:formula="of:=SUM([.D33:.AH33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348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71" table:formula="of:=SUM([.D34:.AH34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5358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5366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5417in" draw:caption-point-x="-0.2402in" draw:caption-point-y="0.6067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71" table:formula="of:=SUM([.D35:.AH35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7.7858in" draw:caption-point-x="-0.2402in" draw:caption-point-y="0.6106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7.7886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7.7894in" draw:caption-point-x="-0.2402in" draw:caption-point-y="0.6071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70" office:value-type="string">
            <text:p>PhuongTH</text:p>
          </table:table-cell>
          <table:table-cell table:style-name="ce71" table:formula="of:=SUM([.D36:.AH36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0311in" draw:caption-point-x="-0.2402in" draw:caption-point-y="0.613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039in" draw:caption-point-x="-0.2402in" draw:caption-point-y="0.6051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1" table:formula="of:=SUM([.D37:.AH37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2783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2799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285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1" table:formula="of:=SUM([.D38:.AH38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8.526in" draw:caption-point-x="-0.2402in" draw:caption-point-y="0.6134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8.5268in" draw:caption-point-x="-0.2402in" draw:caption-point-y="0.6126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8.5291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8.5299in" draw:caption-point-x="-0.2402in" draw:caption-point-y="0.6094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8.5327in" draw:caption-point-x="-0.2402in" draw:caption-point-y="0.6067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5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ThamDT</text:p>
          </table:table-cell>
          <table:table-cell table:style-name="ce71" table:formula="of:=SUM([.D39:.AH39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8.774in" draw:caption-point-x="-0.2402in" draw:caption-point-y="0.613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8.7803in" draw:caption-point-x="-0.2402in" draw:caption-point-y="0.6067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inhT</text:p>
          </table:table-cell>
          <table:table-cell table:style-name="ce71" table:formula="of:=SUM([.D40:.AH40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ThoaiVK</text:p>
          </table:table-cell>
          <table:table-cell table:style-name="ce71" table:formula="of:=SUM([.D41:.AH41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9.2689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2736in" draw:caption-point-x="-0.2402in" draw:caption-point-y="0.6087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1" table:formula="of:=SUM([.D42:.AH42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5165in" draw:caption-point-x="-0.2402in" draw:caption-point-y="0.6134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9.5169in" draw:caption-point-x="-0.2402in" draw:caption-point-y="0.613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9.5177in" draw:caption-point-x="-0.2402in" draw:caption-point-y="0.6122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9.518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519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5217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522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9.5224in" draw:caption-point-x="-0.2402in" draw:caption-point-y="0.6075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9.5228in" draw:caption-point-x="-0.2402in" draw:caption-point-y="0.6071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9.5232in" draw:caption-point-x="-0.2402in" draw:caption-point-y="0.6067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9.523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9.5244in" draw:caption-point-x="-0.2402in" draw:caption-point-y="0.6055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9.5252in" draw:caption-point-x="-0.2402in" draw:caption-point-y="0.6047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ruyenLVC</text:p>
          </table:table-cell>
          <table:table-cell table:style-name="ce71" table:formula="of:=SUM([.D43:.AH43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7642in" draw:caption-point-x="-0.2402in" draw:caption-point-y="0.6134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9.7657in" draw:caption-point-x="-0.2402in" draw:caption-point-y="0.6118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7673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9.7681in" draw:caption-point-x="-0.2402in" draw:caption-point-y="0.6094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9.7689in" draw:caption-point-x="-0.2402in" draw:caption-point-y="0.6087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7697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9.7709in" draw:caption-point-x="-0.2402in" draw:caption-point-y="0.6067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70" office:value-type="string">
            <text:p>VietBA</text:p>
          </table:table-cell>
          <table:table-cell table:style-name="ce71" table:formula="of:=SUM([.D44:.AH44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0134in" draw:caption-point-x="-0.2402in" draw:caption-point-y="0.6122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VinhP</text:p>
          </table:table-cell>
          <table:table-cell table:style-name="ce71" table:formula="of:=SUM([.D45:.AH45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0.2602in" draw:caption-point-x="-0.2402in" draw:caption-point-y="0.613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0.2606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3in" draw:caption-point-x="-0.2402in" draw:caption-point-y="0.3772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59in" draw:caption-point-x="-0.2402in" draw:caption-point-y="0.612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34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06in" draw:caption-point-x="-0.2402in" draw:caption-point-y="0.6075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26in" draw:caption-point-x="-0.2402in" draw:caption-point-y="0.6055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57in" draw:caption-point-x="-0.2402in" draw:caption-point-y="0.6024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83in" draw:caption-point-x="-0.2402in" draw:caption-point-y="0.6075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02in" draw:caption-point-x="-0.2402in" draw:caption-point-y="0.6055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1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18in" draw:caption-point-x="-0.2402in" draw:caption-point-y="0.6039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38in" draw:caption-point-x="-0.2402in" draw:caption-point-y="0.602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42in" draw:caption-point-x="-0.2402in" draw:caption-point-y="0.601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43in" draw:caption-point-x="-0.2402in" draw:caption-point-y="0.6091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63in" draw:caption-point-x="-0.2402in" draw:caption-point-y="0.6071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087in" draw:caption-point-x="-0.2402in" draw:caption-point-y="0.6047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091in" draw:caption-point-x="-0.2402in" draw:caption-point-y="0.6043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47in" draw:caption-point-x="-0.2402in" draw:caption-point-y="0.6063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79in" draw:caption-point-x="-0.2402in" draw:caption-point-y="0.6031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591in" draw:caption-point-x="-0.2402in" draw:caption-point-y="0.602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594in" draw:caption-point-x="-0.2402in" draw:caption-point-y="0.601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0996in" draw:caption-point-x="-0.2402in" draw:caption-point-y="0.6091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16in" draw:caption-point-x="-0.2402in" draw:caption-point-y="0.6071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35in" draw:caption-point-x="-0.2402in" draw:caption-point-y="0.6051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51in" draw:caption-point-x="-0.2402in" draw:caption-point-y="0.6035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51in" draw:caption-point-x="-0.2402in" draw:caption-point-y="0.603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12in" draw:caption-point-x="-0.2402in" draw:caption-point-y="0.6055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24in" draw:caption-point-x="-0.2402in" draw:caption-point-y="0.6043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04in" draw:caption-point-x="-0.2402in" draw:caption-point-y="0.6039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45in" draw:caption-point-x="-0.2402in" draw:caption-point-y="0.6075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53in" draw:caption-point-x="-0.2402in" draw:caption-point-y="0.6067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02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2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25in" draw:caption-point-x="-0.2402in" draw:caption-point-y="0.6071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29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33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394in" draw:caption-point-x="-0.2402in" draw:caption-point-y="0.6079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398in" draw:caption-point-x="-0.2402in" draw:caption-point-y="0.6075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06in" draw:caption-point-x="-0.2402in" draw:caption-point-y="0.6067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25in" draw:caption-point-x="-0.2402in" draw:caption-point-y="0.6047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41in" draw:caption-point-x="-0.2402in" draw:caption-point-y="0.6031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78in" draw:caption-point-x="-0.2402in" draw:caption-point-y="0.6071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89in" draw:caption-point-x="-0.2402in" draw:caption-point-y="0.6059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29in" draw:caption-point-x="-0.2402in" draw:caption-point-y="0.602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43in" draw:caption-point-x="-0.2402in" draw:caption-point-y="0.6083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62in" draw:caption-point-x="-0.2402in" draw:caption-point-y="0.6063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78in" draw:caption-point-x="-0.2402in" draw:caption-point-y="0.6047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78in" draw:caption-point-x="-0.2402in" draw:caption-point-y="0.6047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39in" draw:caption-point-x="-0.2402in" draw:caption-point-y="0.6035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06in" draw:caption-point-x="-0.2402in" draw:caption-point-y="0.602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1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68in" draw:caption-point-x="-0.2402in" draw:caption-point-y="0.6067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13in" draw:caption-point-x="-0.2402in" draw:caption-point-y="0.6098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64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8in" draw:caption-point-x="-0.2402in" draw:caption-point-y="0.6031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799in" draw:caption-point-x="-0.2402in" draw:caption-point-y="0.6012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189in" draw:caption-point-x="-0.2402in" draw:caption-point-y="0.6098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72in" draw:caption-point-x="-0.2402in" draw:caption-point-y="0.601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76in" draw:caption-point-x="-0.2402in" draw:caption-point-y="0.6012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2in" draw:caption-point-x="-0.2402in" draw:caption-point-y="0.602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69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02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18in" draw:caption-point-x="-0.2402in" draw:caption-point-y="0.6075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22in" draw:caption-point-x="-0.2402in" draw:caption-point-y="0.6071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26in" draw:caption-point-x="-0.2402in" draw:caption-point-y="0.6067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54in" draw:caption-point-x="-0.2402in" draw:caption-point-y="0.6039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81in" draw:caption-point-x="-0.2402in" draw:caption-point-y="0.6012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087in" draw:caption-point-x="-0.2402in" draw:caption-point-y="0.6063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26in" draw:caption-point-x="-0.2402in" draw:caption-point-y="0.6024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3in" draw:caption-point-x="-0.2402in" draw:caption-point-y="0.602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47in" draw:caption-point-x="-0.2402in" draw:caption-point-y="0.6079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08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24in" draw:caption-point-x="-0.2402in" draw:caption-point-y="0.6079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28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35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39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88" table:formula="of:=SUM([.D30:.AE30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88" table:formula="of:=SUM([.D31:.AE31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7961in" draw:caption-point-x="-0.2402in" draw:caption-point-y="0.6094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798in" draw:caption-point-x="-0.2402in" draw:caption-point-y="0.6075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6.7984in" draw:caption-point-x="-0.2402in" draw:caption-point-y="0.6071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6.800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6.8008in" draw:caption-point-x="-0.2402in" draw:caption-point-y="0.6047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6.8012in" draw:caption-point-x="-0.2402in" draw:caption-point-y="0.6043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6.8016in" draw:caption-point-x="-0.2402in" draw:caption-point-y="0.6039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6.8039in" draw:caption-point-x="-0.2402in" draw:caption-point-y="0.601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88" table:formula="of:=SUM([.D32:.AE3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88" table:formula="of:=SUM([.D34:.AE3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5472in" draw:caption-point-x="-0.2402in" draw:caption-point-y="0.6012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88" table:formula="of:=SUM([.D35:.AE35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7.7984in" draw:caption-point-x="-0.2402in" draw:caption-point-y="0.598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787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7.789in" draw:caption-point-x="-0.2402in" draw:caption-point-y="0.6075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7.7894in" draw:caption-point-x="-0.2402in" draw:caption-point-y="0.6071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7.7909in" draw:caption-point-x="-0.2402in" draw:caption-point-y="0.6055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7909in" draw:caption-point-x="-0.2402in" draw:caption-point-y="0.6055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7.7917in" draw:caption-point-x="-0.2402in" draw:caption-point-y="0.6047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88" table:formula="of:=SUM([.D36:.AE36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035in" draw:caption-point-x="-0.2402in" draw:caption-point-y="0.6091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39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88" table:formula="of:=SUM([.D37:.AE37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2823in" draw:caption-point-x="-0.2402in" draw:caption-point-y="0.6094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88" table:formula="of:=SUM([.D38:.AE38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5299in" draw:caption-point-x="-0.2402in" draw:caption-point-y="0.6094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5299in" draw:caption-point-x="-0.2402in" draw:caption-point-y="0.6094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5303in" draw:caption-point-x="-0.2402in" draw:caption-point-y="0.6091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5315in" draw:caption-point-x="-0.2402in" draw:caption-point-y="0.6079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5323in" draw:caption-point-x="-0.2402in" draw:caption-point-y="0.6071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8" table:formula="of:=SUM([.D39:.AE39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72in" draw:caption-point-x="-0.2402in" draw:caption-point-y="0.6098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8.778in" draw:caption-point-x="-0.2402in" draw:caption-point-y="0.6091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8.7807in" draw:caption-point-x="-0.2402in" draw:caption-point-y="0.6063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8.7823in" draw:caption-point-x="-0.2402in" draw:caption-point-y="0.6047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8.7839in" draw:caption-point-x="-0.2402in" draw:caption-point-y="0.6031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88" table:formula="of:=SUM([.D40:.AE40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0327in" draw:caption-point-x="-0.2402in" draw:caption-point-y="0.602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88" table:formula="of:=SUM([.D41:.AE41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9.2799in" draw:caption-point-x="-0.2402in" draw:caption-point-y="0.6024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9.2803in" draw:caption-point-x="-0.2402in" draw:caption-point-y="0.602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oaiVK</text:p>
          </table:table-cell>
          <table:table-cell table:style-name="ce88" table:formula="of:=SUM([.D42:.AE42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5209in" draw:caption-point-x="-0.2402in" draw:caption-point-y="0.6091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9.5224in" draw:caption-point-x="-0.2402in" draw:caption-point-y="0.6075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5248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9.5268in" draw:caption-point-x="-0.2402in" draw:caption-point-y="0.6031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9.5287in" draw:caption-point-x="-0.2402in" draw:caption-point-y="0.6012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88" table:formula="of:=SUM([.D43:.AE43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9.7673in" draw:caption-point-x="-0.2402in" draw:caption-point-y="0.6102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9.7681in" draw:caption-point-x="-0.2402in" draw:caption-point-y="0.6094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7685in" draw:caption-point-x="-0.2402in" draw:caption-point-y="0.6091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9.7697in" draw:caption-point-x="-0.2402in" draw:caption-point-y="0.6079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9.7701in" draw:caption-point-x="-0.2402in" draw:caption-point-y="0.6075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9.7705in" draw:caption-point-x="-0.2402in" draw:caption-point-y="0.6071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9.7709in" draw:caption-point-x="-0.2402in" draw:caption-point-y="0.6067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9.7713in" draw:caption-point-x="-0.2402in" draw:caption-point-y="0.6063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9.772in" draw:caption-point-x="-0.2402in" draw:caption-point-y="0.6055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772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7728in" draw:caption-point-x="-0.2402in" draw:caption-point-y="0.6047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9.7732in" draw:caption-point-x="-0.2402in" draw:caption-point-y="0.6043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9.7736in" draw:caption-point-x="-0.2402in" draw:caption-point-y="0.6039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7744in" draw:caption-point-x="-0.2402in" draw:caption-point-y="0.6031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9.7752in" draw:caption-point-x="-0.2402in" draw:caption-point-y="0.6024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9.776in" draw:caption-point-x="-0.2402in" draw:caption-point-y="0.601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9.7764in" draw:caption-point-x="-0.2402in" draw:caption-point-y="0.6012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ruyenLVC</text:p>
          </table:table-cell>
          <table:table-cell table:style-name="ce88" table:formula="of:=SUM([.D44:.AE4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018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0185in" draw:caption-point-x="-0.2402in" draw:caption-point-y="0.6071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0232in" draw:caption-point-x="-0.2402in" draw:caption-point-y="0.6024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024in" draw:caption-point-x="-0.2402in" draw:caption-point-y="0.601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70" office:value-type="string">
            <text:p>VietBA</text:p>
          </table:table-cell>
          <table:table-cell table:style-name="ce88" table:formula="of:=SUM([.D45:.AE45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01in" draw:caption-point-x="-0.2402in" draw:caption-point-y="0.6031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091in" draw:caption-point-x="-0.2402in" draw:caption-point-y="0.6091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098in" draw:caption-point-x="-0.2402in" draw:caption-point-y="0.6083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02in" draw:caption-point-x="-0.2402in" draw:caption-point-y="0.6079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06in" draw:caption-point-x="-0.2402in" draw:caption-point-y="0.6075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14in" draw:caption-point-x="-0.2402in" draw:caption-point-y="0.6067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26in" draw:caption-point-x="-0.2402in" draw:caption-point-y="0.6055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57in" draw:caption-point-x="-0.2402in" draw:caption-point-y="0.6024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65in" draw:caption-point-x="-0.2402in" draw:caption-point-y="0.6016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39in" draw:caption-point-x="-0.2402in" draw:caption-point-y="0.6118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59in" draw:caption-point-x="-0.2402in" draw:caption-point-y="0.6098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67in" draw:caption-point-x="-0.2402in" draw:caption-point-y="0.6091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75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79in" draw:caption-point-x="-0.2402in" draw:caption-point-y="0.6079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587in" draw:caption-point-x="-0.2402in" draw:caption-point-y="0.6071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02in" draw:caption-point-x="-0.2402in" draw:caption-point-y="0.6055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05in" draw:caption-point-x="-0.2402in" draw:caption-point-y="0.5453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28in" draw:caption-point-x="-0.2402in" draw:caption-point-y="0.6106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31in" draw:caption-point-x="-0.2402in" draw:caption-point-y="0.6102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35in" draw:caption-point-x="-0.2402in" draw:caption-point-y="0.6098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083in" draw:caption-point-x="-0.2402in" draw:caption-point-y="0.6051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083in" draw:caption-point-x="-0.2402in" draw:caption-point-y="0.6051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06in" draw:caption-point-x="-0.2402in" draw:caption-point-y="0.6028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18in" draw:caption-point-x="-0.2402in" draw:caption-point-y="0.6016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496in" draw:caption-point-x="-0.2402in" draw:caption-point-y="0.6114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04in" draw:caption-point-x="-0.2402in" draw:caption-point-y="0.6106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12in" draw:caption-point-x="-0.2402in" draw:caption-point-y="0.6098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3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43in" draw:caption-point-x="-0.2402in" draw:caption-point-y="0.6067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63in" draw:caption-point-x="-0.2402in" draw:caption-point-y="0.6047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41in" draw:caption-point-x="-0.2402in" draw:caption-point-y="0.6146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0988in" draw:caption-point-x="-0.2402in" draw:caption-point-y="0.6098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0996in" draw:caption-point-x="-0.2402in" draw:caption-point-y="0.6091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39in" draw:caption-point-x="-0.2402in" draw:caption-point-y="0.6047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49in" draw:caption-point-x="-0.2402in" draw:caption-point-y="0.6118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53in" draw:caption-point-x="-0.2402in" draw:caption-point-y="0.6114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76in" draw:caption-point-x="-0.2402in" draw:caption-point-y="0.6091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492in" draw:caption-point-x="-0.2402in" draw:caption-point-y="0.6075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in" draw:caption-point-x="-0.2402in" draw:caption-point-y="0.6067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31in" draw:caption-point-x="-0.2402in" draw:caption-point-y="0.6035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51in" draw:caption-point-x="-0.2402in" draw:caption-point-y="0.6016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25in" draw:caption-point-x="-0.2402in" draw:caption-point-y="0.6118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61in" draw:caption-point-x="-0.2402in" draw:caption-point-y="0.6059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484in" draw:caption-point-x="-0.2402in" draw:caption-point-y="0.6035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1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21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29in" draw:caption-point-x="-0.2402in" draw:caption-point-y="0.6067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69in" draw:caption-point-x="-0.2402in" draw:caption-point-y="0.6028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098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66in" draw:caption-point-x="-0.2402in" draw:caption-point-y="0.6106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394in" draw:caption-point-x="-0.2402in" draw:caption-point-y="0.6079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49in" draw:caption-point-x="-0.2402in" draw:caption-point-y="0.6024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53in" draw:caption-point-x="-0.2402in" draw:caption-point-y="0.602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898in" draw:caption-point-x="-0.2402in" draw:caption-point-y="0.6051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33in" draw:caption-point-x="-0.2402in" draw:caption-point-y="0.6016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39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43in" draw:caption-point-x="-0.2402in" draw:caption-point-y="0.6083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5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54in" draw:caption-point-x="-0.2402in" draw:caption-point-y="0.6071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74in" draw:caption-point-x="-0.2402in" draw:caption-point-y="0.6051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78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02in" draw:caption-point-x="-0.2402in" draw:caption-point-y="0.6024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43in" draw:caption-point-x="-0.2402in" draw:caption-point-y="0.608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398in" draw:caption-point-x="-0.2402in" draw:caption-point-y="0.6028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787in" draw:caption-point-x="-0.2402in" draw:caption-point-y="0.6114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66in" draw:caption-point-x="-0.2402in" draw:caption-point-y="0.6016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72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05in" draw:caption-point-x="-0.2402in" draw:caption-point-y="0.6106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13in" draw:caption-point-x="-0.2402in" draw:caption-point-y="0.6098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2in" draw:caption-point-x="-0.2402in" draw:caption-point-y="0.6091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24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09in" draw:caption-point-x="-0.2402in" draw:caption-point-y="0.6079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79in" draw:caption-point-x="-0.2402in" draw:caption-point-y="0.6114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69in" draw:caption-point-x="-0.2402in" draw:caption-point-y="0.6024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39in" draw:caption-point-x="-0.2402in" draw:caption-point-y="0.6087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79in" draw:caption-point-x="-0.2402in" draw:caption-point-y="0.6047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1in" draw:caption-point-x="-0.2402in" draw:caption-point-y="0.6016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28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35in" draw:caption-point-x="-0.2402in" draw:caption-point-y="0.6067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51in" draw:caption-point-x="-0.2402in" draw:caption-point-y="0.6051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59in" draw:caption-point-x="-0.2402in" draw:caption-point-y="0.6043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75in" draw:caption-point-x="-0.2402in" draw:caption-point-y="0.6028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087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2" table:formula="of:=SUM([.D30:.AH30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2" table:formula="of:=SUM([.D31:.AH31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6.794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6.7941in" draw:caption-point-x="-0.2402in" draw:caption-point-y="0.6114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6.7961in" draw:caption-point-x="-0.2402in" draw:caption-point-y="0.6094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6.7969in" draw:caption-point-x="-0.2402in" draw:caption-point-y="0.6087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797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798in" draw:caption-point-x="-0.2402in" draw:caption-point-y="0.6075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6.7984in" draw:caption-point-x="-0.2402in" draw:caption-point-y="0.6071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6.7996in" draw:caption-point-x="-0.2402in" draw:caption-point-y="0.6059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6.8in" draw:caption-point-x="-0.2402in" draw:caption-point-y="0.6055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6.8028in" draw:caption-point-x="-0.2402in" draw:caption-point-y="0.6028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6.8031in" draw:caption-point-x="-0.2402in" draw:caption-point-y="0.6024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6.8039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02" table:formula="of:=SUM([.D32:.AH3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0429in" draw:caption-point-x="-0.2402in" draw:caption-point-y="0.6102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2902in" draw:caption-point-x="-0.2402in" draw:caption-point-y="0.6106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02" table:formula="of:=SUM([.D34:.AH34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5417in" draw:caption-point-x="-0.2402in" draw:caption-point-y="0.6067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5394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02" table:formula="of:=SUM([.D35:.AH35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7906in" draw:caption-point-x="-0.2402in" draw:caption-point-y="0.6059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7.7909in" draw:caption-point-x="-0.2402in" draw:caption-point-y="0.6055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7.7921in" draw:caption-point-x="-0.2402in" draw:caption-point-y="0.6043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0366in" draw:caption-point-x="-0.2402in" draw:caption-point-y="0.6075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037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0406in" draw:caption-point-x="-0.2402in" draw:caption-point-y="0.6035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02" table:formula="of:=SUM([.D37:.AH37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2748in" draw:caption-point-x="-0.2402in" draw:caption-point-y="0.6169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2811in" draw:caption-point-x="-0.2402in" draw:caption-point-y="0.6106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2846in" draw:caption-point-x="-0.2402in" draw:caption-point-y="0.6071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2894in" draw:caption-point-x="-0.2402in" draw:caption-point-y="0.6024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289in" draw:caption-point-x="-0.2402in" draw:caption-point-y="0.6028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02" table:formula="of:=SUM([.D38:.AH38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5228in" draw:caption-point-x="-0.2402in" draw:caption-point-y="0.616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8in" draw:caption-point-x="-0.2402in" draw:caption-point-y="0.6114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5319in" draw:caption-point-x="-0.2402in" draw:caption-point-y="0.607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5366in" draw:caption-point-x="-0.2402in" draw:caption-point-y="0.6028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2" table:formula="of:=SUM([.D39:.AH39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8.7756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8.7764in" draw:caption-point-x="-0.2402in" draw:caption-point-y="0.6106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8.778in" draw:caption-point-x="-0.2402in" draw:caption-point-y="0.6091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8.778in" draw:caption-point-x="-0.2402in" draw:caption-point-y="0.6091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8.7795in" draw:caption-point-x="-0.2402in" draw:caption-point-y="0.6075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8.779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8.7815in" draw:caption-point-x="-0.2402in" draw:caption-point-y="0.6055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8.7854in" draw:caption-point-x="-0.2402in" draw:caption-point-y="0.6016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02" table:formula="of:=SUM([.D40:.AH4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0268in" draw:caption-point-x="-0.2402in" draw:caption-point-y="0.6079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0272in" draw:caption-point-x="-0.2402in" draw:caption-point-y="0.6075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0291in" draw:caption-point-x="-0.2402in" draw:caption-point-y="0.6055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02" table:formula="of:=SUM([.D41:.AH41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02" table:formula="of:=SUM([.D42:.AH42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02" table:formula="of:=SUM([.D43:.AH43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766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9.7677in" draw:caption-point-x="-0.2402in" draw:caption-point-y="0.6098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9.7685in" draw:caption-point-x="-0.2402in" draw:caption-point-y="0.6091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9.7689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9.769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9.774in" draw:caption-point-x="-0.2402in" draw:caption-point-y="0.6035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2" table:formula="of:=SUM([.D44:.AH44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0138in" draw:caption-point-x="-0.2402in" draw:caption-point-y="0.6118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0142in" draw:caption-point-x="-0.2402in" draw:caption-point-y="0.6114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0154in" draw:caption-point-x="-0.2402in" draw:caption-point-y="0.6102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0161in" draw:caption-point-x="-0.2402in" draw:caption-point-y="0.6094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0169in" draw:caption-point-x="-0.2402in" draw:caption-point-y="0.6087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0173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0165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0209in" draw:caption-point-x="-0.2402in" draw:caption-point-y="0.6047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0213in" draw:caption-point-x="-0.2402in" draw:caption-point-y="0.6043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022in" draw:caption-point-x="-0.2402in" draw:caption-point-y="0.6035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022in" draw:caption-point-x="-0.2402in" draw:caption-point-y="0.6035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0228in" draw:caption-point-x="-0.2402in" draw:caption-point-y="0.6028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0232in" draw:caption-point-x="-0.2402in" draw:caption-point-y="0.6024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024in" draw:caption-point-x="-0.2402in" draw:caption-point-y="0.6016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ruyenLVC</text:p>
          </table:table-cell>
          <table:table-cell table:style-name="ce102" table:formula="of:=SUM([.D45:.AH45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2642in" draw:caption-point-x="-0.2402in" draw:caption-point-y="0.6091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0.2665in" draw:caption-point-x="-0.2402in" draw:caption-point-y="0.6067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0.2685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2697in" draw:caption-point-x="-0.2402in" draw:caption-point-y="0.6035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70" office:value-type="string">
            <text:p>VietBA</text:p>
          </table:table-cell>
          <table:table-cell table:style-name="ce102" table:formula="of:=SUM([.D46:.AH4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0.5185in" draw:caption-point-x="-0.2402in" draw:caption-point-y="0.6024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102" table:formula="of:=SUM([.D47:.AH47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0.7594in" draw:caption-point-x="-0.2402in" draw:caption-point-y="0.6091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0.763in" draw:caption-point-x="-0.2402in" draw:caption-point-y="0.6055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063in" draw:caption-point-x="-0.2402in" draw:caption-point-y="0.6118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071in" draw:caption-point-x="-0.2402in" draw:caption-point-y="0.611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079in" draw:caption-point-x="-0.2402in" draw:caption-point-y="0.6102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091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094in" draw:caption-point-x="-0.2402in" draw:caption-point-y="0.6087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22in" draw:caption-point-x="-0.2402in" draw:caption-point-y="0.6059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46in" draw:caption-point-x="-0.2402in" draw:caption-point-y="0.6035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157in" draw:caption-point-x="-0.2402in" draw:caption-point-y="0.6024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157in" draw:caption-point-x="-0.2402in" draw:caption-point-y="0.6024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591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594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3in" draw:caption-point-x="-0.2402in" draw:caption-point-y="0.6028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098in" draw:caption-point-x="-0.2402in" draw:caption-point-y="0.6035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04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12in" draw:caption-point-x="-0.2402in" draw:caption-point-y="0.6098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47in" draw:caption-point-x="-0.2402in" draw:caption-point-y="0.6063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567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0976in" draw:caption-point-x="-0.2402in" draw:caption-point-y="0.611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2in" draw:caption-point-x="-0.2402in" draw:caption-point-y="0.6067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0976in" draw:caption-point-x="-0.2402in" draw:caption-point-y="0.611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51in" draw:caption-point-x="-0.2402in" draw:caption-point-y="0.6035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055in" draw:caption-point-x="-0.2402in" draw:caption-point-y="0.6031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457in" draw:caption-point-x="-0.2402in" draw:caption-point-y="0.611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in" draw:caption-point-x="-0.2402in" draw:caption-point-y="0.6067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31in" draw:caption-point-x="-0.2402in" draw:caption-point-y="0.6035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45in" draw:caption-point-x="-0.2402in" draw:caption-point-y="0.6098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5984in" draw:caption-point-x="-0.2402in" draw:caption-point-y="0.6059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04in" draw:caption-point-x="-0.2402in" draw:caption-point-y="0.6039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09in" draw:caption-point-x="-0.2402in" draw:caption-point-y="0.611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33in" draw:caption-point-x="-0.2402in" draw:caption-point-y="0.6087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469in" draw:caption-point-x="-0.2402in" draw:caption-point-y="0.6051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48in" draw:caption-point-x="-0.2402in" draw:caption-point-y="0.6039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484in" draw:caption-point-x="-0.2402in" draw:caption-point-y="0.6035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488in" draw:caption-point-x="-0.2402in" draw:caption-point-y="0.6031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886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894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898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06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33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0969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5in" draw:caption-point-x="-0.2402in" draw:caption-point-y="0.6122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362in" draw:caption-point-x="-0.2402in" draw:caption-point-y="0.611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37in" draw:caption-point-x="-0.2402in" draw:caption-point-y="0.6035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49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39in" draw:caption-point-x="-0.2402in" draw:caption-point-y="0.611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858in" draw:caption-point-x="-0.2402in" draw:caption-point-y="0.6091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89in" draw:caption-point-x="-0.2402in" draw:caption-point-y="0.6059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17in" draw:caption-point-x="-0.2402in" draw:caption-point-y="0.6031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25in" draw:caption-point-x="-0.2402in" draw:caption-point-y="0.6024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25in" draw:caption-point-x="-0.2402in" draw:caption-point-y="0.6024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07in" draw:caption-point-x="-0.2402in" draw:caption-point-y="0.6118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19in" draw:caption-point-x="-0.2402in" draw:caption-point-y="0.6106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27in" draw:caption-point-x="-0.2402in" draw:caption-point-y="0.6098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366in" draw:caption-point-x="-0.2402in" draw:caption-point-y="0.6059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39in" draw:caption-point-x="-0.2402in" draw:caption-point-y="0.6035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02in" draw:caption-point-x="-0.2402in" draw:caption-point-y="0.6024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27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48in" draw:caption-point-x="-0.2402in" draw:caption-point-y="0.6087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693in" draw:caption-point-x="-0.2402in" draw:caption-point-y="0.6118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697in" draw:caption-point-x="-0.2402in" draw:caption-point-y="0.6114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24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776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783in" draw:caption-point-x="-0.2402in" draw:caption-point-y="0.6028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689in" draw:caption-point-x="-0.2402in" draw:caption-point-y="0.6028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26in" draw:caption-point-x="-0.2402in" draw:caption-point-y="0.6067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575in" draw:caption-point-x="-0.2402in" draw:caption-point-y="0.6098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2in" draw:caption-point-x="-0.2402in" draw:caption-point-y="0.6106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31in" draw:caption-point-x="-0.2402in" draw:caption-point-y="0.6094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563in" draw:caption-point-x="-0.2402in" draw:caption-point-y="0.6063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594in" draw:caption-point-x="-0.2402in" draw:caption-point-y="0.6031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598in" draw:caption-point-x="-0.2402in" draw:caption-point-y="0.6028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2992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2996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in" draw:caption-point-x="-0.2402in" draw:caption-point-y="0.6102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04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28in" draw:caption-point-x="-0.2402in" draw:caption-point-y="0.6075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35in" draw:caption-point-x="-0.2402in" draw:caption-point-y="0.6067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067in" draw:caption-point-x="-0.2402in" draw:caption-point-y="0.6035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071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075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16" table:formula="of:=SUM([.D30:.AG30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5457in" draw:caption-point-x="-0.2402in" draw:caption-point-y="0.6122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5504in" draw:caption-point-x="-0.2402in" draw:caption-point-y="0.6075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16" table:formula="of:=SUM([.D31:.AG31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6.7933in" draw:caption-point-x="-0.2402in" draw:caption-point-y="0.6122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6.7953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6.7961in" draw:caption-point-x="-0.2402in" draw:caption-point-y="0.6094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6.8031in" draw:caption-point-x="-0.2402in" draw:caption-point-y="0.6024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0469in" draw:caption-point-x="-0.2402in" draw:caption-point-y="0.6063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6" table:formula="of:=SUM([.D33:.AG3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6" table:formula="of:=SUM([.D34:.AG3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539in" draw:caption-point-x="-0.2402in" draw:caption-point-y="0.6094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5409in" draw:caption-point-x="-0.2402in" draw:caption-point-y="0.6075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6" table:formula="of:=SUM([.D35:.AG35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7.7858in" draw:caption-point-x="-0.2402in" draw:caption-point-y="0.6106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7.7878in" draw:caption-point-x="-0.2402in" draw:caption-point-y="0.6087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7.7921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7.7929in" draw:caption-point-x="-0.2402in" draw:caption-point-y="0.6035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6" table:formula="of:=SUM([.D36:.AG3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354in" draw:caption-point-x="-0.2402in" draw:caption-point-y="0.6087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0417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16" table:formula="of:=SUM([.D37:.AG37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2811in" draw:caption-point-x="-0.2402in" draw:caption-point-y="0.6106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2854in" draw:caption-point-x="-0.2402in" draw:caption-point-y="0.6063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2894in" draw:caption-point-x="-0.2402in" draw:caption-point-y="0.6024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16" table:formula="of:=SUM([.D38:.AG38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5276in" draw:caption-point-x="-0.2402in" draw:caption-point-y="0.6118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5291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16" table:formula="of:=SUM([.D39:.AG39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8.774in" draw:caption-point-x="-0.2402in" draw:caption-point-y="0.613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8.7783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7815in" draw:caption-point-x="-0.2402in" draw:caption-point-y="0.6055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8.7835in" draw:caption-point-x="-0.2402in" draw:caption-point-y="0.6035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8.7843in" draw:caption-point-x="-0.2402in" draw:caption-point-y="0.6028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16" table:formula="of:=SUM([.D40:.AG40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0236in" draw:caption-point-x="-0.2402in" draw:caption-point-y="0.611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0256in" draw:caption-point-x="-0.2402in" draw:caption-point-y="0.6091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026in" draw:caption-point-x="-0.2402in" draw:caption-point-y="0.6087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0323in" draw:caption-point-x="-0.2402in" draw:caption-point-y="0.6024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16" table:formula="of:=SUM([.D41:.AG4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2756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2787in" draw:caption-point-x="-0.2402in" draw:caption-point-y="0.6035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16" table:formula="of:=SUM([.D42:.AG42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9.5063in" draw:caption-point-x="-0.2402in" draw:caption-point-y="0.6236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9.5276in" draw:caption-point-x="-0.2402in" draw:caption-point-y="0.6024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16" table:formula="of:=SUM([.D43:.AG43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9.7665in" draw:caption-point-x="-0.2402in" draw:caption-point-y="0.611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9.7642in" draw:caption-point-x="-0.2402in" draw:caption-point-y="0.6134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9.774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9.774in" draw:caption-point-x="-0.2402in" draw:caption-point-y="0.6035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9.7752in" draw:caption-point-x="-0.2402in" draw:caption-point-y="0.6024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16" table:formula="of:=SUM([.D44:.AG44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6" table:formula="of:=SUM([.D45:.AG45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0.2614in" draw:caption-point-x="-0.2402in" draw:caption-point-y="0.6118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0.2622in" draw:caption-point-x="-0.2402in" draw:caption-point-y="0.611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0.2626in" draw:caption-point-x="-0.2402in" draw:caption-point-y="0.6106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263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0.2634in" draw:caption-point-x="-0.2402in" draw:caption-point-y="0.6098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0.2638in" draw:caption-point-x="-0.2402in" draw:caption-point-y="0.6094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0.2642in" draw:caption-point-x="-0.2402in" draw:caption-point-y="0.6091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0.2646in" draw:caption-point-x="-0.2402in" draw:caption-point-y="0.6087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0.2657in" draw:caption-point-x="-0.2402in" draw:caption-point-y="0.6075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0.2665in" draw:caption-point-x="-0.2402in" draw:caption-point-y="0.6067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2669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0.2677in" draw:caption-point-x="-0.2402in" draw:caption-point-y="0.6055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0.2681in" draw:caption-point-x="-0.2402in" draw:caption-point-y="0.6051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0.2697in" draw:caption-point-x="-0.2402in" draw:caption-point-y="0.6035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0.2701in" draw:caption-point-x="-0.2402in" draw:caption-point-y="0.6031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0.2705in" draw:caption-point-x="-0.2402in" draw:caption-point-y="0.6028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0.2709in" draw:caption-point-x="-0.2402in" draw:caption-point-y="0.6024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16" table:formula="of:=SUM([.D46:.AG4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5106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0.5165in" draw:caption-point-x="-0.2402in" draw:caption-point-y="0.6043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0.5185in" draw:caption-point-x="-0.2402in" draw:caption-point-y="0.6024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116" table:formula="of:=SUM([.D47:.AG4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7626in" draw:caption-point-x="-0.2402in" draw:caption-point-y="0.6059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16" table:formula="of:=SUM([.D48:.AG48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1.0138in" draw:caption-point-x="-0.2402in" draw:caption-point-y="0.6024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7"/>
        <table:table-column table:style-name="co26" table:number-columns-repeated="7" table:default-cell-style-name="ce137"/>
        <table:table-column table:style-name="co25" table:number-columns-repeated="16" table:default-cell-style-name="ce13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2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5" table:number-columns-spanned="2" table:number-rows-spanned="1">
            <text:p>5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7" table:number-columns-spanned="2" table:number-rows-spanned="1">
            <text:p>2017</text:p>
          </table:table-cell>
          <table:covered-table-cell table:style-name="ce143"/>
          <table:table-cell table:style-name="ce13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3" table:formula="of:=DATE([.$R$1];[.N1];1)" office:value-type="date" office:date-value="2017-05-01">
            <text:p>01</text:p>
          </table:table-cell>
          <table:table-cell table:style-name="ce133" table:formula="of:=[.D2]+1" office:value-type="date" office:date-value="2017-05-02">
            <text:p>02</text:p>
          </table:table-cell>
          <table:table-cell table:style-name="ce133" table:formula="of:=[.E2]+1" office:value-type="date" office:date-value="2017-05-03">
            <text:p>03</text:p>
          </table:table-cell>
          <table:table-cell table:style-name="ce133" table:formula="of:=[.F2]+1" office:value-type="date" office:date-value="2017-05-04">
            <text:p>04</text:p>
          </table:table-cell>
          <table:table-cell table:style-name="ce133" table:formula="of:=[.G2]+1" office:value-type="date" office:date-value="2017-05-05">
            <text:p>05</text:p>
          </table:table-cell>
          <table:table-cell table:style-name="ce133" table:formula="of:=[.H2]+1" office:value-type="date" office:date-value="2017-05-06">
            <text:p>06</text:p>
          </table:table-cell>
          <table:table-cell table:style-name="ce133" table:formula="of:=[.I2]+1" office:value-type="date" office:date-value="2017-05-07">
            <text:p>07</text:p>
          </table:table-cell>
          <table:table-cell table:style-name="ce133" table:formula="of:=[.J2]+1" office:value-type="date" office:date-value="2017-05-08">
            <text:p>08</text:p>
          </table:table-cell>
          <table:table-cell table:style-name="ce133" table:formula="of:=[.K2]+1" office:value-type="date" office:date-value="2017-05-09">
            <text:p>09</text:p>
          </table:table-cell>
          <table:table-cell table:style-name="ce133" table:formula="of:=[.L2]+1" office:value-type="date" office:date-value="2017-05-10">
            <text:p>10</text:p>
          </table:table-cell>
          <table:table-cell table:style-name="ce133" table:formula="of:=[.M2]+1" office:value-type="date" office:date-value="2017-05-11">
            <text:p>11</text:p>
          </table:table-cell>
          <table:table-cell table:style-name="ce133" table:formula="of:=[.N2]+1" office:value-type="date" office:date-value="2017-05-12">
            <text:p>12</text:p>
          </table:table-cell>
          <table:table-cell table:style-name="ce133" table:formula="of:=[.O2]+1" office:value-type="date" office:date-value="2017-05-13">
            <text:p>13</text:p>
          </table:table-cell>
          <table:table-cell table:style-name="ce133" table:formula="of:=[.P2]+1" office:value-type="date" office:date-value="2017-05-14">
            <text:p>14</text:p>
          </table:table-cell>
          <table:table-cell table:style-name="ce133" table:formula="of:=[.Q2]+1" office:value-type="date" office:date-value="2017-05-15">
            <text:p>15</text:p>
          </table:table-cell>
          <table:table-cell table:style-name="ce133" table:formula="of:=[.R2]+1" office:value-type="date" office:date-value="2017-05-16">
            <text:p>16</text:p>
          </table:table-cell>
          <table:table-cell table:style-name="ce133" table:formula="of:=[.S2]+1" office:value-type="date" office:date-value="2017-05-17">
            <text:p>17</text:p>
          </table:table-cell>
          <table:table-cell table:style-name="ce133" table:formula="of:=[.T2]+1" office:value-type="date" office:date-value="2017-05-18">
            <text:p>18</text:p>
          </table:table-cell>
          <table:table-cell table:style-name="ce133" table:formula="of:=[.U2]+1" office:value-type="date" office:date-value="2017-05-19">
            <text:p>19</text:p>
          </table:table-cell>
          <table:table-cell table:style-name="ce133" table:formula="of:=[.V2]+1" office:value-type="date" office:date-value="2017-05-20">
            <text:p>20</text:p>
          </table:table-cell>
          <table:table-cell table:style-name="ce133" table:formula="of:=[.W2]+1" office:value-type="date" office:date-value="2017-05-21">
            <text:p>21</text:p>
          </table:table-cell>
          <table:table-cell table:style-name="ce133" table:formula="of:=[.X2]+1" office:value-type="date" office:date-value="2017-05-22">
            <text:p>22</text:p>
          </table:table-cell>
          <table:table-cell table:style-name="ce133" table:formula="of:=[.Y2]+1" office:value-type="date" office:date-value="2017-05-23">
            <text:p>23</text:p>
          </table:table-cell>
          <table:table-cell table:style-name="ce133" table:formula="of:=[.Z2]+1" office:value-type="date" office:date-value="2017-05-24">
            <text:p>24</text:p>
          </table:table-cell>
          <table:table-cell table:style-name="ce133" table:formula="of:=[.AA2]+1" office:value-type="date" office:date-value="2017-05-25">
            <text:p>25</text:p>
          </table:table-cell>
          <table:table-cell table:style-name="ce133" table:formula="of:=[.AB2]+1" office:value-type="date" office:date-value="2017-05-26">
            <text:p>26</text:p>
          </table:table-cell>
          <table:table-cell table:style-name="ce133" table:formula="of:=[.AC2]+1" office:value-type="date" office:date-value="2017-05-27">
            <text:p>27</text:p>
          </table:table-cell>
          <table:table-cell table:style-name="ce133" table:formula="of:=[.AD2]+1" office:value-type="date" office:date-value="2017-05-28">
            <text:p>28</text:p>
          </table:table-cell>
          <table:table-cell table:style-name="ce133" table:formula="of:=[.AE2]+1" office:value-type="date" office:date-value="2017-05-29">
            <text:p>29</text:p>
          </table:table-cell>
          <table:table-cell table:style-name="ce133" table:formula="of:=[.AF2]+1" office:value-type="date" office:date-value="2017-05-30">
            <text:p>30</text:p>
          </table:table-cell>
          <table:table-cell table:style-name="ce133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31" table:formula="of:=SUM([.D4:.AH4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0.1094in" draw:caption-point-x="-0.2402in" draw:caption-point-y="0.6087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7.7988in" svg:y="0.1102in" draw:caption-point-x="-0.2402in" draw:caption-point-y="0.6079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0.1118in" draw:caption-point-x="-0.2402in" draw:caption-point-y="0.6063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0.1146in" draw:caption-point-x="-0.2402in" draw:caption-point-y="0.6035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8323in" svg:y="0.115in" draw:caption-point-x="-0.2402in" draw:caption-point-y="0.6031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0.1157in" draw:caption-point-x="-0.2402in" draw:caption-point-y="0.6024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31" table:formula="of:=SUM([.D5:.AH5])" office:value-type="float" office:value="2.5">
            <text:p>2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0.3559in" draw:caption-point-x="-0.2402in" draw:caption-point-y="0.6098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0.3559in" draw:caption-point-x="-0.2402in" draw:caption-point-y="0.6098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0.3575in" draw:caption-point-x="-0.2402in" draw:caption-point-y="0.6083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3" draw:text-style-name="P1" svg:width="1.1413in" svg:height="0.7012in" svg:x="9.2661in" svg:y="0.3579in" draw:caption-point-x="-0.2402in" draw:caption-point-y="0.6079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0.3583in" draw:caption-point-x="-0.2402in" draw:caption-point-y="0.6075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0.3591in" draw:caption-point-x="-0.2402in" draw:caption-point-y="0.6067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0.6358in" svg:y="0.3594in" draw:caption-point-x="-0.2402in" draw:caption-point-y="0.6063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0.363in" draw:caption-point-x="-0.2402in" draw:caption-point-y="0.6028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3642in" draw:caption-point-x="-0.2402in" draw:caption-point-y="0.6016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1" table:formula="of:=SUM([.D6:.AH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0157in" svg:y="0.6028in" draw:caption-point-x="-0.2402in" draw:caption-point-y="0.6106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0.6047in" draw:caption-point-x="-0.2402in" draw:caption-point-y="0.6087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6358in" svg:y="0.6071in" draw:caption-point-x="-0.2402in" draw:caption-point-y="0.6063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5" office:value-type="float" office:value="0">
            <office:annotation draw:style-name="gr9" draw:text-style-name="P1" svg:width="1.1413in" svg:height="1.1677in" svg:x="11.0925in" svg:y="0.6079in" draw:caption-point-x="-0.2402in" draw:caption-point-y="0.6055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0.6098in" draw:caption-point-x="-0.2402in" draw:caption-point-y="0.6035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0.6118in" draw:caption-point-x="-0.2402in" draw:caption-point-y="0.6016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0.8543in" draw:caption-point-x="-0.2402in" draw:caption-point-y="0.6067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8606in" draw:caption-point-x="-0.2402in" draw:caption-point-y="0.6004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31" table:formula="of:=SUM([.D8:.AH8])" office:value-type="float" office:value="3.5">
            <text:p>3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4.0157in" svg:y="1.0902in" draw:caption-point-x="-0.2402in" draw:caption-point-y="0.618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1.1051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5.6587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9.7228in" svg:y="1.3492in" draw:caption-point-x="-0.2402in" draw:caption-point-y="0.6075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31" table:formula="of:=SUM([.D10:.AH10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3.5591in" svg:y="1.5933in" draw:caption-point-x="-0.2402in" draw:caption-point-y="0.611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1.5965in" draw:caption-point-x="-0.2402in" draw:caption-point-y="0.6079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5992in" draw:caption-point-x="-0.2402in" draw:caption-point-y="0.6051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572in" svg:y="1.6028in" draw:caption-point-x="-0.2402in" draw:caption-point-y="0.6016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31" table:formula="of:=SUM([.D11:.AH11])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1.8417in" draw:caption-point-x="-0.2402in" draw:caption-point-y="0.6102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5.8421in" svg:y="1.8421in" draw:caption-point-x="-0.2402in" draw:caption-point-y="0.6098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1.8425in" draw:caption-point-x="-0.2402in" draw:caption-point-y="0.6094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.8437in" draw:caption-point-x="-0.2402in" draw:caption-point-y="0.6083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1.8441in" draw:caption-point-x="-0.2402in" draw:caption-point-y="0.6079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1.8457in" draw:caption-point-x="-0.2402in" draw:caption-point-y="0.6063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8469in" draw:caption-point-x="-0.2402in" draw:caption-point-y="0.6051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14.289in" svg:y="1.8484in" draw:caption-point-x="-0.2402in" draw:caption-point-y="0.6035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.8496in" draw:caption-point-x="-0.2402in" draw:caption-point-y="0.6024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1.85in" draw:caption-point-x="-0.2402in" draw:caption-point-y="0.602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.8504in" draw:caption-point-x="-0.2402in" draw:caption-point-y="0.6016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31"/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2.0906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2.0909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2.0913in" draw:caption-point-x="-0.2402in" draw:caption-point-y="0.6083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2.0929in" draw:caption-point-x="-0.2402in" draw:caption-point-y="0.6067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2.098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1" table:formula="of:=SUM([.D13:.AH13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3382in" draw:caption-point-x="-0.2402in" draw:caption-point-y="0.6091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2.3449in" draw:caption-point-x="-0.2402in" draw:caption-point-y="0.6024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6.572in" svg:y="2.3457in" draw:caption-point-x="-0.2402in" draw:caption-point-y="0.6016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31" table:formula="of:=SUM([.D14:.AH14])" office:value-type="float" office:value="4.5">
            <text:p>4.5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6.8205in" svg:y="2.5858in" draw:caption-point-x="-0.2402in" draw:caption-point-y="0.6091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.5">
            <office:annotation draw:style-name="gr6" draw:text-style-name="P1" svg:width="1.1413in" svg:height="0.2634in" svg:x="7.3094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6" draw:text-style-name="P1" svg:width="1.1413in" svg:height="0.2634in" svg:x="9.2661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6358in" svg:y="2.5886in" draw:caption-point-x="-0.2402in" draw:caption-point-y="0.6063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3.3756in" svg:y="2.5921in" draw:caption-point-x="-0.2402in" draw:caption-point-y="0.6028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31" table:formula="of:=SUM([.D15:.AH1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8335in" draw:caption-point-x="-0.2402in" draw:caption-point-y="0.6091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2.8335in" draw:caption-point-x="-0.2402in" draw:caption-point-y="0.6091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2.8366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2.8398in" draw:caption-point-x="-0.2402in" draw:caption-point-y="0.6028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1154in" svg:y="2.8406in" draw:caption-point-x="-0.2402in" draw:caption-point-y="0.602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572in" svg:y="2.8413in" draw:caption-point-x="-0.2402in" draw:caption-point-y="0.6012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31" table:formula="of:=SUM([.D16:.AH16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Default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3.0827in" draw:caption-point-x="-0.2402in" draw:caption-point-y="0.6075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31" table:formula="of:=SUM([.D17:.AH17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5.8421in" svg:y="3.3283in" draw:caption-point-x="-0.2402in" draw:caption-point-y="0.6098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3.335in" draw:caption-point-x="-0.2402in" draw:caption-point-y="0.6031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31" table:formula="of:=SUM([.D18:.AH18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472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1" table:formula="of:=SUM([.D19:.AH19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15.6587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1154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572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31" table:formula="of:=SUM([.D20:.AH20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4.0717in" draw:caption-point-x="-0.2402in" draw:caption-point-y="0.6094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4.0732in" draw:caption-point-x="-0.2402in" draw:caption-point-y="0.6079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1791in" svg:y="4.0744in" draw:caption-point-x="-0.2402in" draw:caption-point-y="0.6067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4.075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4.0776in" draw:caption-point-x="-0.2402in" draw:caption-point-y="0.6035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4.0783in" draw:caption-point-x="-0.2402in" draw:caption-point-y="0.6028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4.0787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4.3224in" draw:caption-point-x="-0.2402in" draw:caption-point-y="0.6063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2.4622in" svg:y="4.3236in" draw:caption-point-x="-0.2402in" draw:caption-point-y="0.6051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1" table:formula="of:=SUM([.D23:.AH2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31" table:formula="of:=SUM([.D24:.AH24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5.0657in" draw:caption-point-x="-0.2402in" draw:caption-point-y="0.6059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1" table:formula="of:=SUM([.D25:.AH2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5.8421in" svg:y="5.3091in" draw:caption-point-x="-0.2402in" draw:caption-point-y="0.6102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1" table:formula="of:=SUM([.D26:.AH26])" office:value-type="float" office:value="5">
            <text:p>5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3.5591in" svg:y="5.5563in" draw:caption-point-x="-0.2402in" draw:caption-point-y="0.611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4.0157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3311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5.5563in" draw:caption-point-x="-0.2402in" draw:caption-point-y="0.611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1" table:formula="of:=SUM([.D27:.AH27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5.8063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31" table:formula="of:=SUM([.D28:.AH2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7988in" svg:y="6.0543in" draw:caption-point-x="-0.2402in" draw:caption-point-y="0.6083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0559in" draw:caption-point-x="-0.2402in" draw:caption-point-y="0.6067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2.9189in" svg:y="6.0591in" draw:caption-point-x="-0.2402in" draw:caption-point-y="0.6035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6.0606in" draw:caption-point-x="-0.2402in" draw:caption-point-y="0.602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061in" draw:caption-point-x="-0.2402in" draw:caption-point-y="0.6016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1" table:formula="of:=SUM([.D29:.AH29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6.2992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6.3in" draw:caption-point-x="-0.2402in" draw:caption-point-y="0.6102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6.3012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6.3016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7988in" svg:y="6.3016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6.3024in" draw:caption-point-x="-0.2402in" draw:caption-point-y="0.6079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6.3028in" draw:caption-point-x="-0.2402in" draw:caption-point-y="0.6075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3035in" draw:caption-point-x="-0.2402in" draw:caption-point-y="0.6067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6.3059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3087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1" table:formula="of:=SUM([.D31:.AH31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6.7969in" draw:caption-point-x="-0.2402in" draw:caption-point-y="0.6087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6.7933in" draw:caption-point-x="-0.2402in" draw:caption-point-y="0.6122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6.8in" draw:caption-point-x="-0.2402in" draw:caption-point-y="0.6055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3.3756in" svg:y="6.7933in" draw:caption-point-x="-0.2402in" draw:caption-point-y="0.6122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7.0453in" draw:caption-point-x="-0.2402in" draw:caption-point-y="0.6079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8323in" svg:y="7.05in" draw:caption-point-x="-0.2402in" draw:caption-point-y="0.6031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7.5398in" draw:caption-point-x="-0.2402in" draw:caption-point-y="0.6087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7.5421in" draw:caption-point-x="-0.2402in" draw:caption-point-y="0.6063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7.5457in" draw:caption-point-x="-0.2402in" draw:caption-point-y="0.6028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1" table:formula="of:=SUM([.D35:.AH35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7921in" draw:caption-point-x="-0.2402in" draw:caption-point-y="0.6043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7.7929in" draw:caption-point-x="-0.2402in" draw:caption-point-y="0.6035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7.7937in" draw:caption-point-x="-0.2402in" draw:caption-point-y="0.6028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1" table:formula="of:=SUM([.D36:.AH36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8.0331in" draw:caption-point-x="-0.2402in" draw:caption-point-y="0.611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3094in" svg:y="8.0354in" draw:caption-point-x="-0.2402in" draw:caption-point-y="0.6087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8.0362in" draw:caption-point-x="-0.2402in" draw:caption-point-y="0.6079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8.0378in" draw:caption-point-x="-0.2402in" draw:caption-point-y="0.6063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038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8.0406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8.0413in" draw:caption-point-x="-0.2402in" draw:caption-point-y="0.6028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8.0417in" draw:caption-point-x="-0.2402in" draw:caption-point-y="0.6024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31" table:formula="of:=SUM([.D37:.AH37])" office:value-type="float" office:value="9.5">
            <text:p>9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.5">
            <office:annotation draw:style-name="gr4" draw:text-style-name="P1" svg:width="1.1413in" svg:height="0.3902in" svg:x="4.472in" svg:y="8.2815in" draw:caption-point-x="-0.2402in" draw:caption-point-y="0.6102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6.3311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8.2835in" draw:caption-point-x="-0.2402in" draw:caption-point-y="0.6083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2858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8.2854in" draw:caption-point-x="-0.2402in" draw:caption-point-y="0.6063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2.9189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8.289in" draw:caption-point-x="-0.2402in" draw:caption-point-y="0.6028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1154in" svg:y="8.2898in" draw:caption-point-x="-0.2402in" draw:caption-point-y="0.602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2894in" draw:caption-point-x="-0.2402in" draw:caption-point-y="0.6024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1" table:formula="of:=SUM([.D38:.AH3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8.5303in" draw:caption-point-x="-0.2402in" draw:caption-point-y="0.6091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8.5307in" draw:caption-point-x="-0.2402in" draw:caption-point-y="0.6087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1791in" svg:y="8.5228in" draw:caption-point-x="-0.2402in" draw:caption-point-y="0.616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8.5331in" draw:caption-point-x="-0.2402in" draw:caption-point-y="0.6063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1" table:formula="of:=SUM([.D39:.AH39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8.7776in" draw:caption-point-x="-0.2402in" draw:caption-point-y="0.6094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8.778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8.7795in" draw:caption-point-x="-0.2402in" draw:caption-point-y="0.6075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15.6587in" svg:y="8.7846in" draw:caption-point-x="-0.2402in" draw:caption-point-y="0.6024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7858in" draw:caption-point-x="-0.2402in" draw:caption-point-y="0.6012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31" table:formula="of:=SUM([.D40:.AH40])" office:value-type="float" office:value="6">
            <text:p>6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4.472in" svg:y="9.0244in" draw:caption-point-x="-0.2402in" draw:caption-point-y="0.6102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6.8205in" svg:y="9.0205in" draw:caption-point-x="-0.2402in" draw:caption-point-y="0.6142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179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3.3756in" svg:y="9.0311in" draw:caption-point-x="-0.2402in" draw:caption-point-y="0.6035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9.0323in" draw:caption-point-x="-0.2402in" draw:caption-point-y="0.6024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31" table:formula="of:=SUM([.D41:.AH41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9.2724in" draw:caption-point-x="-0.2402in" draw:caption-point-y="0.6098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9.2744in" draw:caption-point-x="-0.2402in" draw:caption-point-y="0.6079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9.2764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278in" draw:caption-point-x="-0.2402in" draw:caption-point-y="0.6043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2787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9.2791in" draw:caption-point-x="-0.2402in" draw:caption-point-y="0.6031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31" table:formula="of:=SUM([.D42:.AH42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3.5591in" svg:y="9.5165in" draw:caption-point-x="-0.2402in" draw:caption-point-y="0.6134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5256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31" table:formula="of:=SUM([.D43:.AH43])" office:value-type="float" office:value="1.5">
            <text:p>1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9.7685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0.6358in" svg:y="9.7713in" draw:caption-point-x="-0.2402in" draw:caption-point-y="0.6063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7713in" draw:caption-point-x="-0.2402in" draw:caption-point-y="0.6063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7732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774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9.7756in" draw:caption-point-x="-0.2402in" draw:caption-point-y="0.602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16.572in" svg:y="9.776in" draw:caption-point-x="-0.2402in" draw:caption-point-y="0.6016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31" table:formula="of:=SUM([.D44:.AH44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9.2661in" svg:y="10.0177in" draw:caption-point-x="-0.2402in" draw:caption-point-y="0.6079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1154in" svg:y="10.0236in" draw:caption-point-x="-0.2402in" draw:caption-point-y="0.602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1" table:formula="of:=SUM([.D45:.AH45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10.2622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2626in" draw:caption-point-x="-0.2402in" draw:caption-point-y="0.6106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4.472in" svg:y="10.263in" draw:caption-point-x="-0.2402in" draw:caption-point-y="0.6102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10.2634in" draw:caption-point-x="-0.2402in" draw:caption-point-y="0.6098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10.2638in" draw:caption-point-x="-0.2402in" draw:caption-point-y="0.6094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10.2642in" draw:caption-point-x="-0.2402in" draw:caption-point-y="0.6091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10.2646in" draw:caption-point-x="-0.2402in" draw:caption-point-y="0.6087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0.265in" draw:caption-point-x="-0.2402in" draw:caption-point-y="0.6083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9.2661in" svg:y="10.2654in" draw:caption-point-x="-0.2402in" draw:caption-point-y="0.6079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5" office:value-type="float" office:value="1">
            <office:annotation draw:style-name="gr3" draw:text-style-name="P1" svg:width="1.1413in" svg:height="0.7012in" svg:x="9.7228in" svg:y="10.2661in" draw:caption-point-x="-0.2402in" draw:caption-point-y="0.6071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0.1791in" svg:y="10.2665in" draw:caption-point-x="-0.2402in" draw:caption-point-y="0.6067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5" office:value-type="float" office:value="0.5">
            <office:annotation draw:style-name="gr8" draw:text-style-name="P1" svg:width="1.1413in" svg:height="0.8567in" svg:x="10.6358in" svg:y="10.2669in" draw:caption-point-x="-0.2402in" draw:caption-point-y="0.6063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0.2681in" draw:caption-point-x="-0.2402in" draw:caption-point-y="0.6051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10.2697in" draw:caption-point-x="-0.2402in" draw:caption-point-y="0.6035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3.8323in" svg:y="10.2701in" draw:caption-point-x="-0.2402in" draw:caption-point-y="0.6031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10.2705in" draw:caption-point-x="-0.2402in" draw:caption-point-y="0.6028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0.2709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10.2713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31" table:formula="of:=SUM([.D46:.AH4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5098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10.5134in" draw:caption-point-x="-0.2402in" draw:caption-point-y="0.6075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9.7228in" svg:y="10.7614in" draw:caption-point-x="-0.2402in" draw:caption-point-y="0.6071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10.7618in" draw:caption-point-x="-0.2402in" draw:caption-point-y="0.6067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6" table:number-columns-repeated="4"/>
          <table:table-cell table:style-name="ce138"/>
          <table:table-cell table:style-name="ce13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6" table:number-columns-repeated="4"/>
          <table:table-cell table:style-name="ce139" table:number-columns-repeated="7"/>
          <table:table-cell table:style-name="ce13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45" table:number-columns-repeated="8"/>
          <table:table-cell table:style-name="ce153" office:value-type="string" table:number-columns-spanned="2" table:number-rows-spanned="1">
            <text:p>Month</text:p>
          </table:table-cell>
          <table:covered-table-cell table:style-name="ce154"/>
          <table:table-cell table:style-name="ce155" table:content-validation-name="val1" office:value-type="float" office:value="6" table:number-columns-spanned="2" table:number-rows-spanned="1">
            <text:p>6</text:p>
          </table:table-cell>
          <table:covered-table-cell table:style-name="ce154"/>
          <table:table-cell table:style-name="ce153" office:value-type="string" table:number-columns-spanned="2" table:number-rows-spanned="1">
            <text:p>Year</text:p>
          </table:table-cell>
          <table:covered-table-cell table:style-name="ce154"/>
          <table:table-cell table:style-name="ce153" office:value-type="float" office:value="2017" table:number-columns-spanned="2" table:number-rows-spanned="1">
            <text:p>2017</text:p>
          </table:table-cell>
          <table:covered-table-cell table:style-name="ce156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46" table:formula="of:=DATE([.$R$1];[.N1];1)" office:value-type="date" office:date-value="2017-06-01">
            <text:p>01</text:p>
          </table:table-cell>
          <table:table-cell table:style-name="ce146" table:formula="of:=[.D2]+1" office:value-type="date" office:date-value="2017-06-02">
            <text:p>02</text:p>
          </table:table-cell>
          <table:table-cell table:style-name="ce146" table:formula="of:=[.E2]+1" office:value-type="date" office:date-value="2017-06-03">
            <text:p>03</text:p>
          </table:table-cell>
          <table:table-cell table:style-name="ce146" table:formula="of:=[.F2]+1" office:value-type="date" office:date-value="2017-06-04">
            <text:p>04</text:p>
          </table:table-cell>
          <table:table-cell table:style-name="ce146" table:formula="of:=[.G2]+1" office:value-type="date" office:date-value="2017-06-05">
            <text:p>05</text:p>
          </table:table-cell>
          <table:table-cell table:style-name="ce146" table:formula="of:=[.H2]+1" office:value-type="date" office:date-value="2017-06-06">
            <text:p>06</text:p>
          </table:table-cell>
          <table:table-cell table:style-name="ce146" table:formula="of:=[.I2]+1" office:value-type="date" office:date-value="2017-06-07">
            <text:p>07</text:p>
          </table:table-cell>
          <table:table-cell table:style-name="ce146" table:formula="of:=[.J2]+1" office:value-type="date" office:date-value="2017-06-08">
            <text:p>08</text:p>
          </table:table-cell>
          <table:table-cell table:style-name="ce146" table:formula="of:=[.K2]+1" office:value-type="date" office:date-value="2017-06-09">
            <text:p>09</text:p>
          </table:table-cell>
          <table:table-cell table:style-name="ce146" table:formula="of:=[.L2]+1" office:value-type="date" office:date-value="2017-06-10">
            <text:p>10</text:p>
          </table:table-cell>
          <table:table-cell table:style-name="ce146" table:formula="of:=[.M2]+1" office:value-type="date" office:date-value="2017-06-11">
            <text:p>11</text:p>
          </table:table-cell>
          <table:table-cell table:style-name="ce146" table:formula="of:=[.N2]+1" office:value-type="date" office:date-value="2017-06-12">
            <text:p>12</text:p>
          </table:table-cell>
          <table:table-cell table:style-name="ce146" table:formula="of:=[.O2]+1" office:value-type="date" office:date-value="2017-06-13">
            <text:p>13</text:p>
          </table:table-cell>
          <table:table-cell table:style-name="ce146" table:formula="of:=[.P2]+1" office:value-type="date" office:date-value="2017-06-14">
            <text:p>14</text:p>
          </table:table-cell>
          <table:table-cell table:style-name="ce146" table:formula="of:=[.Q2]+1" office:value-type="date" office:date-value="2017-06-15">
            <text:p>15</text:p>
          </table:table-cell>
          <table:table-cell table:style-name="ce146" table:formula="of:=[.R2]+1" office:value-type="date" office:date-value="2017-06-16">
            <text:p>16</text:p>
          </table:table-cell>
          <table:table-cell table:style-name="ce146" table:formula="of:=[.S2]+1" office:value-type="date" office:date-value="2017-06-17">
            <text:p>17</text:p>
          </table:table-cell>
          <table:table-cell table:style-name="ce146" table:formula="of:=[.T2]+1" office:value-type="date" office:date-value="2017-06-18">
            <text:p>18</text:p>
          </table:table-cell>
          <table:table-cell table:style-name="ce146" table:formula="of:=[.U2]+1" office:value-type="date" office:date-value="2017-06-19">
            <text:p>19</text:p>
          </table:table-cell>
          <table:table-cell table:style-name="ce146" table:formula="of:=[.V2]+1" office:value-type="date" office:date-value="2017-06-20">
            <text:p>20</text:p>
          </table:table-cell>
          <table:table-cell table:style-name="ce146" table:formula="of:=[.W2]+1" office:value-type="date" office:date-value="2017-06-21">
            <text:p>21</text:p>
          </table:table-cell>
          <table:table-cell table:style-name="ce146" table:formula="of:=[.X2]+1" office:value-type="date" office:date-value="2017-06-22">
            <text:p>22</text:p>
          </table:table-cell>
          <table:table-cell table:style-name="ce146" table:formula="of:=[.Y2]+1" office:value-type="date" office:date-value="2017-06-23">
            <text:p>23</text:p>
          </table:table-cell>
          <table:table-cell table:style-name="ce146" table:formula="of:=[.Z2]+1" office:value-type="date" office:date-value="2017-06-24">
            <text:p>24</text:p>
          </table:table-cell>
          <table:table-cell table:style-name="ce146" table:formula="of:=[.AA2]+1" office:value-type="date" office:date-value="2017-06-25">
            <text:p>25</text:p>
          </table:table-cell>
          <table:table-cell table:style-name="ce146" table:formula="of:=[.AB2]+1" office:value-type="date" office:date-value="2017-06-26">
            <text:p>26</text:p>
          </table:table-cell>
          <table:table-cell table:style-name="ce146" table:formula="of:=[.AC2]+1" office:value-type="date" office:date-value="2017-06-27">
            <text:p>27</text:p>
          </table:table-cell>
          <table:table-cell table:style-name="ce146" table:formula="of:=[.AD2]+1" office:value-type="date" office:date-value="2017-06-28">
            <text:p>28</text:p>
          </table:table-cell>
          <table:table-cell table:style-name="ce146" table:formula="of:=[.AE2]+1" office:value-type="date" office:date-value="2017-06-29">
            <text:p>29</text:p>
          </table:table-cell>
          <table:table-cell table:style-name="ce146" table:formula="of:=[.AF2]+1" office:value-type="date" office:date-value="2017-06-30">
            <text:p>30</text:p>
          </table:table-cell>
          <table:table-cell table:style-name="ce146" table:formula="of:=[.AG2]+1" office:value-type="date" office:date-value="2017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44" table:formula="of:=SUM([.D4:.AH4])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5457in" svg:x="2.6457in" svg:y="0.1106in" draw:caption-point-x="-0.2402in" draw:caption-point-y="0.6075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1024in" svg:y="0.111in" draw:caption-point-x="-0.2402in" draw:caption-point-y="0.6071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0.1118in" draw:caption-point-x="-0.2402in" draw:caption-point-y="0.6063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0.1126in" draw:caption-point-x="-0.2402in" draw:caption-point-y="0.6055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0.1146in" draw:caption-point-x="-0.2402in" draw:caption-point-y="0.6035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0.115in" draw:caption-point-x="-0.2402in" draw:caption-point-y="0.6031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0059in" svg:y="0.1165in" draw:caption-point-x="-0.2402in" draw:caption-point-y="0.6016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1154in" svg:y="0.1197in" draw:caption-point-x="-0.2402in" draw:caption-point-y="0.5984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44" table:formula="of:=SUM([.D5:.AH5])" office:value-type="float" office:value="1"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3583in" draw:caption-point-x="-0.2402in" draw:caption-point-y="0.6075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0.3587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4.472in" svg:y="0.3591in" draw:caption-point-x="-0.2402in" draw:caption-point-y="0.6067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3594in" draw:caption-point-x="-0.2402in" draw:caption-point-y="0.6063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5.8421in" svg:y="0.3606in" draw:caption-point-x="-0.2402in" draw:caption-point-y="0.6051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0.361in" draw:caption-point-x="-0.2402in" draw:caption-point-y="0.6047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0.361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0.3622in" draw:caption-point-x="-0.2402in" draw:caption-point-y="0.6035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9.2661in" svg:y="0.3626in" draw:caption-point-x="-0.2402in" draw:caption-point-y="0.6031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0.3634in" draw:caption-point-x="-0.2402in" draw:caption-point-y="0.6024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0.3646in" draw:caption-point-x="-0.2402in" draw:caption-point-y="0.6012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0.3654in" draw:caption-point-x="-0.2402in" draw:caption-point-y="0.6004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0.3665in" draw:caption-point-x="-0.2402in" draw:caption-point-y="0.5992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0.3669in" draw:caption-point-x="-0.2402in" draw:caption-point-y="0.598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26"/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4" table:formula="of:=SUM([.D7:.AH7])" office:value-type="float" office:value="3">
            <text:p>3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8539in" draw:caption-point-x="-0.2402in" draw:caption-point-y="0.6071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0.8543in" draw:caption-point-x="-0.2402in" draw:caption-point-y="0.6067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0.8559in" draw:caption-point-x="-0.2402in" draw:caption-point-y="0.6051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0.8563in" draw:caption-point-x="-0.2402in" draw:caption-point-y="0.6047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7228in" svg:y="0.8579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0.8618in" draw:caption-point-x="-0.2402in" draw:caption-point-y="0.5992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1.1031in" draw:caption-point-x="-0.2402in" draw:caption-point-y="0.6055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1.1039in" draw:caption-point-x="-0.2402in" draw:caption-point-y="0.6047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1051in" draw:caption-point-x="-0.2402in" draw:caption-point-y="0.6035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1.1059in" draw:caption-point-x="-0.2402in" draw:caption-point-y="0.6028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.1079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1.5">
            <text:p>1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2" draw:text-style-name="P1" svg:width="1.1413in" svg:height="0.5457in" svg:x="7.7988in" svg:y="1.3524in" draw:caption-point-x="-0.2402in" draw:caption-point-y="0.6043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3531in" draw:caption-point-x="-0.2402in" draw:caption-point-y="0.6035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3551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202in" svg:y="1.3575in" draw:caption-point-x="-0.2402in" draw:caption-point-y="0.5992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598in" draw:caption-point-x="-0.2402in" draw:caption-point-y="0.6063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1.5996in" draw:caption-point-x="-0.2402in" draw:caption-point-y="0.6047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1.6004in" draw:caption-point-x="-0.2402in" draw:caption-point-y="0.6039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6587in" svg:y="1.6055in" draw:caption-point-x="-0.2402in" draw:caption-point-y="0.598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850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.8508in" draw:caption-point-x="-0.2402in" draw:caption-point-y="0.6012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44" table:formula="of:=SUM([.D12:.AH12])" office:value-type="float" office:value="10">
            <text:p>1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2.0925in" draw:caption-point-x="-0.2402in" draw:caption-point-y="0.6071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2.0929in" draw:caption-point-x="-0.2402in" draw:caption-point-y="0.6067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0933in" draw:caption-point-x="-0.2402in" draw:caption-point-y="0.6063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0945in" draw:caption-point-x="-0.2402in" draw:caption-point-y="0.6051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2.0949in" draw:caption-point-x="-0.2402in" draw:caption-point-y="0.6047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0965in" draw:caption-point-x="-0.2402in" draw:caption-point-y="0.6031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2.0969in" draw:caption-point-x="-0.2402in" draw:caption-point-y="0.6028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1.0925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1.549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44"/>
          <table:table-cell table:style-name="ce148" office:value-type="float" office:value="0">
            <office:annotation draw:style-name="gr6" draw:text-style-name="P1" svg:width="1.1413in" svg:height="0.2634in" svg:x="2.6457in" svg:y="2.3398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3409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2.3421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2.3433in" draw:caption-point-x="-0.2402in" draw:caption-point-y="0.6039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2.3437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3441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2.3453in" draw:caption-point-x="-0.2402in" draw:caption-point-y="0.60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2.3457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4.5">
            <text:p>4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2.5894in" draw:caption-point-x="-0.2402in" draw:caption-point-y="0.6055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2.5894in" draw:caption-point-x="-0.2402in" draw:caption-point-y="0.6055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5898in" draw:caption-point-x="-0.2402in" draw:caption-point-y="0.6051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2.5906in" draw:caption-point-x="-0.2402in" draw:caption-point-y="0.6043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2.5913in" draw:caption-point-x="-0.2402in" draw:caption-point-y="0.6035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2.5917in" draw:caption-point-x="-0.2402in" draw:caption-point-y="0.6031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1.0925in" svg:y="2.5929in" draw:caption-point-x="-0.2402in" draw:caption-point-y="0.60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2.5929in" draw:caption-point-x="-0.2402in" draw:caption-point-y="0.60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1154in" svg:y="2.5965in" draw:caption-point-x="-0.2402in" draw:caption-point-y="0.5984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44" table:formula="of:=SUM([.D15:.AH15])" office:value-type="float" office:value="4">
            <text:p>4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2.835in" draw:caption-point-x="-0.2402in" draw:caption-point-y="0.6075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8421in" svg:y="2.8374in" draw:caption-point-x="-0.2402in" draw:caption-point-y="0.6051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text:p>0.5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9.2661in" svg:y="2.8398in" draw:caption-point-x="-0.2402in" draw:caption-point-y="0.6028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office:annotation draw:style-name="gr6" draw:text-style-name="P1" svg:width="1.1413in" svg:height="0.2634in" svg:x="9.7228in" svg:y="2.8398in" draw:caption-point-x="-0.2402in" draw:caption-point-y="0.6028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5.6587in" svg:y="2.8441in" draw:caption-point-x="-0.2402in" draw:caption-point-y="0.5984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44" table:formula="of:=SUM([.D16:.AH16])" office:value-type="float" office:value="2">
            <text:p>2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3.0839in" draw:caption-point-x="-0.2402in" draw:caption-point-y="0.6063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3.0862in" draw:caption-point-x="-0.2402in" draw:caption-point-y="0.6039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3.087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3.0894in" draw:caption-point-x="-0.2402in" draw:caption-point-y="0.6008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44" table:formula="of:=SUM([.D17:.AH1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44" table:formula="of:=SUM([.D18:.AH18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3.5815in" draw:caption-point-x="-0.2402in" draw:caption-point-y="0.6043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19in" draw:caption-point-x="-0.2402in" draw:caption-point-y="0.6039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2661in" svg:y="3.5827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4.289in" svg:y="3.5854in" draw:caption-point-x="-0.2402in" draw:caption-point-y="0.6004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44" table:formula="of:=SUM([.D19:.AH19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3.8283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4.0736in" draw:caption-point-x="-0.2402in" draw:caption-point-y="0.6075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4.0748in" draw:caption-point-x="-0.2402in" draw:caption-point-y="0.6063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1.0925in" svg:y="4.0787in" draw:caption-point-x="-0.2402in" draw:caption-point-y="0.6024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44" table:formula="of:=SUM([.D21:.AH21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4.3232in" draw:caption-point-x="-0.2402in" draw:caption-point-y="0.6055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4.324in" draw:caption-point-x="-0.2402in" draw:caption-point-y="0.6047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4.3252in" draw:caption-point-x="-0.2402in" draw:caption-point-y="0.6035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7228in" svg:y="4.326in" draw:caption-point-x="-0.2402in" draw:caption-point-y="0.6028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4.3272in" draw:caption-point-x="-0.2402in" draw:caption-point-y="0.6016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4.3276in" draw:caption-point-x="-0.2402in" draw:caption-point-y="0.6012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4.328in" draw:caption-point-x="-0.2402in" draw:caption-point-y="0.6008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4.3283in" draw:caption-point-x="-0.2402in" draw:caption-point-y="0.6004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4.3295in" draw:caption-point-x="-0.2402in" draw:caption-point-y="0.5992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4.3299in" draw:caption-point-x="-0.2402in" draw:caption-point-y="0.598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4.3303in" draw:caption-point-x="-0.2402in" draw:caption-point-y="0.5984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4.5701in" draw:caption-point-x="-0.2402in" draw:caption-point-y="0.6063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4" table:formula="of:=SUM([.D23:.AH23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4" table:formula="of:=SUM([.D24:.AH2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44" table:formula="of:=SUM([.D25:.AH25])" office:value-type="float" office:value="7.5">
            <text:p>7.5</text:p>
          </table:table-cell>
          <table:table-cell table:style-name="ce148" office:value-type="float" office:value="1">
            <office:annotation draw:style-name="gr6" draw:text-style-name="P1" svg:width="1.1413in" svg:height="0.2634in" svg:x="2.6457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5.842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6.331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2661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4" table:formula="of:=SUM([.D26:.AH26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4.472in" svg:y="5.5598in" draw:caption-point-x="-0.2402in" draw:caption-point-y="0.6075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5.5642in" draw:caption-point-x="-0.2402in" draw:caption-point-y="0.6031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5.5681in" draw:caption-point-x="-0.2402in" draw:caption-point-y="0.5992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4" table:formula="of:=SUM([.D27:.AH2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4" table:formula="of:=SUM([.D28:.AH2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44" table:formula="of:=SUM([.D29:.AH29])" office:value-type="float" office:value="3">
            <text:p>3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6.3055in" draw:caption-point-x="-0.2402in" draw:caption-point-y="0.6047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6.3098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4" table:formula="of:=SUM([.D30:.AH30])" office:value-type="float" office:value="1"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6.5504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6.5516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6.5524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6.5528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6.5539in" draw:caption-point-x="-0.2402in" draw:caption-point-y="0.6039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6.5543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6.5547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6.5559in" draw:caption-point-x="-0.2402in" draw:caption-point-y="0.60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6.5563in" draw:caption-point-x="-0.2402in" draw:caption-point-y="0.6016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6.5567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6.5571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5587in" draw:caption-point-x="-0.2402in" draw:caption-point-y="0.5992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4" table:formula="of:=SUM([.D31:.AH31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6.8071in" draw:caption-point-x="-0.2402in" draw:caption-point-y="0.5984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4" table:formula="of:=SUM([.D32:.AH32])" office:value-type="float" office:value="1.5">
            <text:p>1.5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7.0457in" draw:caption-point-x="-0.2402in" draw:caption-point-y="0.6075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7.0461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7.0469in" draw:caption-point-x="-0.2402in" draw:caption-point-y="0.6063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7.0476in" draw:caption-point-x="-0.2402in" draw:caption-point-y="0.6055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7.048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7.0484in" draw:caption-point-x="-0.2402in" draw:caption-point-y="0.6047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7.0461in" draw:caption-point-x="-0.2402in" draw:caption-point-y="0.6071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7.0496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7.0496in" draw:caption-point-x="-0.2402in" draw:caption-point-y="0.6035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7.050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144" table:formula="of:=SUM([.D33:.AH3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7.2917in" draw:caption-point-x="-0.2402in" draw:caption-point-y="0.6091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2996in" draw:caption-point-x="-0.2402in" draw:caption-point-y="0.6012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4.289in" svg:y="7.3004in" draw:caption-point-x="-0.2402in" draw:caption-point-y="0.6004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4" table:formula="of:=SUM([.D34:.AH3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4" table:formula="of:=SUM([.D35:.AH35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7953in" draw:caption-point-x="-0.2402in" draw:caption-point-y="0.6012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4" table:formula="of:=SUM([.D36:.AH3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8.0378in" draw:caption-point-x="-0.2402in" draw:caption-point-y="0.6063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0386in" draw:caption-point-x="-0.2402in" draw:caption-point-y="0.6055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039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8.0406in" draw:caption-point-x="-0.2402in" draw:caption-point-y="0.6035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8.0417in" draw:caption-point-x="-0.2402in" draw:caption-point-y="0.6024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8.0437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0441in" draw:caption-point-x="-0.2402in" draw:caption-point-y="0.6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0449in" draw:caption-point-x="-0.2402in" draw:caption-point-y="0.5992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8.0457in" draw:caption-point-x="-0.2402in" draw:caption-point-y="0.5984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8.2846in" draw:caption-point-x="-0.2402in" draw:caption-point-y="0.6071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2866in" draw:caption-point-x="-0.2402in" draw:caption-point-y="0.6051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8.2874in" draw:caption-point-x="-0.2402in" draw:caption-point-y="0.6043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8.287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44" table:formula="of:=SUM([.D38:.AH3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5339in" draw:caption-point-x="-0.2402in" draw:caption-point-y="0.6055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9189in" svg:y="8.5386in" draw:caption-point-x="-0.2402in" draw:caption-point-y="0.6008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5394in" draw:caption-point-x="-0.2402in" draw:caption-point-y="0.6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5402in" draw:caption-point-x="-0.2402in" draw:caption-point-y="0.5992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6">
            <text:p>36</text:p>
          </table:table-cell>
          <table:table-cell table:style-name="ce46" office:value-type="string">
            <text:p>PhongPT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 table:number-columns-repeated="21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8.7866in" draw:caption-point-x="-0.2402in" draw:caption-point-y="0.6004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4" table:formula="of:=SUM([.D40:.AH40])" office:value-type="float" office:value="2.5">
            <text:p>2.5</text:p>
          </table:table-cell>
          <table:table-cell table:style-name="ce148" office:value-type="float" office:value="0.5">
            <office:annotation draw:style-name="gr2" draw:text-style-name="P1" svg:width="1.1413in" svg:height="0.5457in" svg:x="2.6457in" svg:y="9.0268in" draw:caption-point-x="-0.2402in" draw:caption-point-y="0.6079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9.0303in" draw:caption-point-x="-0.2402in" draw:caption-point-y="0.6043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1.5492in" svg:y="9.0327in" draw:caption-point-x="-0.2402in" draw:caption-point-y="0.60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2.0059in" svg:y="9.0331in" draw:caption-point-x="-0.2402in" draw:caption-point-y="0.6016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44" table:formula="of:=SUM([.D41:.AH41])" office:value-type="float" office:value="2">
            <text:p>2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9.274in" draw:caption-point-x="-0.2402in" draw:caption-point-y="0.6083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3.1024in" svg:y="9.2732in" draw:caption-point-x="-0.2402in" draw:caption-point-y="0.6091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9.2795in" draw:caption-point-x="-0.2402in" draw:caption-point-y="0.6028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9.2803in" draw:caption-point-x="-0.2402in" draw:caption-point-y="0.60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9.5228in" draw:caption-point-x="-0.2402in" draw:caption-point-y="0.6071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9.5244in" draw:caption-point-x="-0.2402in" draw:caption-point-y="0.6055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9.5256in" draw:caption-point-x="-0.2402in" draw:caption-point-y="0.6043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9.5256in" draw:caption-point-x="-0.2402in" draw:caption-point-y="0.6043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9.526in" draw:caption-point-x="-0.2402in" draw:caption-point-y="0.6039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8.7768in" svg:y="9.526in" draw:caption-point-x="-0.2402in" draw:caption-point-y="0.6039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2661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9.5276in" draw:caption-point-x="-0.2402in" draw:caption-point-y="0.6024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5291in" draw:caption-point-x="-0.2402in" draw:caption-point-y="0.6008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9.5315in" draw:caption-point-x="-0.2402in" draw:caption-point-y="0.5984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44" table:formula="of:=SUM([.D43:.AH4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9.7709in" draw:caption-point-x="-0.2402in" draw:caption-point-y="0.6067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9.772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9.7724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9.7728in" draw:caption-point-x="-0.2402in" draw:caption-point-y="0.6047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9.774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9.7744in" draw:caption-point-x="-0.2402in" draw:caption-point-y="0.6031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9.776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9.7764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7768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9.7772in" draw:caption-point-x="-0.2402in" draw:caption-point-y="0.6004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9.7776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9.7783in" draw:caption-point-x="-0.2402in" draw:caption-point-y="0.5992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9.7787in" draw:caption-point-x="-0.2402in" draw:caption-point-y="0.598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44" table:formula="of:=SUM([.D44:.AH44])" office:value-type="float" office:value="3">
            <text:p>3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3.1024in" svg:y="10.0185in" draw:caption-point-x="-0.2402in" draw:caption-point-y="0.6071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7768in" svg:y="10.022in" draw:caption-point-x="-0.2402in" draw:caption-point-y="0.6035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02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2.4622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2.9189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144" table:formula="of:=SUM([.D45:.AH45])" office:value-type="float" office:value="3">
            <text:p>3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10.2657in" draw:caption-point-x="-0.2402in" draw:caption-point-y="0.6075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2661in" draw:caption-point-x="-0.2402in" draw:caption-point-y="0.6071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10.2669in" draw:caption-point-x="-0.2402in" draw:caption-point-y="0.6063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8" office:value-type="float" office:value="0">
            <office:annotation draw:style-name="gr3" draw:text-style-name="P1" svg:width="1.1413in" svg:height="0.7012in" svg:x="5.3854in" svg:y="10.2677in" draw:caption-point-x="-0.2402in" draw:caption-point-y="0.6055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10.2681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10.2685in" draw:caption-point-x="-0.2402in" draw:caption-point-y="0.6047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7.7988in" svg:y="10.2689in" draw:caption-point-x="-0.2402in" draw:caption-point-y="0.6043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10.2713in" draw:caption-point-x="-0.2402in" draw:caption-point-y="0.60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0.272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44" table:formula="of:=SUM([.D46:.AH4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44" table:formula="of:=SUM([.D47:.AH47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7614in" draw:caption-point-x="-0.2402in" draw:caption-point-y="0.6071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10.7618in" draw:caption-point-x="-0.2402in" draw:caption-point-y="0.6067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0.7626in" draw:caption-point-x="-0.2402in" draw:caption-point-y="0.6059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10.763in" draw:caption-point-x="-0.2402in" draw:caption-point-y="0.6055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10.7638in" draw:caption-point-x="-0.2402in" draw:caption-point-y="0.6047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0.7646in" draw:caption-point-x="-0.2402in" draw:caption-point-y="0.6039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0.765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9.7228in" svg:y="10.7657in" draw:caption-point-x="-0.2402in" draw:caption-point-y="0.6028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1.0925in" svg:y="10.7661in" draw:caption-point-x="-0.2402in" draw:caption-point-y="0.6024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7665in" draw:caption-point-x="-0.2402in" draw:caption-point-y="0.60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7669in" draw:caption-point-x="-0.2402in" draw:caption-point-y="0.6016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4622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12.9189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10.7681in" draw:caption-point-x="-0.2402in" draw:caption-point-y="0.6004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10.7685in" draw:caption-point-x="-0.2402in" draw:caption-point-y="0.6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0.8567in" svg:x="15.202in" svg:y="10.7693in" draw:caption-point-x="-0.2402in" draw:caption-point-y="0.5992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658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10.7693in" draw:caption-point-x="-0.2402in" draw:caption-point-y="0.5992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44" table:formula="of:=SUM([.D48:.AH4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6.3311in" svg:y="11.0114in" draw:caption-point-x="-0.2402in" draw:caption-point-y="0.6047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0126in" draw:caption-point-x="-0.2402in" draw:caption-point-y="0.6035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1.015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1.0154in" draw:caption-point-x="-0.2402in" draw:caption-point-y="0.6008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11.0173in" draw:caption-point-x="-0.2402in" draw:caption-point-y="0.598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6">
            <text:p>46</text:p>
          </table:table-cell>
          <table:table-cell table:style-name="ce70" office:value-type="string">
            <text:p>VietBA</text:p>
          </table:table-cell>
          <table:table-cell table:style-name="ce144" table:formula="of:=SUM([.D49:.AH49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2563in" draw:caption-point-x="-0.2402in" draw:caption-point-y="0.6075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11.2583in" draw:caption-point-x="-0.2402in" draw:caption-point-y="0.6055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11.2587in" draw:caption-point-x="-0.2402in" draw:caption-point-y="0.6051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7.7988in" svg:y="11.2594in" draw:caption-point-x="-0.2402in" draw:caption-point-y="0.6043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1.2598in" draw:caption-point-x="-0.2402in" draw:caption-point-y="0.6039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2602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11.261in" draw:caption-point-x="-0.2402in" draw:caption-point-y="0.6028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11.263in" draw:caption-point-x="-0.2402in" draw:caption-point-y="0.6008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11.2638in" draw:caption-point-x="-0.2402in" draw:caption-point-y="0.6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44" table:formula="of:=SUM([.D50:.AH50])" office:value-type="float" office:value="0.5"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5039in" draw:caption-point-x="-0.2402in" draw:caption-point-y="0.6075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9" table:number-columns-repeated="4"/>
          <table:table-cell table:style-name="ce151"/>
          <table:table-cell table:style-name="ce149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9" table:number-columns-repeated="4"/>
          <table:table-cell table:style-name="ce152" table:number-columns-repeated="7"/>
          <table:table-cell table:style-name="ce149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1783in" draw:caption-point-x="-0.2402in" draw:caption-point-y="0.5299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130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6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352in" draw:caption-point-x="-0.2402in" draw:caption-point-y="0.5299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57" table:formula="of:=SUM([.D44:.AH44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7"/>
        <table:table-column table:style-name="co26" table:number-columns-repeated="7" table:default-cell-style-name="ce177"/>
        <table:table-column table:style-name="co25" table:number-columns-repeated="16" table:default-cell-style-name="ce1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8" table:number-columns-spanned="2" table:number-rows-spanned="1">
            <text:p>8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7" table:number-columns-spanned="2" table:number-rows-spanned="1">
            <text:p>2017</text:p>
          </table:table-cell>
          <table:covered-table-cell table:style-name="ce181"/>
          <table:table-cell table:style-name="ce1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73" table:formula="of:=DATE([.$R$1];[.N1];1)" office:value-type="date" office:date-value="2017-08-01">
            <text:p>01</text:p>
          </table:table-cell>
          <table:table-cell table:style-name="ce173" table:formula="of:=[.D2]+1" office:value-type="date" office:date-value="2017-08-02">
            <text:p>02</text:p>
          </table:table-cell>
          <table:table-cell table:style-name="ce173" table:formula="of:=[.E2]+1" office:value-type="date" office:date-value="2017-08-03">
            <text:p>03</text:p>
          </table:table-cell>
          <table:table-cell table:style-name="ce173" table:formula="of:=[.F2]+1" office:value-type="date" office:date-value="2017-08-04">
            <text:p>04</text:p>
          </table:table-cell>
          <table:table-cell table:style-name="ce173" table:formula="of:=[.G2]+1" office:value-type="date" office:date-value="2017-08-05">
            <text:p>05</text:p>
          </table:table-cell>
          <table:table-cell table:style-name="ce173" table:formula="of:=[.H2]+1" office:value-type="date" office:date-value="2017-08-06">
            <text:p>06</text:p>
          </table:table-cell>
          <table:table-cell table:style-name="ce173" table:formula="of:=[.I2]+1" office:value-type="date" office:date-value="2017-08-07">
            <text:p>07</text:p>
          </table:table-cell>
          <table:table-cell table:style-name="ce173" table:formula="of:=[.J2]+1" office:value-type="date" office:date-value="2017-08-08">
            <text:p>08</text:p>
          </table:table-cell>
          <table:table-cell table:style-name="ce173" table:formula="of:=[.K2]+1" office:value-type="date" office:date-value="2017-08-09">
            <text:p>09</text:p>
          </table:table-cell>
          <table:table-cell table:style-name="ce173" table:formula="of:=[.L2]+1" office:value-type="date" office:date-value="2017-08-10">
            <text:p>10</text:p>
          </table:table-cell>
          <table:table-cell table:style-name="ce173" table:formula="of:=[.M2]+1" office:value-type="date" office:date-value="2017-08-11">
            <text:p>11</text:p>
          </table:table-cell>
          <table:table-cell table:style-name="ce173" table:formula="of:=[.N2]+1" office:value-type="date" office:date-value="2017-08-12">
            <text:p>12</text:p>
          </table:table-cell>
          <table:table-cell table:style-name="ce173" table:formula="of:=[.O2]+1" office:value-type="date" office:date-value="2017-08-13">
            <text:p>13</text:p>
          </table:table-cell>
          <table:table-cell table:style-name="ce173" table:formula="of:=[.P2]+1" office:value-type="date" office:date-value="2017-08-14">
            <text:p>14</text:p>
          </table:table-cell>
          <table:table-cell table:style-name="ce173" table:formula="of:=[.Q2]+1" office:value-type="date" office:date-value="2017-08-15">
            <text:p>15</text:p>
          </table:table-cell>
          <table:table-cell table:style-name="ce173" table:formula="of:=[.R2]+1" office:value-type="date" office:date-value="2017-08-16">
            <text:p>16</text:p>
          </table:table-cell>
          <table:table-cell table:style-name="ce173" table:formula="of:=[.S2]+1" office:value-type="date" office:date-value="2017-08-17">
            <text:p>17</text:p>
          </table:table-cell>
          <table:table-cell table:style-name="ce173" table:formula="of:=[.T2]+1" office:value-type="date" office:date-value="2017-08-18">
            <text:p>18</text:p>
          </table:table-cell>
          <table:table-cell table:style-name="ce173" table:formula="of:=[.U2]+1" office:value-type="date" office:date-value="2017-08-19">
            <text:p>19</text:p>
          </table:table-cell>
          <table:table-cell table:style-name="ce173" table:formula="of:=[.V2]+1" office:value-type="date" office:date-value="2017-08-20">
            <text:p>20</text:p>
          </table:table-cell>
          <table:table-cell table:style-name="ce173" table:formula="of:=[.W2]+1" office:value-type="date" office:date-value="2017-08-21">
            <text:p>21</text:p>
          </table:table-cell>
          <table:table-cell table:style-name="ce173" table:formula="of:=[.X2]+1" office:value-type="date" office:date-value="2017-08-22">
            <text:p>22</text:p>
          </table:table-cell>
          <table:table-cell table:style-name="ce173" table:formula="of:=[.Y2]+1" office:value-type="date" office:date-value="2017-08-23">
            <text:p>23</text:p>
          </table:table-cell>
          <table:table-cell table:style-name="ce173" table:formula="of:=[.Z2]+1" office:value-type="date" office:date-value="2017-08-24">
            <text:p>24</text:p>
          </table:table-cell>
          <table:table-cell table:style-name="ce173" table:formula="of:=[.AA2]+1" office:value-type="date" office:date-value="2017-08-25">
            <text:p>25</text:p>
          </table:table-cell>
          <table:table-cell table:style-name="ce173" table:formula="of:=[.AB2]+1" office:value-type="date" office:date-value="2017-08-26">
            <text:p>26</text:p>
          </table:table-cell>
          <table:table-cell table:style-name="ce173" table:formula="of:=[.AC2]+1" office:value-type="date" office:date-value="2017-08-27">
            <text:p>27</text:p>
          </table:table-cell>
          <table:table-cell table:style-name="ce173" table:formula="of:=[.AD2]+1" office:value-type="date" office:date-value="2017-08-28">
            <text:p>28</text:p>
          </table:table-cell>
          <table:table-cell table:style-name="ce173" table:formula="of:=[.AE2]+1" office:value-type="date" office:date-value="2017-08-29">
            <text:p>29</text:p>
          </table:table-cell>
          <table:table-cell table:style-name="ce173" table:formula="of:=[.AF2]+1" office:value-type="date" office:date-value="2017-08-30">
            <text:p>30</text:p>
          </table:table-cell>
          <table:table-cell table:style-name="ce173" table:formula="of:=[.AG2]+1" office:value-type="date" office:date-value="2017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71" table:formula="of:=SUM([.D4:.AH4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5591in" svg:y="0.1071in" draw:caption-point-x="-0.2402in" draw:caption-point-y="0.611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1075in" draw:caption-point-x="-0.2402in" draw:caption-point-y="0.6106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0.1083in" draw:caption-point-x="-0.2402in" draw:caption-point-y="0.6098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0.1106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0.1114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0.113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0.1138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1154in" draw:caption-point-x="-0.2402in" draw:caption-point-y="0.602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0.1169in" draw:caption-point-x="-0.2402in" draw:caption-point-y="0.6012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0.1201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0.1213in" draw:caption-point-x="-0.2402in" draw:caption-point-y="0.5969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71" table:formula="of:=SUM([.D5:.AH5])" office:value-type="float" office:value="1.5">
            <text:p>1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0.352in" draw:caption-point-x="-0.2402in" draw:caption-point-y="0.6138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3543in" draw:caption-point-x="-0.2402in" draw:caption-point-y="0.6114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355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0.3555in" draw:caption-point-x="-0.2402in" draw:caption-point-y="0.6102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0.3559in" draw:caption-point-x="-0.2402in" draw:caption-point-y="0.6098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0.3575in" draw:caption-point-x="-0.2402in" draw:caption-point-y="0.6083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0.3579in" draw:caption-point-x="-0.2402in" draw:caption-point-y="0.6079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0.3594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0.3602in" draw:caption-point-x="-0.2402in" draw:caption-point-y="0.6055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0.6358in" svg:y="0.3614in" draw:caption-point-x="-0.2402in" draw:caption-point-y="0.6043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4205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0.3657in" draw:caption-point-x="-0.2402in" draw:caption-point-y="0.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0.3677in" draw:caption-point-x="-0.2402in" draw:caption-point-y="0.598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5.6587in" svg:y="0.3681in" draw:caption-point-x="-0.2402in" draw:caption-point-y="0.5976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1" table:formula="of:=SUM([.D6:.AH6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6024in" draw:caption-point-x="-0.2402in" draw:caption-point-y="0.611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3" draw:text-style-name="P1" svg:width="1.1413in" svg:height="0.7012in" svg:x="6.8205in" svg:y="0.6055in" draw:caption-point-x="-0.2402in" draw:caption-point-y="0.6079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8508in" draw:caption-point-x="-0.2402in" draw:caption-point-y="0.6102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85in" draw:caption-point-x="-0.2402in" draw:caption-point-y="0.611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0.8598in" draw:caption-point-x="-0.2402in" draw:caption-point-y="0.6012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171" table:formula="of:=SUM([.D8:.AH8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.1122in" draw:caption-point-x="-0.2402in" draw:caption-point-y="0.5965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.1091in" draw:caption-point-x="-0.2402in" draw:caption-point-y="0.5996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1" table:formula="of:=SUM([.D9:.AH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.3524in" draw:caption-point-x="-0.2402in" draw:caption-point-y="0.6043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1.3559in" draw:caption-point-x="-0.2402in" draw:caption-point-y="0.6008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.3591in" draw:caption-point-x="-0.2402in" draw:caption-point-y="0.5976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1" table:formula="of:=SUM([.D10:.AH10])" office:value-type="float" office:value="2.5">
            <text:p>2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4" draw:text-style-name="P1" svg:width="1.1413in" svg:height="0.3902in" svg:x="5.3854in" svg:y="1.5941in" draw:caption-point-x="-0.2402in" draw:caption-point-y="0.6102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6.8205in" svg:y="1.5969in" draw:caption-point-x="-0.2402in" draw:caption-point-y="0.6075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0.6358in" svg:y="1.6028in" draw:caption-point-x="-0.2402in" draw:caption-point-y="0.6016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1" table:formula="of:=SUM([.D11:.AH1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1.8457in" draw:caption-point-x="-0.2402in" draw:caption-point-y="0.6063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9.7228in" svg:y="1.8465in" draw:caption-point-x="-0.2402in" draw:caption-point-y="0.6055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2.0858in" draw:caption-point-x="-0.2402in" draw:caption-point-y="0.6138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2.0882in" draw:caption-point-x="-0.2402in" draw:caption-point-y="0.6114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3.1024in" svg:y="2.3358in" draw:caption-point-x="-0.2402in" draw:caption-point-y="0.6114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2.337in" draw:caption-point-x="-0.2402in" draw:caption-point-y="0.6102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2.3382in" draw:caption-point-x="-0.2402in" draw:caption-point-y="0.6091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2.3406in" draw:caption-point-x="-0.2402in" draw:caption-point-y="0.6067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2661in" svg:y="2.3409in" draw:caption-point-x="-0.2402in" draw:caption-point-y="0.6063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2.3417in" draw:caption-point-x="-0.2402in" draw:caption-point-y="0.6055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2.3421in" draw:caption-point-x="-0.2402in" draw:caption-point-y="0.6051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2.3469in" draw:caption-point-x="-0.2402in" draw:caption-point-y="0.6004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2.3488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3496in" draw:caption-point-x="-0.2402in" draw:caption-point-y="0.5976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71" table:formula="of:=SUM([.D14:.AH14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2.5843in" draw:caption-point-x="-0.2402in" draw:caption-point-y="0.6106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2.5886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5937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5972in" draw:caption-point-x="-0.2402in" draw:caption-point-y="0.5976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598in" draw:caption-point-x="-0.2402in" draw:caption-point-y="0.5969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1" table:formula="of:=SUM([.D15:.AH15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8" draw:text-style-name="P1" svg:width="1.1413in" svg:height="0.8567in" svg:x="5.8421in" svg:y="2.8339in" draw:caption-point-x="-0.2402in" draw:caption-point-y="0.6087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2.8382in" draw:caption-point-x="-0.2402in" draw:caption-point-y="0.6043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4622in" svg:y="2.8421in" draw:caption-point-x="-0.2402in" draw:caption-point-y="0.6004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2.8441in" draw:caption-point-x="-0.2402in" draw:caption-point-y="0.5984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5.6587in" svg:y="2.8453in" draw:caption-point-x="-0.2402in" draw:caption-point-y="0.5972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16.1154in" svg:y="2.8457in" draw:caption-point-x="-0.2402in" draw:caption-point-y="0.5969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1" table:formula="of:=SUM([.D16:.AH16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3.0803in" draw:caption-point-x="-0.2402in" draw:caption-point-y="0.6098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1" table:formula="of:=SUM([.D17:.AH17])" office:value-type="float" office:value="5.5">
            <text:p>5.5</text:p>
          </table:table-cell>
          <table:table-cell table:style-name="ce175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5.8421in" svg:y="3.3429in" draw:caption-point-x="-0.2402in" draw:caption-point-y="0.5953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3.3303in" draw:caption-point-x="-0.2402in" draw:caption-point-y="0.6079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3.3335in" draw:caption-point-x="-0.2402in" draw:caption-point-y="0.6047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.5">
            <office:annotation draw:style-name="gr6" draw:text-style-name="P1" svg:width="1.1413in" svg:height="0.2634in" svg:x="10.6358in" svg:y="3.3343in" draw:caption-point-x="-0.2402in" draw:caption-point-y="0.6039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3.3756in" svg:y="3.3378in" draw:caption-point-x="-0.2402in" draw:caption-point-y="0.6004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1">
            <text:p>1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6.572in" svg:y="3.3425in" draw:caption-point-x="-0.2402in" draw:caption-point-y="0.5957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1" table:formula="of:=SUM([.D18:.AH18])" office:value-type="float" office:value="0.5"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3.572in" draw:caption-point-x="-0.2402in" draw:caption-point-y="0.6138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3.5744in" draw:caption-point-x="-0.2402in" draw:caption-point-y="0.6114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3311in" svg:y="3.5776in" draw:caption-point-x="-0.2402in" draw:caption-point-y="0.6083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3.578in" draw:caption-point-x="-0.2402in" draw:caption-point-y="0.6079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7.3094in" svg:y="3.5783in" draw:caption-point-x="-0.2402in" draw:caption-point-y="0.6075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6358in" svg:y="3.5815in" draw:caption-point-x="-0.2402in" draw:caption-point-y="0.6043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3.585in" draw:caption-point-x="-0.2402in" draw:caption-point-y="0.6008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3.5862in" draw:caption-point-x="-0.2402in" draw:caption-point-y="0.5996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3.5878in" draw:caption-point-x="-0.2402in" draw:caption-point-y="0.598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6.572in" svg:y="3.5902in" draw:caption-point-x="-0.2402in" draw:caption-point-y="0.5957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1" table:formula="of:=SUM([.D19:.AH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1" table:formula="of:=SUM([.D20:.AH20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4.0681in" draw:caption-point-x="-0.2402in" draw:caption-point-y="0.613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1" table:formula="of:=SUM([.D21:.AH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NDT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5" table:number-columns-repeated="20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1" table:formula="of:=SUM([.D23:.AH2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2" draw:text-style-name="P1" svg:width="1.1413in" svg:height="0.5457in" svg:x="12.0059in" svg:y="4.8228in" draw:caption-point-x="-0.2402in" draw:caption-point-y="0.6012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70" office:value-type="string">
            <text:p>HuyDH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5.0579in" draw:caption-point-x="-0.2402in" draw:caption-point-y="0.6138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5.06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5.3854in" svg:y="5.0614in" draw:caption-point-x="-0.2402in" draw:caption-point-y="0.6102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5.0642in" draw:caption-point-x="-0.2402in" draw:caption-point-y="0.6075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5.065in" draw:caption-point-x="-0.2402in" draw:caption-point-y="0.6067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5.0654in" draw:caption-point-x="-0.2402in" draw:caption-point-y="0.6063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5.0669in" draw:caption-point-x="-0.2402in" draw:caption-point-y="0.6047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5.0673in" draw:caption-point-x="-0.2402in" draw:caption-point-y="0.6043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5.0705in" draw:caption-point-x="-0.2402in" draw:caption-point-y="0.6012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5.0709in" draw:caption-point-x="-0.2402in" draw:caption-point-y="0.6008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3756in" svg:y="5.0713in" draw:caption-point-x="-0.2402in" draw:caption-point-y="0.6004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5.072in" draw:caption-point-x="-0.2402in" draw:caption-point-y="0.5996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5.0736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5.074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5.0748in" draw:caption-point-x="-0.2402in" draw:caption-point-y="0.5969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1" table:formula="of:=SUM([.D25:.AH2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5.3114in" draw:caption-point-x="-0.2402in" draw:caption-point-y="0.6079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1" table:formula="of:=SUM([.D26:.AH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1" table:formula="of:=SUM([.D27:.AH2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1" table:formula="of:=SUM([.D28:.AH28])" office:value-type="float" office:value="2.5">
            <text:p>2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6.0488in" draw:caption-point-x="-0.2402in" draw:caption-point-y="0.6138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6.0547in" draw:caption-point-x="-0.2402in" draw:caption-point-y="0.6079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6.0567in" draw:caption-point-x="-0.2402in" draw:caption-point-y="0.6059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6.0563in" draw:caption-point-x="-0.2402in" draw:caption-point-y="0.6063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6.0594in" draw:caption-point-x="-0.2402in" draw:caption-point-y="0.6031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6.0638in" draw:caption-point-x="-0.2402in" draw:caption-point-y="0.5988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6.0646in" draw:caption-point-x="-0.2402in" draw:caption-point-y="0.598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6.572in" svg:y="6.0657in" draw:caption-point-x="-0.2402in" draw:caption-point-y="0.5969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1" table:formula="of:=SUM([.D29:.AH29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6.3087in" draw:caption-point-x="-0.2402in" draw:caption-point-y="0.6016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9.2661in" svg:y="6.3008in" draw:caption-point-x="-0.2402in" draw:caption-point-y="0.6094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1" table:formula="of:=SUM([.D30:.AH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1" table:formula="of:=SUM([.D31:.AH31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3.5591in" svg:y="6.7925in" draw:caption-point-x="-0.2402in" draw:caption-point-y="0.613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6.3311in" svg:y="6.7972in" draw:caption-point-x="-0.2402in" draw:caption-point-y="0.6083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2.005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4622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918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1024in" svg:y="7.0417in" draw:caption-point-x="-0.2402in" draw:caption-point-y="0.6114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7.0441in" draw:caption-point-x="-0.2402in" draw:caption-point-y="0.6091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7.048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7.0524in" draw:caption-point-x="-0.2402in" draw:caption-point-y="0.6008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1" table:formula="of:=SUM([.D33:.AH33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7.2898in" draw:caption-point-x="-0.2402in" draw:caption-point-y="0.611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7.2906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2945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7.2996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7.3031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7.3039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1" table:formula="of:=SUM([.D34:.AH3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1" table:formula="of:=SUM([.D35:.AH35])" office:value-type="float" office:value="1"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7.7827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7.7862in" draw:caption-point-x="-0.2402in" draw:caption-point-y="0.6102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7.7902in" draw:caption-point-x="-0.2402in" draw:caption-point-y="0.6063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7.7898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7902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7.7909in" draw:caption-point-x="-0.2402in" draw:caption-point-y="0.6055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12.0059in" svg:y="7.7937in" draw:caption-point-x="-0.2402in" draw:caption-point-y="0.6028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1" table:formula="of:=SUM([.D36:.AH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8.0378in" draw:caption-point-x="-0.2402in" draw:caption-point-y="0.6063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1" table:formula="of:=SUM([.D37:.AH37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7228in" svg:y="8.2866in" draw:caption-point-x="-0.2402in" draw:caption-point-y="0.6051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5.6587in" svg:y="8.2961in" draw:caption-point-x="-0.2402in" draw:caption-point-y="0.5957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71" table:formula="of:=SUM([.D38:.AH3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8.535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8.539in" draw:caption-point-x="-0.2402in" draw:caption-point-y="0.6004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8.5425in" draw:caption-point-x="-0.2402in" draw:caption-point-y="0.5969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71" table:formula="of:=SUM([.D39:.AH39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8.7772in" draw:caption-point-x="-0.2402in" draw:caption-point-y="0.6098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8.7807in" draw:caption-point-x="-0.2402in" draw:caption-point-y="0.6063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8.7776in" draw:caption-point-x="-0.2402in" draw:caption-point-y="0.6094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8.7807in" draw:caption-point-x="-0.2402in" draw:caption-point-y="0.6063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8.7858in" draw:caption-point-x="-0.2402in" draw:caption-point-y="0.6012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71" table:formula="of:=SUM([.D40:.AH40])" office:value-type="float" office:value="0.5"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0209in" draw:caption-point-x="-0.2402in" draw:caption-point-y="0.6138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9.0248in" draw:caption-point-x="-0.2402in" draw:caption-point-y="0.6098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9.0244in" draw:caption-point-x="-0.2402in" draw:caption-point-y="0.6102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9.0248in" draw:caption-point-x="-0.2402in" draw:caption-point-y="0.6098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8205in" svg:y="9.0268in" draw:caption-point-x="-0.2402in" draw:caption-point-y="0.6079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9.028in" draw:caption-point-x="-0.2402in" draw:caption-point-y="0.6067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9.0283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0291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9.0362in" draw:caption-point-x="-0.2402in" draw:caption-point-y="0.5984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9.0346in" draw:caption-point-x="-0.2402in" draw:caption-point-y="0.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9.0378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6" office:value-type="string">
            <text:p>PhongPT</text:p>
          </table:table-cell>
          <table:table-cell table:style-name="ce171" table:formula="of:=SUM([.D41:.AH4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2768in" draw:caption-point-x="-0.2402in" draw:caption-point-y="0.6055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15.6587in" svg:y="9.2843in" draw:caption-point-x="-0.2402in" draw:caption-point-y="0.598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1" table:formula="of:=SUM([.D42:.AH42])" office:value-type="float" office:value="4">
            <text:p>4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5161in" draw:caption-point-x="-0.2402in" draw:caption-point-y="0.6138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9.5197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9.522in" draw:caption-point-x="-0.2402in" draw:caption-point-y="0.6079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2.4622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75" office:value-type="float" office:value="1">
            <office:annotation draw:style-name="gr2" draw:text-style-name="P1" svg:width="1.1413in" svg:height="0.5457in" svg:x="12.9189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PhuocNC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5" table:number-columns-repeated="9"/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1" table:formula="of:=SUM([.D44:.AH4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9.7228in" svg:y="10.0232in" draw:caption-point-x="-0.2402in" draw:caption-point-y="0.6024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3.8323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5.202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5.6587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1" table:formula="of:=SUM([.D45:.AH4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office:display="true" draw:style-name="gr2" draw:text-style-name="P1" svg:width="1.1413in" svg:height="0.5457in" svg:x="7.3094in" svg:y="10.3402in" draw:caption-point-x="-0.2402in" draw:caption-point-y="0.5327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8.7768in" svg:y="10.2665in" draw:caption-point-x="-0.2402in" draw:caption-point-y="0.6067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0.2689in" draw:caption-point-x="-0.2402in" draw:caption-point-y="0.6043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0.2705in" draw:caption-point-x="-0.2402in" draw:caption-point-y="0.6028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6.572in" svg:y="10.2764in" draw:caption-point-x="-0.2402in" draw:caption-point-y="0.5969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170" office:value-type="string">
            <text:p>ThaoDTN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>
            <office:annotation draw:style-name="gr6" draw:text-style-name="P1" svg:width="1.1413in" svg:height="0.2634in" svg:x="3.1024in" svg:y="10.5106in" draw:caption-point-x="-0.2402in" draw:caption-point-y="0.6102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5" table:number-columns-repeated="29"/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1" table:formula="of:=SUM([.D47:.AH47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4.0157in" svg:y="10.7587in" draw:caption-point-x="-0.2402in" draw:caption-point-y="0.6098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71" table:formula="of:=SUM([.D48:.AH48])" office:value-type="float" office:value="2">
            <text:p>2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11.0059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8.7768in" svg:y="11.0094in" draw:caption-point-x="-0.2402in" draw:caption-point-y="0.6067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0098in" draw:caption-point-x="-0.2402in" draw:caption-point-y="0.6063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11.0106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1.011in" draw:caption-point-x="-0.2402in" draw:caption-point-y="0.6051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1.0138in" draw:caption-point-x="-0.2402in" draw:caption-point-y="0.6024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1.0154in" draw:caption-point-x="-0.2402in" draw:caption-point-y="0.6008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0165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1.0185in" draw:caption-point-x="-0.2402in" draw:caption-point-y="0.5976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0193in" draw:caption-point-x="-0.2402in" draw:caption-point-y="0.5969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71" table:formula="of:=SUM([.D49:.AH4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71" table:formula="of:=SUM([.D50:.AH50])" office:value-type="float" office:value="2.5">
            <text:p>2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1.4976in" draw:caption-point-x="-0.2402in" draw:caption-point-y="0.6138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5016in" draw:caption-point-x="-0.2402in" draw:caption-point-y="0.6098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1.5008in" draw:caption-point-x="-0.2402in" draw:caption-point-y="0.6106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11.5016in" draw:caption-point-x="-0.2402in" draw:caption-point-y="0.6098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3311in" svg:y="11.5024in" draw:caption-point-x="-0.2402in" draw:caption-point-y="0.6091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11.5039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2" draw:text-style-name="P1" svg:width="1.1413in" svg:height="0.5457in" svg:x="8.7768in" svg:y="11.5055in" draw:caption-point-x="-0.2402in" draw:caption-point-y="0.6059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5051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11.5063in" draw:caption-point-x="-0.2402in" draw:caption-point-y="0.6051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11.5063in" draw:caption-point-x="-0.2402in" draw:caption-point-y="0.6051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1.5071in" draw:caption-point-x="-0.2402in" draw:caption-point-y="0.6043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1.5102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1.5106in" draw:caption-point-x="-0.2402in" draw:caption-point-y="0.6008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11.511in" draw:caption-point-x="-0.2402in" draw:caption-point-y="0.6004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5118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1.5157in" draw:caption-point-x="-0.2402in" draw:caption-point-y="0.5957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5154in" draw:caption-point-x="-0.2402in" draw:caption-point-y="0.5961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71" table:formula="of:=SUM([.D51:.AH5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9">
            <text:p>49</text:p>
          </table:table-cell>
          <table:table-cell table:style-name="ce45" office:value-type="string">
            <text:p>TuanTQP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9976in" draw:caption-point-x="-0.2402in" draw:caption-point-y="0.6091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1.998in" draw:caption-point-x="-0.2402in" draw:caption-point-y="0.6087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12.0016in" draw:caption-point-x="-0.2402in" draw:caption-point-y="0.6051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2.0614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2.0055in" draw:caption-point-x="-0.2402in" draw:caption-point-y="0.6012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2.0059in" draw:caption-point-x="-0.2402in" draw:caption-point-y="0.6008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50">
            <text:p>50</text:p>
          </table:table-cell>
          <table:table-cell table:style-name="ce70" office:value-type="string">
            <text:p>VietBA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2.2409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12.2433in" draw:caption-point-x="-0.2402in" draw:caption-point-y="0.6114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12.2437in" draw:caption-point-x="-0.2402in" draw:caption-point-y="0.611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2.2449in" draw:caption-point-x="-0.2402in" draw:caption-point-y="0.6098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12.2457in" draw:caption-point-x="-0.2402in" draw:caption-point-y="0.6091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12.2469in" draw:caption-point-x="-0.2402in" draw:caption-point-y="0.6079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12.2563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2.2571in" draw:caption-point-x="-0.2402in" draw:caption-point-y="0.5976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1" table:formula="of:=SUM([.D54:.AH5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2.4933in" draw:caption-point-x="-0.2402in" draw:caption-point-y="0.6091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0.6358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12.502in" draw:caption-point-x="-0.2402in" draw:caption-point-y="0.6004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7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8"/>
        <table:table-column table:style-name="co26" table:number-columns-repeated="7" table:default-cell-style-name="ce188"/>
        <table:table-column table:style-name="co25" table:number-columns-repeated="16" table:default-cell-style-name="ce18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83" table:number-columns-repeated="8"/>
          <table:table-cell table:style-name="ce189" office:value-type="string" table:number-columns-spanned="2" table:number-rows-spanned="1">
            <text:p>Month</text:p>
          </table:table-cell>
          <table:covered-table-cell table:style-name="ce190"/>
          <table:table-cell table:style-name="ce191" table:content-validation-name="val1" office:value-type="float" office:value="9" table:number-columns-spanned="2" table:number-rows-spanned="1">
            <text:p>9</text:p>
          </table:table-cell>
          <table:covered-table-cell table:style-name="ce190"/>
          <table:table-cell table:style-name="ce189" office:value-type="string" table:number-columns-spanned="2" table:number-rows-spanned="1">
            <text:p>Year</text:p>
          </table:table-cell>
          <table:covered-table-cell table:style-name="ce190"/>
          <table:table-cell table:style-name="ce189" office:value-type="float" office:value="2017" table:number-columns-spanned="2" table:number-rows-spanned="1">
            <text:p>2017</text:p>
          </table:table-cell>
          <table:covered-table-cell table:style-name="ce192"/>
          <table:table-cell table:style-name="ce18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84" table:formula="of:=DATE([.$R$1];[.N1];1)" office:value-type="date" office:date-value="2017-09-01">
            <text:p>01</text:p>
          </table:table-cell>
          <table:table-cell table:style-name="ce184" table:formula="of:=[.D2]+1" office:value-type="date" office:date-value="2017-09-02">
            <text:p>02</text:p>
          </table:table-cell>
          <table:table-cell table:style-name="ce184" table:formula="of:=[.E2]+1" office:value-type="date" office:date-value="2017-09-03">
            <text:p>03</text:p>
          </table:table-cell>
          <table:table-cell table:style-name="ce184" table:formula="of:=[.F2]+1" office:value-type="date" office:date-value="2017-09-04">
            <text:p>04</text:p>
          </table:table-cell>
          <table:table-cell table:style-name="ce184" table:formula="of:=[.G2]+1" office:value-type="date" office:date-value="2017-09-05">
            <text:p>05</text:p>
          </table:table-cell>
          <table:table-cell table:style-name="ce184" table:formula="of:=[.H2]+1" office:value-type="date" office:date-value="2017-09-06">
            <text:p>06</text:p>
          </table:table-cell>
          <table:table-cell table:style-name="ce184" table:formula="of:=[.I2]+1" office:value-type="date" office:date-value="2017-09-07">
            <text:p>07</text:p>
          </table:table-cell>
          <table:table-cell table:style-name="ce184" table:formula="of:=[.J2]+1" office:value-type="date" office:date-value="2017-09-08">
            <text:p>08</text:p>
          </table:table-cell>
          <table:table-cell table:style-name="ce184" table:formula="of:=[.K2]+1" office:value-type="date" office:date-value="2017-09-09">
            <text:p>09</text:p>
          </table:table-cell>
          <table:table-cell table:style-name="ce184" table:formula="of:=[.L2]+1" office:value-type="date" office:date-value="2017-09-10">
            <text:p>10</text:p>
          </table:table-cell>
          <table:table-cell table:style-name="ce184" table:formula="of:=[.M2]+1" office:value-type="date" office:date-value="2017-09-11">
            <text:p>11</text:p>
          </table:table-cell>
          <table:table-cell table:style-name="ce184" table:formula="of:=[.N2]+1" office:value-type="date" office:date-value="2017-09-12">
            <text:p>12</text:p>
          </table:table-cell>
          <table:table-cell table:style-name="ce184" table:formula="of:=[.O2]+1" office:value-type="date" office:date-value="2017-09-13">
            <text:p>13</text:p>
          </table:table-cell>
          <table:table-cell table:style-name="ce184" table:formula="of:=[.P2]+1" office:value-type="date" office:date-value="2017-09-14">
            <text:p>14</text:p>
          </table:table-cell>
          <table:table-cell table:style-name="ce184" table:formula="of:=[.Q2]+1" office:value-type="date" office:date-value="2017-09-15">
            <text:p>15</text:p>
          </table:table-cell>
          <table:table-cell table:style-name="ce184" table:formula="of:=[.R2]+1" office:value-type="date" office:date-value="2017-09-16">
            <text:p>16</text:p>
          </table:table-cell>
          <table:table-cell table:style-name="ce184" table:formula="of:=[.S2]+1" office:value-type="date" office:date-value="2017-09-17">
            <text:p>17</text:p>
          </table:table-cell>
          <table:table-cell table:style-name="ce184" table:formula="of:=[.T2]+1" office:value-type="date" office:date-value="2017-09-18">
            <text:p>18</text:p>
          </table:table-cell>
          <table:table-cell table:style-name="ce184" table:formula="of:=[.U2]+1" office:value-type="date" office:date-value="2017-09-19">
            <text:p>19</text:p>
          </table:table-cell>
          <table:table-cell table:style-name="ce184" table:formula="of:=[.V2]+1" office:value-type="date" office:date-value="2017-09-20">
            <text:p>20</text:p>
          </table:table-cell>
          <table:table-cell table:style-name="ce184" table:formula="of:=[.W2]+1" office:value-type="date" office:date-value="2017-09-21">
            <text:p>21</text:p>
          </table:table-cell>
          <table:table-cell table:style-name="ce184" table:formula="of:=[.X2]+1" office:value-type="date" office:date-value="2017-09-22">
            <text:p>22</text:p>
          </table:table-cell>
          <table:table-cell table:style-name="ce184" table:formula="of:=[.Y2]+1" office:value-type="date" office:date-value="2017-09-23">
            <text:p>23</text:p>
          </table:table-cell>
          <table:table-cell table:style-name="ce184" table:formula="of:=[.Z2]+1" office:value-type="date" office:date-value="2017-09-24">
            <text:p>24</text:p>
          </table:table-cell>
          <table:table-cell table:style-name="ce184" table:formula="of:=[.AA2]+1" office:value-type="date" office:date-value="2017-09-25">
            <text:p>25</text:p>
          </table:table-cell>
          <table:table-cell table:style-name="ce184" table:formula="of:=[.AB2]+1" office:value-type="date" office:date-value="2017-09-26">
            <text:p>26</text:p>
          </table:table-cell>
          <table:table-cell table:style-name="ce184" table:formula="of:=[.AC2]+1" office:value-type="date" office:date-value="2017-09-27">
            <text:p>27</text:p>
          </table:table-cell>
          <table:table-cell table:style-name="ce184" table:formula="of:=[.AD2]+1" office:value-type="date" office:date-value="2017-09-28">
            <text:p>28</text:p>
          </table:table-cell>
          <table:table-cell table:style-name="ce184" table:formula="of:=[.AE2]+1" office:value-type="date" office:date-value="2017-09-29">
            <text:p>29</text:p>
          </table:table-cell>
          <table:table-cell table:style-name="ce184" table:formula="of:=[.AF2]+1" office:value-type="date" office:date-value="2017-09-30">
            <text:p>30</text:p>
          </table:table-cell>
          <table:table-cell table:style-name="ce184" table:formula="of:=[.AG2]+1" office:value-type="date" office:date-value="2017-10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82" table:formula="of:=SUM([.D4:.AH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>
            <office:annotation office:display="true" draw:style-name="gr6" draw:text-style-name="P1" svg:width="1.1413in" svg:height="0.2634in" svg:x="4.0157in" svg:y="0.2154in" draw:caption-point-x="-0.2402in" draw:caption-point-y="0.5024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5.3854in" svg:y="0.1791in" draw:caption-point-x="-0.2402in" draw:caption-point-y="0.539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0.1791in" draw:caption-point-x="-0.2402in" draw:caption-point-y="0.539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1" svg:width="1.1413in" svg:height="0.2634in" svg:x="7.7988in" svg:y="0.1791in" draw:caption-point-x="-0.2402in" draw:caption-point-y="0.539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0.1791in" draw:caption-point-x="-0.2402in" draw:caption-point-y="0.539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1791in" draw:caption-point-x="-0.2402in" draw:caption-point-y="0.539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0.1791in" draw:caption-point-x="-0.2402in" draw:caption-point-y="0.539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0.1791in" draw:caption-point-x="-0.2402in" draw:caption-point-y="0.539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202in" svg:y="0.1791in" draw:caption-point-x="-0.2402in" draw:caption-point-y="0.539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0.12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82" table:formula="of:=SUM([.D5:.AH5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0.3559in" draw:caption-point-x="-0.2402in" draw:caption-point-y="0.6098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0.3591in" draw:caption-point-x="-0.2402in" draw:caption-point-y="0.6067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0.3598in" draw:caption-point-x="-0.2402in" draw:caption-point-y="0.6059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0.3606in" draw:caption-point-x="-0.2402in" draw:caption-point-y="0.6051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0.363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2" table:formula="of:=SUM([.D6:.AH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6126in" draw:caption-point-x="-0.2402in" draw:caption-point-y="0.6008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2" table:formula="of:=SUM([.D7:.AH7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0.8484in" draw:caption-point-x="-0.2402in" draw:caption-point-y="0.6126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0.8618in" draw:caption-point-x="-0.2402in" draw:caption-point-y="0.5992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0.863in" draw:caption-point-x="-0.2402in" draw:caption-point-y="0.598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0.8642in" draw:caption-point-x="-0.2402in" draw:caption-point-y="0.5969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182" table:formula="of:=SUM([.D8:.AH8])" office:value-type="float" office:value="3">
            <text:p>3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1.0972in" draw:caption-point-x="-0.2402in" draw:caption-point-y="0.6114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1.0988in" draw:caption-point-x="-0.2402in" draw:caption-point-y="0.6098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.0996in" draw:caption-point-x="-0.2402in" draw:caption-point-y="0.6091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.1004in" draw:caption-point-x="-0.2402in" draw:caption-point-y="0.6083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.102in" draw:caption-point-x="-0.2402in" draw:caption-point-y="0.6067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11.0925in" svg:y="1.1063in" draw:caption-point-x="-0.2402in" draw:caption-point-y="0.6024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.1071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1.1087in" draw:caption-point-x="-0.2402in" draw:caption-point-y="0.6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.1118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2" table:formula="of:=SUM([.D9:.AH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9.2661in" svg:y="1.3602in" draw:caption-point-x="-0.2402in" draw:caption-point-y="0.5965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1.3559in" draw:caption-point-x="-0.2402in" draw:caption-point-y="0.6008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5492in" svg:y="1.3551in" draw:caption-point-x="-0.2402in" draw:caption-point-y="0.6016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.3598in" draw:caption-point-x="-0.2402in" draw:caption-point-y="0.5969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2" table:formula="of:=SUM([.D10:.AH10])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1.6004in" draw:caption-point-x="-0.2402in" draw:caption-point-y="0.6039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2.0059in" svg:y="1.6035in" draw:caption-point-x="-0.2402in" draw:caption-point-y="0.6008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1.6083in" draw:caption-point-x="-0.2402in" draw:caption-point-y="0.5961in">
              <dc:date>2017-09-29T00:00:00</dc:date>
              <text:p text:style-name="P1"><text:span text:style-name="T1">8h3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2" table:formula="of:=SUM([.D11:.AH11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2" draw:text-style-name="P1" svg:width="1.1413in" svg:height="0.5457in" svg:x="4.472in" svg:y="1.8421in" draw:caption-point-x="-0.2402in" draw:caption-point-y="0.6098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8528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5.6587in" svg:y="1.8547in" draw:caption-point-x="-0.2402in" draw:caption-point-y="0.5972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2" table:formula="of:=SUM([.D12:.AH12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0.6358in" svg:y="2.0972in" draw:caption-point-x="-0.2402in" draw:caption-point-y="0.6024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1028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82" table:formula="of:=SUM([.D13:.AH13])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3358in" draw:caption-point-x="-0.2402in" draw:caption-point-y="0.6114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3374in" draw:caption-point-x="-0.2402in" draw:caption-point-y="0.6098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2.3382in" draw:caption-point-x="-0.2402in" draw:caption-point-y="0.6091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2.339in" draw:caption-point-x="-0.2402in" draw:caption-point-y="0.6083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2.3413in" draw:caption-point-x="-0.2402in" draw:caption-point-y="0.6059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3453in" draw:caption-point-x="-0.2402in" draw:caption-point-y="0.602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2.3457in" draw:caption-point-x="-0.2402in" draw:caption-point-y="0.6016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2.3472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2.348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2.351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82" table:formula="of:=SUM([.D14:.AH14])" office:value-type="float" office:value="4">
            <text:p>4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2.5846in" draw:caption-point-x="-0.2402in" draw:caption-point-y="0.6102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2.5898in" draw:caption-point-x="-0.2402in" draw:caption-point-y="0.605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4.9287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2.5898in" draw:caption-point-x="-0.2402in" draw:caption-point-y="0.6051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5941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598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2" table:formula="of:=SUM([.D15:.AH15])" office:value-type="float" office:value="2">
            <text:p>2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8323in" draw:caption-point-x="-0.2402in" draw:caption-point-y="0.6102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8327in" draw:caption-point-x="-0.2402in" draw:caption-point-y="0.6098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86" office:value-type="float" office:value="0">
            <office:annotation draw:style-name="gr3" draw:text-style-name="P1" svg:width="1.1413in" svg:height="0.7012in" svg:x="4.9287in" svg:y="2.8343in" draw:caption-point-x="-0.2402in" draw:caption-point-y="0.6083in">
              <dc:date>2017-10-11T00:00:00</dc:date>
              <text:p text:style-name="P1"><text:span text:style-name="T1">Dạy ở trường, xin ra ngoài 1h15-2h3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2.8354in" draw:caption-point-x="-0.2402in" draw:caption-point-y="0.6071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3" draw:text-style-name="P1" svg:width="1.1413in" svg:height="0.7012in" svg:x="7.3094in" svg:y="2.8374in" draw:caption-point-x="-0.2402in" draw:caption-point-y="0.6051in">
              <dc:date>2017-10-11T00:00:00</dc:date>
              <text:p text:style-name="P1"><text:span text:style-name="T1">Dạy ở trường, xin đi trễ, 10h13 vào cty, đã làm bù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2.8402in" draw:caption-point-x="-0.2402in" draw:caption-point-y="0.6024in">
              <dc:date>2017-10-11T00:00:00</dc:date>
              <text:p text:style-name="P1"><text:span text:style-name="T1">Đi dạy ở trường, 10h vào cty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2.8413in" draw:caption-point-x="-0.2402in" draw:caption-point-y="0.6012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3.8323in" svg:y="2.8441in" draw:caption-point-x="-0.2402in" draw:caption-point-y="0.5984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2.8449in" draw:caption-point-x="-0.2402in" draw:caption-point-y="0.5976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2" table:formula="of:=SUM([.D16:.AH1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3.0933in" draw:caption-point-x="-0.2402in" draw:caption-point-y="0.5969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2" table:formula="of:=SUM([.D17:.AH17])" office:value-type="float" office:value="12">
            <text:p>12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3.3291in" draw:caption-point-x="-0.2402in" draw:caption-point-y="0.6091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4.9287in" svg:y="3.3299in" draw:caption-point-x="-0.2402in" draw:caption-point-y="0.6083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5.3854in" svg:y="3.3311in" draw:caption-point-x="-0.2402in" draw:caption-point-y="0.6071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1">
            <text:p>1</text:p>
          </table:table-cell>
          <table:table-cell table:number-columns-repeated="2" table:style-name="ce186" office:value-type="float" office:value="0">
            <text:p>0</text:p>
          </table:table-cell>
          <table:table-cell table:number-columns-repeated="2" table:style-name="ce186" office:value-type="float" office:value="1">
            <text:p>1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5">
            <office:annotation draw:style-name="gr6" draw:text-style-name="P1" svg:width="1.1413in" svg:height="0.2634in" svg:x="12.0059in" svg:y="3.3382in" draw:caption-point-x="-0.2402in" draw:caption-point-y="0.6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14.7457in" svg:y="3.3406in" draw:caption-point-x="-0.2402in" draw:caption-point-y="0.5976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2" table:formula="of:=SUM([.D18:.AH18])" office:value-type="float" office:value="2.5">
            <text:p>2.5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9.2661in" svg:y="3.5831in" draw:caption-point-x="-0.2402in" draw:caption-point-y="0.6028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2" table:formula="of:=SUM([.D19:.AH1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2" table:formula="of:=SUM([.D20:.AH2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8.7768in" svg:y="4.078in" draw:caption-point-x="-0.2402in" draw:caption-point-y="0.6031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2" table:formula="of:=SUM([.D21:.AH21])" office:value-type="float" office:value="3">
            <text:p>3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4.3213in" draw:caption-point-x="-0.2402in" draw:caption-point-y="0.6075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7.7988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3319in" draw:caption-point-x="-0.2402in" draw:caption-point-y="0.5969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2" table:formula="of:=SUM([.D22:.AH22])" office:value-type="float" office:value="1"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4.572in" draw:caption-point-x="-0.2402in" draw:caption-point-y="0.6043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4.5665in" draw:caption-point-x="-0.2402in" draw:caption-point-y="0.6098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5795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70" office:value-type="string">
            <text:p>HuyDH</text:p>
          </table:table-cell>
          <table:table-cell table:style-name="ce182" table:formula="of:=SUM([.D23:.AH23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4.8142in" draw:caption-point-x="-0.2402in" draw:caption-point-y="0.6098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4.9287in" svg:y="4.8154in" draw:caption-point-x="-0.2402in" draw:caption-point-y="0.6087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5.3854in" svg:y="4.8173in" draw:caption-point-x="-0.2402in" draw:caption-point-y="0.6067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4.8173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4.8181in" draw:caption-point-x="-0.2402in" draw:caption-point-y="0.6059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4.8189in" draw:caption-point-x="-0.2402in" draw:caption-point-y="0.6051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4.8193in" draw:caption-point-x="-0.2402in" draw:caption-point-y="0.6047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4.8213in" draw:caption-point-x="-0.2402in" draw:caption-point-y="0.6028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0.6358in" svg:y="4.8217in" draw:caption-point-x="-0.2402in" draw:caption-point-y="0.6024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4.822in" draw:caption-point-x="-0.2402in" draw:caption-point-y="0.602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4.8224in" draw:caption-point-x="-0.2402in" draw:caption-point-y="0.6016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4.8232in" draw:caption-point-x="-0.2402in" draw:caption-point-y="0.6008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4.8244in" draw:caption-point-x="-0.2402in" draw:caption-point-y="0.5996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3.8323in" svg:y="4.8248in" draw:caption-point-x="-0.2402in" draw:caption-point-y="0.5992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4.826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3" svg:width="1.1413in" svg:height="0.3902in" svg:x="15.202in" svg:y="4.8272in" draw:caption-point-x="-0.2402in" draw:caption-point-y="0.5969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4.828in" draw:caption-point-x="-0.2402in" draw:caption-point-y="0.5961in">
              <dc:date>2017-09-29T00:00:00</dc:date>
              <text:p text:style-name="P1"><text:span text:style-name="T1">8h4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2" table:formula="of:=SUM([.D24:.AH24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5.0602in" draw:caption-point-x="-0.2402in" draw:caption-point-y="0.6114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2" table:formula="of:=SUM([.D25:.AH25])" office:value-type="float" office:value="0.5">
            <text:p>0.5</text:p>
          </table:table-cell>
          <table:table-cell table:style-name="ce186" office:value-type="float" office:value="0.5">
            <office:annotation draw:style-name="gr2" draw:text-style-name="P1" svg:width="1.1413in" svg:height="0.5457in" svg:x="2.6457in" svg:y="5.3102in" draw:caption-point-x="-0.2402in" draw:caption-point-y="0.6091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2" table:formula="of:=SUM([.D26:.AH2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82" table:formula="of:=SUM([.D27:.AH2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1" svg:width="1.1413in" svg:height="0.3902in" svg:x="4.472in" svg:y="5.8051in" draw:caption-point-x="-0.2402in" draw:caption-point-y="0.6098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5.8098in" draw:caption-point-x="-0.2402in" draw:caption-point-y="0.6051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5.8142in" draw:caption-point-x="-0.2402in" draw:caption-point-y="0.6008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5.8181in" draw:caption-point-x="-0.2402in" draw:caption-point-y="0.5969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2" table:formula="of:=SUM([.D28:.AH2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6.0661in" draw:caption-point-x="-0.2402in" draw:caption-point-y="0.5965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6.0575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6.0598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6.0622in" draw:caption-point-x="-0.2402in" draw:caption-point-y="0.6004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2" table:formula="of:=SUM([.D29:.AH29])" office:value-type="float" office:value="3.5">
            <text:p>3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8.7768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office:value-type="float" office:value="1">
            <office:annotation draw:style-name="gr4" draw:text-style-name="P1" svg:width="1.1413in" svg:height="0.3902in" svg:x="9.2661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3" svg:width="1.1413in" svg:height="0.2634in" svg:x="15.202in" svg:y="6.3138in" draw:caption-point-x="-0.2402in" draw:caption-point-y="0.5965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86" office:value-type="float" office:value="1">
            <office:annotation draw:style-name="gr6" draw:text-style-name="P3" svg:width="1.1413in" svg:height="0.2634in" svg:x="15.6587in" svg:y="6.3138in" draw:caption-point-x="-0.2402in" draw:caption-point-y="0.5965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82" table:formula="of:=SUM([.D30:.AH3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6.5563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82" table:formula="of:=SUM([.D31:.AH3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2" table:formula="of:=SUM([.D32:.AH32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7.0441in" draw:caption-point-x="-0.2402in" draw:caption-point-y="0.6091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7.0488in" draw:caption-point-x="-0.2402in" draw:caption-point-y="0.6043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7.0409in" draw:caption-point-x="-0.2402in" draw:caption-point-y="0.6122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7.048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7.0524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7.0551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7.0563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2" table:formula="of:=SUM([.D33:.AH33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2" table:formula="of:=SUM([.D34:.AH34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7.552in" draw:caption-point-x="-0.2402in" draw:caption-point-y="0.5965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7.5461in" draw:caption-point-x="-0.2402in" draw:caption-point-y="0.6024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7.5476in" draw:caption-point-x="-0.2402in" draw:caption-point-y="0.6008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2" table:formula="of:=SUM([.D35:.AH35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2" table:formula="of:=SUM([.D36:.AH3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82" table:formula="of:=SUM([.D37:.AH3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289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8.2902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4.7457in" svg:y="8.2937in" draw:caption-point-x="-0.2402in" draw:caption-point-y="0.598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2949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8.2957in" draw:caption-point-x="-0.2402in" draw:caption-point-y="0.5961in">
              <dc:date>2017-09-29T00:00:00</dc:date>
              <text:p text:style-name="P1"><text:span text:style-name="T1">8h49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2" table:formula="of:=SUM([.D38:.AH3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5374in" draw:caption-point-x="-0.2402in" draw:caption-point-y="0.602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8.5402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5425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82" table:formula="of:=SUM([.D39:.AH39])" office:value-type="float" office:value="0.5"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8.775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8.7772in" draw:caption-point-x="-0.2402in" draw:caption-point-y="0.6098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8.778in" draw:caption-point-x="-0.2402in" draw:caption-point-y="0.6091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8.7803in" draw:caption-point-x="-0.2402in" draw:caption-point-y="0.6067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8.7819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8.7823in" draw:caption-point-x="-0.2402in" draw:caption-point-y="0.6047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7843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8.7862in" draw:caption-point-x="-0.2402in" draw:caption-point-y="0.6008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2" draw:text-style-name="P1" svg:width="1.1413in" svg:height="0.5457in" svg:x="13.8323in" svg:y="8.7886in" draw:caption-point-x="-0.2402in" draw:caption-point-y="0.5984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8.789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7902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6" office:value-type="string">
            <text:p>PhongPT</text:p>
          </table:table-cell>
          <table:table-cell table:style-name="ce182" table:formula="of:=SUM([.D40:.AH4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9.0323in" draw:caption-point-x="-0.2402in" draw:caption-point-y="0.6024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1.3614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9.0378in" draw:caption-point-x="-0.2402in" draw:caption-point-y="0.5969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4.5579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2" table:formula="of:=SUM([.D41:.AH41])" office:value-type="float" office:value="2.5">
            <text:p>2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0.6358in" svg:y="9.2799in" draw:caption-point-x="-0.2402in" draw:caption-point-y="0.6024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9.2807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9.2843in" draw:caption-point-x="-0.2402in" draw:caption-point-y="0.598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9.2854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5.6587in" svg:y="9.287in" draw:caption-point-x="-0.2402in" draw:caption-point-y="0.5953in">
              <dc:date>2017-09-29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82" table:formula="of:=SUM([.D42:.AH4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9.5232in" draw:caption-point-x="-0.2402in" draw:caption-point-y="0.6067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2" table:formula="of:=SUM([.D43:.AH43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9.7744in" draw:caption-point-x="-0.2402in" draw:caption-point-y="0.6031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1.0925in" svg:y="9.7685in" draw:caption-point-x="-0.2402in" draw:caption-point-y="0.6091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3303in" svg:y="10.0744in" draw:caption-point-x="-0.3685in" draw:caption-point-y="0.3031in">
              <dc:date>2017-10-02T00:00:00</dc:date>
              <text:p text:style-name="P3"><text:span text:style-name="T3">Có việc nhà, làm remote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82" table:formula="of:=SUM([.D44:.AH4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0.0189in" draw:caption-point-x="-0.2402in" draw:caption-point-y="0.6067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office:display="true" draw:style-name="gr2" draw:text-style-name="P1" svg:width="1.1413in" svg:height="0.5457in" svg:x="7.3094in" svg:y="10.0933in" draw:caption-point-x="-0.2402in" draw:caption-point-y="0.5319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0.0287in" draw:caption-point-x="-0.2402in" draw:caption-point-y="0.5969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170" office:value-type="string">
            <text:p>ThaoDTN</text:p>
          </table:table-cell>
          <table:table-cell table:style-name="ce182" table:formula="of:=SUM([.D45:.AH4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82" table:formula="of:=SUM([.D46:.AH46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0.5193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10.5157in" draw:caption-point-x="-0.2402in" draw:caption-point-y="0.6051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86" office:value-type="float" office:value="0.5">
            <office:annotation draw:style-name="gr4" draw:text-style-name="P1" svg:width="1.1413in" svg:height="0.3902in" svg:x="14.289in" svg:y="10.5157in" draw:caption-point-x="-0.2402in" draw:caption-point-y="0.6051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82" table:formula="of:=SUM([.D47:.AH47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2.4622in" svg:y="10.7685in" draw:caption-point-x="-0.2402in" draw:caption-point-y="0.6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0.7752in" draw:caption-point-x="-0.2402in" draw:caption-point-y="0.5933in">
              <dc:date>2017-09-29T00:00:00</dc:date>
              <text:p text:style-name="P1"><text:span text:style-name="T1">Đau bụng, xin về sớm 3h15, tuần sau làm bù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2" table:formula="of:=SUM([.D48:.AH48])" office:value-type="float" office:value="1">
            <text:p>1</text:p>
          </table:table-cell>
          <table:table-cell table:style-name="ce186" office:value-type="float" office:value="0.5">
            <office:annotation draw:style-name="gr3" draw:text-style-name="P1" svg:width="1.1413in" svg:height="0.7012in" svg:x="2.6457in" svg:y="11.0087in" draw:caption-point-x="-0.2402in" draw:caption-point-y="0.6075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0063in" draw:caption-point-x="-0.2402in" draw:caption-point-y="0.6098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0079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1.0094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11.011in" draw:caption-point-x="-0.2402in" draw:caption-point-y="0.6051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011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11.0118in" draw:caption-point-x="-0.2402in" draw:caption-point-y="0.6043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0134in" draw:caption-point-x="-0.2402in" draw:caption-point-y="0.6028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11.0142in" draw:caption-point-x="-0.2402in" draw:caption-point-y="0.602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11.0142in" draw:caption-point-x="-0.2402in" draw:caption-point-y="0.602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5492in" svg:y="11.015in" draw:caption-point-x="-0.2402in" draw:caption-point-y="0.6012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11.0161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0193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1.0201in" draw:caption-point-x="-0.2402in" draw:caption-point-y="0.5961in">
              <dc:date>2017-09-29T00:00:00</dc:date>
              <text:p text:style-name="P1"><text:span text:style-name="T1">Chóng mặt, xin đi trễ, 9h45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82" table:formula="of:=SUM([.D49:.AH49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1.2547in" draw:caption-point-x="-0.2402in" draw:caption-point-y="0.6091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2555in" draw:caption-point-x="-0.2402in" draw:caption-point-y="0.6083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11.2579in" draw:caption-point-x="-0.2402in" draw:caption-point-y="0.6059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11.2591in" draw:caption-point-x="-0.2402in" draw:caption-point-y="0.6047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261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263in" draw:caption-point-x="-0.2402in" draw:caption-point-y="0.6008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2657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2669in" draw:caption-point-x="-0.2402in" draw:caption-point-y="0.5969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5" office:value-type="string">
            <text:p>TuanTQP</text:p>
          </table:table-cell>
          <table:table-cell table:style-name="ce182" table:formula="of:=SUM([.D50:.AH50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5106in" draw:caption-point-x="-0.2402in" draw:caption-point-y="0.6008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11.5122in" draw:caption-point-x="-0.2402in" draw:caption-point-y="0.5992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5146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82" table:formula="of:=SUM([.D51:.AH51])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11.747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7492in" draw:caption-point-x="-0.2402in" draw:caption-point-y="0.6098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7508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11.7531in" draw:caption-point-x="-0.2402in" draw:caption-point-y="0.6059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7539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11.7571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1.7575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7598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761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7622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2" table:formula="of:=SUM([.D52:.AH5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8.7768in" svg:y="12.0028in" draw:caption-point-x="-0.2402in" draw:caption-point-y="0.6039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2.0075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8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7"/>
          <table:table-cell table:number-columns-repeated="27"/>
          <table:table-cell table:style-name="ce187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9"/>
        <table:table-column table:style-name="co26" table:number-columns-repeated="7" table:default-cell-style-name="ce199"/>
        <table:table-column table:style-name="co25" table:number-columns-repeated="16" table:default-cell-style-name="ce199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94" table:number-columns-repeated="8"/>
          <table:table-cell table:style-name="ce200" office:value-type="string" table:number-columns-spanned="2" table:number-rows-spanned="1">
            <text:p>Month</text:p>
          </table:table-cell>
          <table:covered-table-cell table:style-name="ce201"/>
          <table:table-cell table:style-name="ce202" table:content-validation-name="val1" office:value-type="float" office:value="10" table:number-columns-spanned="2" table:number-rows-spanned="1">
            <text:p>10</text:p>
          </table:table-cell>
          <table:covered-table-cell table:style-name="ce201"/>
          <table:table-cell table:style-name="ce200" office:value-type="string" table:number-columns-spanned="2" table:number-rows-spanned="1">
            <text:p>Year</text:p>
          </table:table-cell>
          <table:covered-table-cell table:style-name="ce201"/>
          <table:table-cell table:style-name="ce200" office:value-type="float" office:value="2017" table:number-columns-spanned="2" table:number-rows-spanned="1">
            <text:p>2017</text:p>
          </table:table-cell>
          <table:covered-table-cell table:style-name="ce203"/>
          <table:table-cell table:style-name="ce194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95" table:formula="of:=DATE([.$R$1];[.N1];1)" office:value-type="date" office:date-value="2017-10-01">
            <text:p>01</text:p>
          </table:table-cell>
          <table:table-cell table:style-name="ce195" table:formula="of:=[.D2]+1" office:value-type="date" office:date-value="2017-10-02">
            <text:p>02</text:p>
          </table:table-cell>
          <table:table-cell table:style-name="ce195" table:formula="of:=[.E2]+1" office:value-type="date" office:date-value="2017-10-03">
            <text:p>03</text:p>
          </table:table-cell>
          <table:table-cell table:style-name="ce195" table:formula="of:=[.F2]+1" office:value-type="date" office:date-value="2017-10-04">
            <text:p>04</text:p>
          </table:table-cell>
          <table:table-cell table:style-name="ce195" table:formula="of:=[.G2]+1" office:value-type="date" office:date-value="2017-10-05">
            <text:p>05</text:p>
          </table:table-cell>
          <table:table-cell table:style-name="ce195" table:formula="of:=[.H2]+1" office:value-type="date" office:date-value="2017-10-06">
            <text:p>06</text:p>
          </table:table-cell>
          <table:table-cell table:style-name="ce195" table:formula="of:=[.I2]+1" office:value-type="date" office:date-value="2017-10-07">
            <text:p>07</text:p>
          </table:table-cell>
          <table:table-cell table:style-name="ce195" table:formula="of:=[.J2]+1" office:value-type="date" office:date-value="2017-10-08">
            <text:p>08</text:p>
          </table:table-cell>
          <table:table-cell table:style-name="ce195" table:formula="of:=[.K2]+1" office:value-type="date" office:date-value="2017-10-09">
            <text:p>09</text:p>
          </table:table-cell>
          <table:table-cell table:style-name="ce195" table:formula="of:=[.L2]+1" office:value-type="date" office:date-value="2017-10-10">
            <text:p>10</text:p>
          </table:table-cell>
          <table:table-cell table:style-name="ce195" table:formula="of:=[.M2]+1" office:value-type="date" office:date-value="2017-10-11">
            <text:p>11</text:p>
          </table:table-cell>
          <table:table-cell table:style-name="ce195" table:formula="of:=[.N2]+1" office:value-type="date" office:date-value="2017-10-12">
            <text:p>12</text:p>
          </table:table-cell>
          <table:table-cell table:style-name="ce195" table:formula="of:=[.O2]+1" office:value-type="date" office:date-value="2017-10-13">
            <text:p>13</text:p>
          </table:table-cell>
          <table:table-cell table:style-name="ce195" table:formula="of:=[.P2]+1" office:value-type="date" office:date-value="2017-10-14">
            <text:p>14</text:p>
          </table:table-cell>
          <table:table-cell table:style-name="ce195" table:formula="of:=[.Q2]+1" office:value-type="date" office:date-value="2017-10-15">
            <text:p>15</text:p>
          </table:table-cell>
          <table:table-cell table:style-name="ce195" table:formula="of:=[.R2]+1" office:value-type="date" office:date-value="2017-10-16">
            <text:p>16</text:p>
          </table:table-cell>
          <table:table-cell table:style-name="ce195" table:formula="of:=[.S2]+1" office:value-type="date" office:date-value="2017-10-17">
            <text:p>17</text:p>
          </table:table-cell>
          <table:table-cell table:style-name="ce195" table:formula="of:=[.T2]+1" office:value-type="date" office:date-value="2017-10-18">
            <text:p>18</text:p>
          </table:table-cell>
          <table:table-cell table:style-name="ce195" table:formula="of:=[.U2]+1" office:value-type="date" office:date-value="2017-10-19">
            <text:p>19</text:p>
          </table:table-cell>
          <table:table-cell table:style-name="ce195" table:formula="of:=[.V2]+1" office:value-type="date" office:date-value="2017-10-20">
            <text:p>20</text:p>
          </table:table-cell>
          <table:table-cell table:style-name="ce195" table:formula="of:=[.W2]+1" office:value-type="date" office:date-value="2017-10-21">
            <text:p>21</text:p>
          </table:table-cell>
          <table:table-cell table:style-name="ce195" table:formula="of:=[.X2]+1" office:value-type="date" office:date-value="2017-10-22">
            <text:p>22</text:p>
          </table:table-cell>
          <table:table-cell table:style-name="ce195" table:formula="of:=[.Y2]+1" office:value-type="date" office:date-value="2017-10-23">
            <text:p>23</text:p>
          </table:table-cell>
          <table:table-cell table:style-name="ce195" table:formula="of:=[.Z2]+1" office:value-type="date" office:date-value="2017-10-24">
            <text:p>24</text:p>
          </table:table-cell>
          <table:table-cell table:style-name="ce195" table:formula="of:=[.AA2]+1" office:value-type="date" office:date-value="2017-10-25">
            <text:p>25</text:p>
          </table:table-cell>
          <table:table-cell table:style-name="ce195" table:formula="of:=[.AB2]+1" office:value-type="date" office:date-value="2017-10-26">
            <text:p>26</text:p>
          </table:table-cell>
          <table:table-cell table:style-name="ce195" table:formula="of:=[.AC2]+1" office:value-type="date" office:date-value="2017-10-27">
            <text:p>27</text:p>
          </table:table-cell>
          <table:table-cell table:style-name="ce195" table:formula="of:=[.AD2]+1" office:value-type="date" office:date-value="2017-10-28">
            <text:p>28</text:p>
          </table:table-cell>
          <table:table-cell table:style-name="ce195" table:formula="of:=[.AE2]+1" office:value-type="date" office:date-value="2017-10-29">
            <text:p>29</text:p>
          </table:table-cell>
          <table:table-cell table:style-name="ce195" table:formula="of:=[.AF2]+1" office:value-type="date" office:date-value="2017-10-30">
            <text:p>30</text:p>
          </table:table-cell>
          <table:table-cell table:style-name="ce195" table:formula="of:=[.AG2]+1" office:value-type="date" office:date-value="2017-10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9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93" table:formula="of:=SUM([.D4:.AH4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176in" draw:caption-point-x="-0.2402in" draw:caption-point-y="0.5421in">
              <dc:date>2017-10-02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0.176in" draw:caption-point-x="-0.2402in" draw:caption-point-y="0.5421in">
              <dc:date>2017-10-03T00:00:00</dc:date>
              <text:p text:style-name="P1"><text:span text:style-name="T1">Khám ta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0.176in" draw:caption-point-x="-0.2402in" draw:caption-point-y="0.5421in">
              <dc:date>2017-10-05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0.176in" draw:caption-point-x="-0.2402in" draw:caption-point-y="0.5421in">
              <dc:date>2017-10-06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0.176in" draw:caption-point-x="-0.2402in" draw:caption-point-y="0.5421in">
              <dc:date>2017-10-10T00:00:00</dc:date>
              <text:p text:style-name="P1"><text:span text:style-name="T1">Bận việc, xin đi trễ, 8h5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176in" draw:caption-point-x="-0.2402in" draw:caption-point-y="0.5421in">
              <dc:date>2017-10-1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0.176in" draw:caption-point-x="-0.2402in" draw:caption-point-y="0.5421in">
              <dc:date>2017-10-13T00:00:00</dc:date>
              <text:p text:style-name="P1"><text:span text:style-name="T1">Nhà ngập, xin đi trễ, 9h3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1791in" svg:y="0.176in" draw:caption-point-x="-0.2402in" draw:caption-point-y="0.5421in">
              <dc:date>2017-10-16T00:00:00</dc:date>
              <text:p text:style-name="P1"><text:span text:style-name="T1">Nhà có việc</text:span></text:p>
            </office:annotation>
            <text:p>1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0.176in" draw:caption-point-x="-0.2402in" draw:caption-point-y="0.5421in">
              <dc:date>2017-10-18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0.176in" draw:caption-point-x="-0.2402in" draw:caption-point-y="0.5421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176in" draw:caption-point-x="-0.2402in" draw:caption-point-y="0.5421in">
              <dc:date>2017-10-20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0.1181in" draw:caption-point-x="-0.2402in" draw:caption-point-y="0.6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1201in" draw:caption-point-x="-0.2402in" draw:caption-point-y="0.598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1205in" draw:caption-point-x="-0.2402in" draw:caption-point-y="0.5976in">
              <dc:date>2017-10-30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572in" svg:y="0.1217in" draw:caption-point-x="-0.2402in" draw:caption-point-y="0.5965in">
              <dc:date>2017-10-31T00:00:00</dc:date>
              <text:p text:style-name="P1"><text:span text:style-name="T1">Đón bà, xin đi trễ, 8h5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93" table:formula="of:=SUM([.D5:.AH5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3524in" draw:caption-point-x="-0.2402in" draw:caption-point-y="0.6134in">
              <dc:date>2017-10-02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0.3555in" draw:caption-point-x="-0.2402in" draw:caption-point-y="0.6102in">
              <dc:date>2017-10-04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3602in" draw:caption-point-x="-0.2402in" draw:caption-point-y="0.6055in">
              <dc:date>2017-10-12T00:00:00</dc:date>
              <text:p text:style-name="P1"><text:span text:style-name="T1">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9.7228in" svg:y="0.3614in" draw:caption-point-x="-0.2402in" draw:caption-point-y="0.6043in">
              <dc:date>2017-10-16T00:00:00</dc:date>
              <text:p text:style-name="P1"><text:span text:style-name="T1">Mệt, xin đi trễ, 10h58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0.3626in" draw:caption-point-x="-0.2402in" draw:caption-point-y="0.6031in">
              <dc:date>2017-10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3646in" draw:caption-point-x="-0.2402in" draw:caption-point-y="0.6012in">
              <dc:date>2017-10-20T00:00:00</dc:date>
              <text:p text:style-name="P1"><text:span text:style-name="T1">8h4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12.9189in" svg:y="0.3657in" draw:caption-point-x="-0.2402in" draw:caption-point-y="0.6in">
              <dc:date>2017-10-23T00:00:00</dc:date>
              <text:p text:style-name="P1"><text:span text:style-name="T1">Bận việc, xin đi trễ 11h45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0.3657in" draw:caption-point-x="-0.2402in" draw:caption-point-y="0.6in">
              <dc:date>2017-10-24T00:00:00</dc:date>
              <text:p text:style-name="P1"><text:span text:style-name="T1">8h4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9894in" svg:y="0.8232in" draw:caption-point-x="-0.9406in" draw:caption-point-y="0.1425in">
              <dc:date>2017-10-27T00:00:00</dc:date>
              <text:p text:style-name="P1"><text:span text:style-name="T1">Nhức đầu, xin đi trễ, 10h30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3677in" draw:caption-point-x="-0.2402in" draw:caption-point-y="0.59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3681in" draw:caption-point-x="-0.2402in" draw:caption-point-y="0.5976in">
              <dc:date>2017-10-30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3693in" draw:caption-point-x="-0.2402in" draw:caption-point-y="0.5965in">
              <dc:date>2017-10-31T00:00:00</dc:date>
              <text:p text:style-name="P1"><text:span text:style-name="T1">8h5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3" table:formula="of:=SUM([.D6:.AH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0.6358in" svg:y="0.6122in" draw:caption-point-x="-0.2402in" draw:caption-point-y="0.6012in">
              <dc:date>2017-10-19T00:00:00</dc:date>
              <text:p text:style-name="P1"><text:span text:style-name="T1">Tiêm vắc-xin, ra ngoài 1h15 - 2h30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0.3752in" svg:y="0.8685in" draw:caption-point-x="2.3035in" draw:caption-point-y="0.3449in">
              <dc:date>2017-10-27T00:00:00</dc:date>
              <text:p text:style-name="P1"><text:span text:style-name="T1">Gặp bạn, Off sáng, đã làm bù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3" table:formula="of:=SUM([.D7:.AH7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0.8504in" draw:caption-point-x="-0.2402in" draw:caption-point-y="0.6106in">
              <dc:date>2017-10-03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0.8602in" draw:caption-point-x="-0.2402in" draw:caption-point-y="0.6008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289in" svg:y="0.8634in" draw:caption-point-x="-0.2402in" draw:caption-point-y="0.5976in">
              <dc:date>2017-10-26T00:00:00</dc:date>
              <text:p text:style-name="P1"><text:span text:style-name="T1">Bị tiêu hóa, off sáng, 2h20 vào cty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8646in" draw:caption-point-x="-0.2402in" draw:caption-point-y="0.5965in">
              <dc:date>2017-10-31T00:00:00</dc:date>
              <text:p text:style-name="P1"><text:span text:style-name="T1">8h1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193" table:formula="of:=SUM([.D8:.AH8])" office:value-type="float" office:value="3.5">
            <text:p>3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0961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4.9287in" svg:y="1.1004in" draw:caption-point-x="-0.2402in" draw:caption-point-y="0.6083in">
              <dc:date>2017-10-05T00:00:00</dc:date>
              <text:p text:style-name="P1"><text:span text:style-name="T1">Về quê liên quan đến NVQS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1.1031in" draw:caption-point-x="-0.2402in" draw:caption-point-y="0.6055in">
              <dc:date>2017-10-12T00:00:00</dc:date>
              <text:p text:style-name="P1"><text:span text:style-name="T1">Xe xẹp lốp, xin đi trễ, 8h49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1.1008in" draw:caption-point-x="-0.2402in" draw:caption-point-y="0.6079in">
              <dc:date>2017-10-05T00:00:00</dc:date>
              <text:p text:style-name="P1"><text:span text:style-name="T1">Nộp hồ sơ xét tốt nghiệp,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1043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35in" svg:y="1.0346in" draw:caption-point-x="2.0039in" draw:caption-point-y="0.674in">
              <dc:date>2017-10-17T00:00:00</dc:date>
              <text:p text:style-name="P1"><text:span text:style-name="T1">Tối qua làm muộn, xin đi trễ, 1h22 vào cty</text:span></text:p>
            </office:annotation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6358in" svg:y="1.1059in" draw:caption-point-x="-0.2402in" draw:caption-point-y="0.6028in">
              <dc:date>2017-10-18T00:00:00</dc:date>
              <text:p text:style-name="P1"><text:span text:style-name="T1">Chở mẹ khám bệ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1.1079in" draw:caption-point-x="-0.2402in" draw:caption-point-y="0.6008in">
              <dc:date>2017-10-23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1087in" draw:caption-point-x="-0.2402in" draw:caption-point-y="0.6in">
              <dc:date>2017-10-24T00:00:00</dc:date>
              <text:p text:style-name="P1"><text:span text:style-name="T1">Đi ngân hàng, xin đi trễ, 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6.572in" svg:y="1.1122in" draw:caption-point-x="-0.2402in" draw:caption-point-y="0.5965in">
              <dc:date>2017-10-31T00:00:00</dc:date>
              <text:p text:style-name="P1"><text:span text:style-name="T1">Bị sốt, đi khám bệnh</text:span></text:p>
            </office:annotation>
            <text:p>1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3" table:formula="of:=SUM([.D9:.AH9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3441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.3465in" draw:caption-point-x="-0.2402in" draw:caption-point-y="0.6102in">
              <dc:date>2017-10-04T00:00:00</dc:date>
              <text:p text:style-name="P1"><text:span text:style-name="T1">Xe hư, xin đi trễ, 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1.3504in" draw:caption-point-x="-0.2402in" draw:caption-point-y="0.6063in">
              <dc:date>2017-10-11T00:00:00</dc:date>
              <text:p text:style-name="P1"><text:span text:style-name="T1">Bận việc nhà, xin đi trễ, 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352in" draw:caption-point-x="-0.2402in" draw:caption-point-y="0.6047in">
              <dc:date>2017-10-13T00:00:00</dc:date>
              <text:p text:style-name="P1"><text:span text:style-name="T1">8h41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1.0925in" svg:y="1.3547in" draw:caption-point-x="-0.2402in" draw:caption-point-y="0.602in">
              <dc:date>2017-10-19T00:00:00</dc:date>
              <text:p text:style-name="P1"><text:span text:style-name="T1">Meeting với KH 7h30, xin đi trễ, 9h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3567in" draw:caption-point-x="-0.2402in" draw:caption-point-y="0.6in">
              <dc:date>2017-10-24T00:00:00</dc:date>
              <text:p text:style-name="P1"><text:span text:style-name="T1">Meeting với KH 7h30, 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1.4142in" draw:caption-point-x="-0.2402in" draw:caption-point-y="0.5425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.3602in" draw:caption-point-x="-0.2402in" draw:caption-point-y="0.5965in">
              <dc:date>2017-10-31T00:00:00</dc:date>
              <text:p text:style-name="P1"><text:span text:style-name="T1">Meeting với KH 7h30, xin đi trễ, 9h1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3" table:formula="of:=SUM([.D10:.AH10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2" draw:text-style-name="P1" svg:width="1.1413in" svg:height="0.5457in" svg:x="3.1024in" svg:y="1.5925in" draw:caption-point-x="-0.2402in" draw:caption-point-y="0.6118in">
              <dc:date>2017-10-02T00:00:00</dc:date>
              <text:p text:style-name="P1"><text:span text:style-name="T1">Xe bị lủng lốp, xin đi trễ, 9h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1.5965in" draw:caption-point-x="-0.2402in" draw:caption-point-y="0.6079in">
              <dc:date>2017-10-06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.5969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5996in" draw:caption-point-x="-0.2402in" draw:caption-point-y="0.6047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6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1.6012in" draw:caption-point-x="-0.2402in" draw:caption-point-y="0.6031in">
              <dc:date>2017-10-17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6016in" draw:caption-point-x="-0.2402in" draw:caption-point-y="0.6028in">
              <dc:date>2017-10-18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1.6031in" draw:caption-point-x="-0.2402in" draw:caption-point-y="0.6012in">
              <dc:date>2017-10-20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3" table:formula="of:=SUM([.D11:.AH11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1.8449in" draw:caption-point-x="-0.2402in" draw:caption-point-y="0.6071in">
              <dc:date>2017-10-1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8492in" draw:caption-point-x="-0.2402in" draw:caption-point-y="0.6028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3" table:formula="of:=SUM([.D12:.AH12])" office:value-type="float" office:value="1">
            <text:p>1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087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2.0953in" draw:caption-point-x="-0.2402in" draw:caption-point-y="0.6043in">
              <dc:date>2017-10-16T00:00:00</dc:date>
              <text:p text:style-name="P1"><text:span text:style-name="T1">Đi ngân hàng, xin đi trễ, 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2.0996in" draw:caption-point-x="-0.2402in" draw:caption-point-y="0.6in">
              <dc:date>2017-10-23T00:00:00</dc:date>
              <text:p text:style-name="P1"><text:span text:style-name="T1">Bận việc, xin về sớm 4h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8323in" svg:y="2.1004in" draw:caption-point-x="-0.2402in" draw:caption-point-y="0.5992in">
              <dc:date>2017-10-25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2.1012in" draw:caption-point-x="-0.2402in" draw:caption-point-y="0.5984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93" table:formula="of:=SUM([.D13:.AH13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3346in" draw:caption-point-x="-0.2402in" draw:caption-point-y="0.6126in">
              <dc:date>2017-10-02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2.335in" draw:caption-point-x="-0.2402in" draw:caption-point-y="0.6122in">
              <dc:date>2017-10-03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4.472in" svg:y="2.3398in" draw:caption-point-x="-0.2402in" draw:caption-point-y="0.6075in">
              <dc:date>2017-10-05T00:00:00</dc:date>
              <text:p text:style-name="P1"><text:span text:style-name="T1">Ghé bv lấy thuốc xin đi trễ, 8h59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2.3394in" draw:caption-point-x="-0.2402in" draw:caption-point-y="0.6079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2.3398in" draw:caption-point-x="-0.2402in" draw:caption-point-y="0.6075in">
              <dc:date>2017-10-0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2.3402in" draw:caption-point-x="-0.2402in" draw:caption-point-y="0.6071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9.7228in" svg:y="2.3429in" draw:caption-point-x="-0.2402in" draw:caption-point-y="0.6043in">
              <dc:date>2017-10-16T00:00:00</dc:date>
              <text:p text:style-name="P1"><text:span text:style-name="T1">Xe lủng lốp, 9h1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3445in" draw:caption-point-x="-0.2402in" draw:caption-point-y="0.6028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3472in" draw:caption-point-x="-0.2402in" draw:caption-point-y="0.6in">
              <dc:date>2017-10-24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3492in" draw:caption-point-x="-0.2402in" draw:caption-point-y="0.598in">
              <dc:date>2017-10-26T00:00:00</dc:date>
              <text:p text:style-name="P1"><text:span text:style-name="T1">Có việc bận, xin về sớm 4h45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2.3508in" draw:caption-point-x="-0.2402in" draw:caption-point-y="0.5965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93" table:formula="of:=SUM([.D14:.AH1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5823in" draw:caption-point-x="-0.2402in" draw:caption-point-y="0.6126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2.5846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2.5886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2.5894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5902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5921in" draw:caption-point-x="-0.2402in" draw:caption-point-y="0.6028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5949in" draw:caption-point-x="-0.2402in" draw:caption-point-y="0.6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2.5949in" draw:caption-point-x="-0.2402in" draw:caption-point-y="0.6in">
              <dc:date>2017-10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3" table:formula="of:=SUM([.D15:.AH15])" office:value-type="float" office:value="4">
            <text:p>4</text:p>
          </table:table-cell>
          <table:table-cell table:style-name="ce197"/>
          <table:table-cell table:style-name="ce197" office:value-type="float" office:value="0.5">
            <office:annotation draw:style-name="gr4" draw:text-style-name="P1" svg:width="1.1413in" svg:height="0.3902in" svg:x="3.1024in" svg:y="2.8307in" draw:caption-point-x="-0.2402in" draw:caption-point-y="0.6118in">
              <dc:date>2017-10-02T00:00:00</dc:date>
              <text:p text:style-name="P1"><text:span text:style-name="T1">Đi dạy ở trường, <text:s/>off sáng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3.5591in" svg:y="2.8303in" draw:caption-point-x="-0.2402in" draw:caption-point-y="0.6122in">
              <dc:date>2017-10-03T00:00:00</dc:date>
              <text:p text:style-name="P1"><text:span text:style-name="T1">Nộp giấy cho BQL tòa nhà, 9h57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0157in" svg:y="2.8327in" draw:caption-point-x="-0.2402in" draw:caption-point-y="0.6098in">
              <dc:date>2017-10-09T00:00:00</dc:date>
              <text:p text:style-name="P1"><text:span text:style-name="T1">Đi dạy + công chứng giấy tờ, 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2.835in" draw:caption-point-x="-0.2402in" draw:caption-point-y="0.6075in">
              <dc:date>2017-10-09T00:00:00</dc:date>
              <text:p text:style-name="P1"><text:span text:style-name="T1">Có việc riêng, xin về sớm 5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7028in" svg:y="3.1815in" draw:caption-point-x="-0.6118in" draw:caption-point-y="0.261in">
              <dc:date>2017-10-11T00:00:00</dc:date>
              <text:p text:style-name="P1"><text:span text:style-name="T1">Dạy ở trường, 9h15 vào cty, đã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2.8378in" draw:caption-point-x="-0.2402in" draw:caption-point-y="0.6047in">
              <dc:date>2017-10-13T00:00:00</dc:date>
              <text:p text:style-name="P1"><text:span text:style-name="T1">Có việc, xin đi trễ, 8h5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2.8382in" draw:caption-point-x="-0.2402in" draw:caption-point-y="0.6043in">
              <dc:date>2017-10-16T00:00:00</dc:date>
              <text:p text:style-name="P1"><text:span text:style-name="T1">Dạy + họp ở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6358in" svg:y="2.8394in" draw:caption-point-x="-0.2402in" draw:caption-point-y="0.6031in">
              <dc:date>2017-10-17T00:00:00</dc:date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2.8425in" draw:caption-point-x="-0.2402in" draw:caption-point-y="0.6in">
              <dc:date>2017-10-23T00:00:00</dc:date>
              <text:p text:style-name="P1"><text:span text:style-name="T1">Dạy ở trường về trễ, off sáng </text:span></text:p>
            </office:annotation>
            <text:p>0.5</text:p>
          </table:table-cell>
          <table:table-cell table:style-name="ce197" office:value-type="float" office:value="1">
            <office:annotation draw:style-name="gr6" draw:text-style-name="P1" svg:width="1.1413in" svg:height="0.2634in" svg:x="13.3756in" svg:y="2.8425in" draw:caption-point-x="-0.2402in" draw:caption-point-y="0.6in">
              <dc:date>2017-10-24T00:00:00</dc:date>
              <text:p text:style-name="P1"><text:span text:style-name="T1">Lên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8445in" draw:caption-point-x="-0.2402in" draw:caption-point-y="0.598in">
              <dc:date>2017-10-26T00:00:00</dc:date>
              <text:p text:style-name="P1"><text:span text:style-name="T1">Bận việc, xin về sớm 4h30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315in" svg:y="3.5067in" draw:caption-point-x="0.274in" draw:caption-point-y="-0.0642in">
              <dc:date>2017-10-27T00:00:00</dc:date>
              <text:p text:style-name="P1"><text:span text:style-name="T1">Lê trường, xin đi trễ, 9h4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2.8461in" draw:caption-point-x="-0.2402in" draw:caption-point-y="0.5965in">
              <dc:date>2017-10-31T00:00:00</dc:date>
              <text:p text:style-name="P1"><text:span text:style-name="T1">Đi dạy, 10h2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3" table:formula="of:=SUM([.D16:.AH1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3.0902in" draw:caption-point-x="-0.2402in" draw:caption-point-y="0.6in">
              <dc:date>2017-10-24T00:00:00</dc:date>
              <text:p text:style-name="P1"><text:span text:style-name="T1">Ngủ quên, xin đi trễ, 8h15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3" table:formula="of:=SUM([.D17:.AH17])" office:value-type="float" office:value="9">
            <text:p>9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3.5591in" svg:y="3.3264in" draw:caption-point-x="-0.2402in" draw:caption-point-y="0.6118in">
              <dc:date>2017-10-03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3.3291in" draw:caption-point-x="-0.2402in" draw:caption-point-y="0.6091in">
              <dc:date>2017-10-05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337in" draw:caption-point-x="-0.2402in" draw:caption-point-y="0.6012in">
              <dc:date>2017-10-20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style-name="ce197" office:value-type="float" office:value="0.5">
            <office:annotation draw:style-name="gr6" draw:text-style-name="P1" svg:width="1.1413in" svg:height="0.2634in" svg:x="12.9189in" svg:y="3.3378in" draw:caption-point-x="-0.2402in" draw:caption-point-y="0.6004in">
              <dc:date>2017-10-23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3.3756in" svg:y="3.3382in" draw:caption-point-x="-0.2402in" draw:caption-point-y="0.6in">
              <dc:date>2017-10-24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3.3398in" draw:caption-point-x="-0.2402in" draw:caption-point-y="0.5984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6.1154in" svg:y="3.3417in" draw:caption-point-x="-0.2402in" draw:caption-point-y="0.5965in">
              <dc:date>2017-10-30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3.3417in" draw:caption-point-x="-0.2402in" draw:caption-point-y="0.5965in">
              <dc:date>2017-10-31T00:00:00</dc:date>
              <text:p text:style-name="P1"><text:span text:style-name="T1">11h vào cty, tính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3" table:formula="of:=SUM([.D18:.AH18])" office:value-type="float" office:value="1.5">
            <text:p>1.5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3.5768in" draw:caption-point-x="-0.2402in" draw:caption-point-y="0.6091in">
              <dc:date>2017-10-05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3.5783in" draw:caption-point-x="-0.2402in" draw:caption-point-y="0.6075in">
              <dc:date>2017-10-09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3.5717in" draw:caption-point-x="-0.2402in" draw:caption-point-y="0.6142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3.5717in" draw:caption-point-x="-0.2402in" draw:caption-point-y="0.6142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3.5803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6358in" svg:y="3.5831in" draw:caption-point-x="-0.2402in" draw:caption-point-y="0.6028in">
              <dc:date>2017-10-18T00:00:00</dc:date>
              <text:p text:style-name="P1"><text:span text:style-name="T1">Bị sốt</text:span></text:p>
            </office:annotation>
            <text:p>1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5839in" draw:caption-point-x="-0.2402in" draw:caption-point-y="0.602in">
              <dc:date>2017-10-1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3.5846in" draw:caption-point-x="-0.2402in" draw:caption-point-y="0.6012in">
              <dc:date>2017-10-20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3.585in" draw:caption-point-x="-0.2402in" draw:caption-point-y="0.6008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3.5858in" draw:caption-point-x="-0.2402in" draw:caption-point-y="0.6in">
              <dc:date>2017-10-24T00:00:00</dc:date>
              <text:p text:style-name="P1"><text:span text:style-name="T1">Đi bưu điện, xin đi trễ, 9h2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3" table:formula="of:=SUM([.D19:.AH19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3" table:formula="of:=SUM([.D20:.AH20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4.0752in" draw:caption-point-x="-0.2402in" draw:caption-point-y="0.6059in">
              <dc:date>2017-10-11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4.0764in" draw:caption-point-x="-0.2402in" draw:caption-point-y="0.6047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3" table:formula="of:=SUM([.D21:.AH21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3209in" draw:caption-point-x="-0.2402in" draw:caption-point-y="0.6079in">
              <dc:date>2017-10-06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4.326in" draw:caption-point-x="-0.2402in" draw:caption-point-y="0.6028in">
              <dc:date>2017-10-18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3" table:formula="of:=SUM([.D22:.AH22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5685in" draw:caption-point-x="-0.2402in" draw:caption-point-y="0.6079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170" office:value-type="string">
            <text:p>HuyDH</text:p>
          </table:table-cell>
          <table:table-cell table:style-name="ce193" table:formula="of:=SUM([.D23:.AH2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3" table:formula="of:=SUM([.D24:.AH24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0673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5.074in" draw:caption-point-x="-0.2402in" draw:caption-point-y="0.5976in">
              <dc:date>2017-10-30T00:00:00</dc:date>
              <text:p text:style-name="P1"><text:span text:style-name="T1">Xe hư, 8h39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5.0752in" draw:caption-point-x="-0.2402in" draw:caption-point-y="0.5965in">
              <dc:date>2017-10-31T00:00:00</dc:date>
              <text:p text:style-name="P1"><text:span text:style-name="T1">Chở mẹ ra ga, xin đi trễ, 9h2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3" table:formula="of:=SUM([.D25:.AH25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3" table:formula="of:=SUM([.D26:.AH26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5.5571in" draw:caption-point-x="-0.2402in" draw:caption-point-y="0.6102in">
              <dc:date>2017-10-04T00:00:00</dc:date>
              <text:p text:style-name="P1"><text:span text:style-name="T1">Đi ngân hàng, 8h4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93" table:formula="of:=SUM([.D27:.AH27])" office:value-type="float" office:value="0.5">
            <text:p>0.5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5.8059in" draw:caption-point-x="-0.2402in" draw:caption-point-y="0.6091in">
              <dc:date>2017-10-05T00:00:00</dc:date>
              <text:p text:style-name="P1"><text:span text:style-name="T1">Tập yoga xin đi trễ, 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5.8094in" draw:caption-point-x="-0.2402in" draw:caption-point-y="0.6055in">
              <dc:date>2017-10-12T00:00:00</dc:date>
              <text:p text:style-name="P1"><text:span text:style-name="T1">Tập yoga, xin đi trễ, 8h5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8106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0925in" svg:y="5.813in" draw:caption-point-x="-0.2402in" draw:caption-point-y="0.602in">
              <dc:date>2017-10-19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5.815in" draw:caption-point-x="-0.2402in" draw:caption-point-y="0.6in">
              <dc:date>2017-10-24T00:00:00</dc:date>
              <text:p text:style-name="P1"><text:span text:style-name="T1">Tập yoga, xin đi trễ, 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5.8157in" draw:caption-point-x="-0.2402in" draw:caption-point-y="0.5992in">
              <dc:date>2017-10-26T00:00:00</dc:date>
              <text:p text:style-name="P1"><text:span text:style-name="T1">Tập yoga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3" draw:text-style-name="P1" svg:width="1.1413in" svg:height="0.7012in" svg:x="16.572in" svg:y="5.8185in" draw:caption-point-x="-0.2402in" draw:caption-point-y="0.5965in">
              <dc:date>2017-11-01T00:00:00</dc:date>
              <text:p text:style-name="P1"><text:span text:style-name="T1">Tập yoga, xin đi trễ, 8h39 vào cty</text:span></text:p>
              <text:p text:style-name="P1"><text:span text:style-name="T1">Đón mẹ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3" table:formula="of:=SUM([.D28:.AH28])" office:value-type="float" office:value="2">
            <text:p>2</text:p>
          </table:table-cell>
          <table:table-cell table:style-name="ce197"/>
          <table:table-cell table:style-name="ce197" office:value-type="float" office:value="1">
            <office:annotation draw:style-name="gr2" draw:text-style-name="P1" svg:width="1.1413in" svg:height="0.5457in" svg:x="3.1024in" svg:y="6.0492in" draw:caption-point-x="-0.2402in" draw:caption-point-y="0.6134in">
              <dc:date>2017-09-29T00:00:00</dc:date>
              <text:p text:style-name="P1"><text:span text:style-name="T1">Làm thủ tục nhập học cho em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6.0551in" draw:caption-point-x="-0.2402in" draw:caption-point-y="0.6075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6.0575in" draw:caption-point-x="-0.2402in" draw:caption-point-y="0.6051in">
              <dc:date>2017-10-12T00:00:00</dc:date>
              <text:p text:style-name="P1"><text:span text:style-name="T1">Về nhà vợ có việc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6.0626in" draw:caption-point-x="-0.2402in" draw:caption-point-y="0.6in">
              <dc:date>2017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3" table:formula="of:=SUM([.D29:.AH29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6.2969in" draw:caption-point-x="-0.2402in" draw:caption-point-y="0.6134in">
              <dc:date>2017-10-02T00:00:00</dc:date>
              <text:p text:style-name="P1"><text:span text:style-name="T1">Bà mất ở quê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93" table:formula="of:=SUM([.D30:.AH30])" office:value-type="float" office:value="2">
            <text:p>2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4.0157in" svg:y="6.5453in" draw:caption-point-x="-0.2402in" draw:caption-point-y="0.6126in">
              <dc:date>2017-10-02T00:00:00</dc:date>
              <text:p text:style-name="P1"><text:span text:style-name="T1">Việc gia đì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6.5531in" draw:caption-point-x="-0.2402in" draw:caption-point-y="0.6047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1.0925in" svg:y="6.5575in" draw:caption-point-x="-0.2402in" draw:caption-point-y="0.6004in">
              <dc:date>2017-10-20T00:00:00</dc:date>
              <text:p text:style-name="P1"><text:span text:style-name="T1">Off sáng, dự lễ tốt nghiệp bạn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6.5591in" draw:caption-point-x="-0.2402in" draw:caption-point-y="0.5988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93" table:formula="of:=SUM([.D31:.AH3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3" table:formula="of:=SUM([.D32:.AH32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7.0406in" draw:caption-point-x="-0.2402in" draw:caption-point-y="0.6126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7.0429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7.0453in" draw:caption-point-x="-0.2402in" draw:caption-point-y="0.6079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7.0457in" draw:caption-point-x="-0.2402in" draw:caption-point-y="0.6075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7.0469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7.0476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7.0484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7.0504in" draw:caption-point-x="-0.2402in" draw:caption-point-y="0.6028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7.0531in" draw:caption-point-x="-0.2402in" draw:caption-point-y="0.6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3.8323in" svg:y="7.0531in" draw:caption-point-x="-0.2402in" draw:caption-point-y="0.6in">
              <dc:date>2017-10-25T00:00:00</dc:date>
              <text:p text:style-name="P1"><text:span text:style-name="T1">8h43 vào cty</text:span></text:p>
              <text:p text:style-name="P1"><text:span text:style-name="T1"/></text:p>
              <text:p text:style-name="P1"><text:span text:style-name="T1">Bận việc, xin về sớm 3h30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7.0539in" draw:caption-point-x="-0.2402in" draw:caption-point-y="0.5992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7.1126in" draw:caption-point-x="-0.2402in" draw:caption-point-y="0.5406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3" table:formula="of:=SUM([.D33:.AH33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6.572in" svg:y="7.3043in" draw:caption-point-x="-0.2402in" draw:caption-point-y="0.5965in">
              <dc:date>2017-10-31T00:00:00</dc:date>
              <text:p text:style-name="P1"><text:span text:style-name="T1">Nhức đầu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3" table:formula="of:=SUM([.D34:.AH3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7.535in" draw:caption-point-x="-0.2402in" draw:caption-point-y="0.6134in">
              <dc:date>2017-10-02T00:00:00</dc:date>
              <text:p text:style-name="P1"><text:span text:style-name="T1">Ngủ quên, xin đi trễ, 9h26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2626in" svg:y="7.7941in" draw:caption-point-x="1.3177in" draw:caption-point-y="0.3543in">
              <dc:date>2017-10-16T00:00:00</dc:date>
              <text:p text:style-name="P1"><text:span text:style-name="T1">Bà ngoại vợ mất, xin về sớm 4h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7988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7.5476in" draw:caption-point-x="-0.2402in" draw:caption-point-y="0.6008in">
              <dc:date>2017-10-23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3" table:formula="of:=SUM([.D35:.AH35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0.1791in" svg:y="7.7933in" draw:caption-point-x="-0.2402in" draw:caption-point-y="0.6031in">
              <dc:date>2017-10-17T00:00:00</dc:date>
              <text:p text:style-name="P1"><text:span text:style-name="T1">Đi sửa xe, off sáng, 10h44 vào cty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7.798in" draw:caption-point-x="-0.2402in" draw:caption-point-y="0.5984in">
              <dc:date>2017-10-26T00:00:00</dc:date>
              <text:p text:style-name="P1"><text:span text:style-name="T1">Xả tang cậu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3" table:formula="of:=SUM([.D36:.AH36])" office:value-type="float" office:value="1.5">
            <text:p>1.5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8.0291in" draw:caption-point-x="-0.2402in" draw:caption-point-y="0.615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8.0358in" draw:caption-point-x="-0.2402in" draw:caption-point-y="0.6083in">
              <dc:date>2017-10-05T00:00:00</dc:date>
              <text:p text:style-name="P1"><text:span text:style-name="T1">Bận việc, xin đi trễ, 9h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8.0433in" draw:caption-point-x="-0.2402in" draw:caption-point-y="0.6008in">
              <dc:date>2017-10-18T00:00:00</dc:date>
              <text:p text:style-name="P1"><text:span text:style-name="T1">Xin đi trễ, 9h02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8.0437in" draw:caption-point-x="-0.2402in" draw:caption-point-y="0.6004in">
              <dc:date>2017-10-23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93" table:formula="of:=SUM([.D37:.AH37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8.2799in" draw:caption-point-x="-0.2402in" draw:caption-point-y="0.6118in">
              <dc:date>2017-10-02T00:00:00</dc:date>
              <text:p text:style-name="P1"><text:span text:style-name="T1">Mưa lớn, xin đi trễ, 8h5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8.2827in" draw:caption-point-x="-0.2402in" draw:caption-point-y="0.6091in">
              <dc:date>2017-10-05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8.2843in" draw:caption-point-x="-0.2402in" draw:caption-point-y="0.6075in">
              <dc:date>2017-10-06T00:00:00</dc:date>
              <text:p text:style-name="P1"><text:span text:style-name="T1">8h38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8.2843in" draw:caption-point-x="-0.2402in" draw:caption-point-y="0.6075in">
              <dc:date>2017-10-09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1"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3" table:formula="of:=SUM([.D38:.AH3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8.526in" draw:caption-point-x="-0.2402in" draw:caption-point-y="0.6134in">
              <dc:date>2017-10-0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8.5319in" draw:caption-point-x="-0.2402in" draw:caption-point-y="0.6075in">
              <dc:date>2017-10-09T00:00:00</dc:date>
              <text:p text:style-name="P1"><text:span text:style-name="T1">Đi ngân hàng, xin đi trễ, 9h1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5429in" draw:caption-point-x="-0.2402in" draw:caption-point-y="0.5965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93" table:formula="of:=SUM([.D39:.AH39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8.7744in" draw:caption-point-x="-0.2402in" draw:caption-point-y="0.6126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8.7748in" draw:caption-point-x="-0.2402in" draw:caption-point-y="0.6122in">
              <dc:date>2017-10-03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8.7807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8.7823in" draw:caption-point-x="-0.2402in" draw:caption-point-y="0.6047in">
              <dc:date>2017-10-13T00:00:00</dc:date>
              <text:p text:style-name="P1"><text:span text:style-name="T1">Xin đi trễ, 10h35 vào cty, tính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638in" svg:y="8.5894in" draw:caption-point-x="1.9752in" draw:caption-point-y="0.7976in">
              <dc:date>2017-10-17T00:00:00</dc:date>
              <text:p text:style-name="P1"><text:span text:style-name="T1">Tối qua làm muộn, xin đi trễ, 10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8.7843in" draw:caption-point-x="-0.2402in" draw:caption-point-y="0.6028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8425in" draw:caption-point-x="-0.2402in" draw:caption-point-y="0.5445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5492in" svg:y="8.7858in" draw:caption-point-x="-0.2402in" draw:caption-point-y="0.6012in">
              <dc:date>2017-10-20T00:00:00</dc:date>
              <text:p text:style-name="P1"><text:span text:style-name="T1">Ngủ quên, 9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8.7862in" draw:caption-point-x="-0.2402in" draw:caption-point-y="0.6008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8.7878in" draw:caption-point-x="-0.2402in" draw:caption-point-y="0.5992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7906in" draw:caption-point-x="-0.2402in" draw:caption-point-y="0.5965in">
              <dc:date>2017-10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6" office:value-type="string">
            <text:p>PhongPT</text:p>
          </table:table-cell>
          <table:table-cell table:style-name="ce193" table:formula="of:=SUM([.D40:.AH40])" office:value-type="float" office:value="2.5">
            <text:p>2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9.0213in" draw:caption-point-x="-0.2402in" draw:caption-point-y="0.6134in">
              <dc:date>2017-10-02T00:00:00</dc:date>
              <text:p text:style-name="P1"><text:span text:style-name="T1">Chở bạn đi bv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9.0228in" draw:caption-point-x="-0.2402in" draw:caption-point-y="0.6118in">
              <dc:date>2017-10-03T00:00:00</dc:date>
              <text:p text:style-name="P1"><text:span text:style-name="T1">Xe hư, 9h0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9.0244in" draw:caption-point-x="-0.2402in" draw:caption-point-y="0.6102in">
              <dc:date>2017-10-04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9.0256in" draw:caption-point-x="-0.2402in" draw:caption-point-y="0.6091in">
              <dc:date>2017-10-0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6425in" svg:y="8.5232in" draw:caption-point-x="0.0461in" draw:caption-point-y="1.1114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9.0272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7.7016in" svg:y="8.8917in" draw:caption-point-x="0.3461in" draw:caption-point-y="0.742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9.0303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783in" svg:y="9.3323in" draw:caption-point-x="1.9606in" draw:caption-point-y="0.3024in">
              <dc:date>2017-10-17T00:00:00</dc:date>
              <text:p text:style-name="P1"><text:span text:style-name="T1">Tối qua làm muộn, xin đi trễ, 10h3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2772in" svg:y="9.7602in" draw:caption-point-x="0.0319in" draw:caption-point-y="-0.1256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6.1028in" svg:y="9.1429in" draw:caption-point-x="-1.5972in" draw:caption-point-y="0.4917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10-31T00:00:00</dc:date>
              <text:p text:style-name="P1"><text:span text:style-name="T1">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3" table:formula="of:=SUM([.D41:.AH41])" office:value-type="float" office:value="1">
            <text:p>1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9.2736in" draw:caption-point-x="-0.2402in" draw:caption-point-y="0.6087in">
              <dc:date>2017-10-05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9.2795in" draw:caption-point-x="-0.2402in" draw:caption-point-y="0.6028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2803in" draw:caption-point-x="-0.2402in" draw:caption-point-y="0.602in">
              <dc:date>2017-10-1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9.2839in" draw:caption-point-x="-0.2402in" draw:caption-point-y="0.5984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193" table:formula="of:=SUM([.D42:.AH42])" office:value-type="float" office:value="0">
            <text:p>0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10" draw:text-style-name="P1" svg:width="1.1413in" svg:height="1.0697in" svg:x="4.5724in" svg:y="10.198in" draw:caption-point-x="-0.3406in" draw:caption-point-y="-0.0681in">
              <dc:date>2017-10-09T00:00:00</dc:date>
              <text:p text:style-name="P1"><text:span text:style-name="T1">Chở ba đi khám bênh, xin về sớm 2h, sẽ làm bù vào t7</text:span></text:p>
              <text:p text:style-name="P1"><text:span text:style-name="T1"/></text:p>
              <text:p text:style-name="P1"><text:span text:style-name="T1">Đã làm bù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5.6768in" svg:y="9.0902in" draw:caption-point-x="0.9035in" draw:caption-point-y="1.0398in">
              <dc:date>2017-10-16T00:00:00</dc:date>
              <text:p text:style-name="P1"><text:span text:style-name="T1">Bận việc riêng, xin ra ngoài 2h30-3h30, đã làm bù 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9.5252in" draw:caption-point-x="-0.2402in" draw:caption-point-y="0.6047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9.5268in" draw:caption-point-x="-0.2402in" draw:caption-point-y="0.6031in">
              <dc:date>2017-10-17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528in" draw:caption-point-x="-0.2402in" draw:caption-point-y="0.602in">
              <dc:date>2017-10-19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3" draw:text-style-name="P1" svg:width="1.1413in" svg:height="0.7012in" svg:x="17.4591in" svg:y="9.9551in" draw:caption-point-x="-1.5839in" draw:caption-point-y="0.1748in">
              <dc:date>2017-11-06T00:00:00</dc:date>
              <text:p text:style-name="P1"><text:span text:style-name="T1">Rói loạn tiêu hóa, làm remote đủ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93" table:formula="of:=SUM([.D43:.AH43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9.7697in" draw:caption-point-x="-0.2402in" draw:caption-point-y="0.6079in">
              <dc:date>2017-10-06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1">
            <office:annotation office:display="true" draw:style-name="gr2" draw:text-style-name="P1" svg:width="1.1413in" svg:height="0.5457in" svg:x="7.9169in" svg:y="10.0508in" draw:caption-point-x="0.1307in" draw:caption-point-y="0.3264in">
              <dc:date>2017-10-13T00:00:00</dc:date>
              <text:p text:style-name="P2"><text:span text:style-name="T1">Đi khám thai lần 4</text:span></text:p>
              <text:p text:style-name="P2"><text:span text:style-name="T1">Có hưởng BHXH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1.0925in" svg:y="9.776in" draw:caption-point-x="-0.2402in" draw:caption-point-y="0.6016in">
              <dc:date>2017-10-19T00:00:00</dc:date>
              <text:p text:style-name="P1"><text:span text:style-name="T1">Tham gia hội thảo ở trường Bách Khoa (1h15-5h)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9.7776in" draw:caption-point-x="-0.2402in" draw:caption-point-y="0.6in">
              <dc:date>2017-10-24T00:00:00</dc:date>
              <text:p text:style-name="P1"><text:span text:style-name="T1">Bận việc nhà, xin đi trễ, 9h1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170" office:value-type="string">
            <text:p>ThaoDTN</text:p>
          </table:table-cell>
          <table:table-cell table:style-name="ce193" table:formula="of:=SUM([.D44:.AH4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93" table:formula="of:=SUM([.D45:.AH45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0.2606in" draw:caption-point-x="-0.2402in" draw:caption-point-y="0.6126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0.2661in" draw:caption-point-x="-0.2402in" draw:caption-point-y="0.6071in">
              <dc:date>2017-10-04T00:00:00</dc:date>
              <text:p text:style-name="P1"><text:span text:style-name="T1">Sửa máy, xin đi trễ, 8h56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5492in" svg:y="10.272in" draw:caption-point-x="-0.2402in" draw:caption-point-y="0.6012in">
              <dc:date>2017-10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93" table:formula="of:=SUM([.D46:.AH46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6.3311in" svg:y="10.5134in" draw:caption-point-x="-0.2402in" draw:caption-point-y="0.6075in">
              <dc:date>2017-10-09T00:00:00</dc:date>
              <text:p text:style-name="P1"><text:span text:style-name="T1">Đi bệnh viện lấy kết quả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93" table:formula="of:=SUM([.D47:.AH47])" office:value-type="float" office:value="3">
            <text:p>3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10.7535in" draw:caption-point-x="-0.2402in" draw:caption-point-y="0.615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0.7583in" draw:caption-point-x="-0.2402in" draw:caption-point-y="0.6102in">
              <dc:date>2017-10-04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10.7602in" draw:caption-point-x="-0.2402in" draw:caption-point-y="0.6083in">
              <dc:date>2017-10-05T00:00:00</dc:date>
              <text:p text:style-name="P1"><text:span text:style-name="T1">Bị mệt, xin đi trễ 9h59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10.7614in" draw:caption-point-x="-0.2402in" draw:caption-point-y="0.6071in">
              <dc:date>2017-10-09T00:00:00</dc:date>
              <text:p text:style-name="P1"><text:span text:style-name="T1">Bị té, đi khám, 2h55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10.761in" draw:caption-point-x="-0.2402in" draw:caption-point-y="0.6075in">
              <dc:date>2017-10-09T00:00:00</dc:date>
              <text:p text:style-name="P1"><text:span text:style-name="T1">Bận việc nhà, xin đi trễ, 9h2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10.7614in" draw:caption-point-x="-0.2402in" draw:caption-point-y="0.6071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10.7626in" draw:caption-point-x="-0.2402in" draw:caption-point-y="0.6059in">
              <dc:date>2017-10-11T00:00:00</dc:date>
              <text:p text:style-name="P1"><text:span text:style-name="T1">Mệt, ngủ quên, 10h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10.763in" draw:caption-point-x="-0.2402in" draw:caption-point-y="0.6055in">
              <dc:date>2017-10-12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0.7638in" draw:caption-point-x="-0.2402in" draw:caption-point-y="0.6047in">
              <dc:date>2017-10-13T00:00:00</dc:date>
              <text:p text:style-name="P1"><text:span text:style-name="T1">Chở Mẹ đi cv, xin đi trễ, 9h5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10.7642in" draw:caption-point-x="-0.2402in" draw:caption-point-y="0.6043in">
              <dc:date>2017-10-16T00:00:00</dc:date>
              <text:p text:style-name="P1"><text:span text:style-name="T1">Nhà có việc, xin đi trễ, 9h55 vào cty</text:span></text:p>
            </office:annotation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1791in" svg:y="10.7654in" draw:caption-point-x="-0.2402in" draw:caption-point-y="0.6031in">
              <dc:date>2017-10-17T00:00:00</dc:date>
              <text:p text:style-name="P1"><text:span text:style-name="T1">Bị mệt</text:span></text:p>
            </office:annotation>
            <text:p>1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0.7657in" draw:caption-point-x="-0.2402in" draw:caption-point-y="0.6028in">
              <dc:date>2017-10-18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0.7665in" draw:caption-point-x="-0.2402in" draw:caption-point-y="0.60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5492in" svg:y="10.7673in" draw:caption-point-x="-0.2402in" draw:caption-point-y="0.6012in">
              <dc:date>2017-10-20T00:00:00</dc:date>
              <text:p text:style-name="P1"><text:span text:style-name="T1">Ngủ quên, xin đi trễ, 10h59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10.7677in" draw:caption-point-x="-0.2402in" draw:caption-point-y="0.6008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0.7685in" draw:caption-point-x="-0.2402in" draw:caption-point-y="0.6in">
              <dc:date>2017-10-24T00:00:00</dc:date>
              <text:p text:style-name="P1"><text:span text:style-name="T1">Bị chóng mặt, xin đi trễ, 10j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8323in" svg:y="10.7685in" draw:caption-point-x="-0.2402in" draw:caption-point-y="0.6in">
              <dc:date>2017-10-25T00:00:00</dc:date>
              <text:p text:style-name="P1"><text:span text:style-name="T1">Đi ngân hàng, xin vào trễ, 9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0.7693in" draw:caption-point-x="-0.2402in" draw:caption-point-y="0.5992in">
              <dc:date>2017-10-26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0.7705in" draw:caption-point-x="-0.2402in" draw:caption-point-y="0.598in">
              <dc:date>2017-10-27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10.7713in" draw:caption-point-x="-0.2402in" draw:caption-point-y="0.5972in">
              <dc:date>2017-10-30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0.772in" draw:caption-point-x="-0.2402in" draw:caption-point-y="0.5965in">
              <dc:date>2017-10-31T00:00:00</dc:date>
              <text:p text:style-name="P1"><text:span text:style-name="T1">Chở mẹ đi cv, xin đi trễ, 9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93" table:formula="of:=SUM([.D48:.AH4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11.0028in" draw:caption-point-x="-0.2402in" draw:caption-point-y="0.6134in">
              <dc:date>2017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0039in" draw:caption-point-x="-0.2402in" draw:caption-point-y="0.6122in">
              <dc:date>2017-10-03T00:00:00</dc:date>
              <text:p text:style-name="P1"><text:span text:style-name="T1">8h4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1.0059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0087in" draw:caption-point-x="-0.2402in" draw:caption-point-y="0.6075in">
              <dc:date>2017-10-09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1.0142in" draw:caption-point-x="-0.2402in" draw:caption-point-y="0.602in">
              <dc:date>2017-10-19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2.8634in" svg:y="11.5862in" draw:caption-point-x="-0.1846in" draw:caption-point-y="0.0299in">
              <dc:date>2017-10-27T00:00:00</dc:date>
              <text:p text:style-name="P1"><text:span text:style-name="T1">Bận việc, xin về sớm 3h30, sẽ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1.0181in" draw:caption-point-x="-0.2402in" draw:caption-point-y="0.59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5" office:value-type="string">
            <text:p>TuanTQP</text:p>
          </table:table-cell>
          <table:table-cell table:style-name="ce193" table:formula="of:=SUM([.D49:.AH49])" office:value-type="float" office:value="1.5">
            <text:p>1.5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11.2524in" draw:caption-point-x="-0.2402in" draw:caption-point-y="0.6114in">
              <dc:date>2017-10-03T00:00:00</dc:date>
              <text:p text:style-name="P1"><text:span text:style-name="T1">Xin ra ngoài 11h30-12h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2508in" draw:caption-point-x="-0.2402in" draw:caption-point-y="0.613in">
              <dc:date>2017-10-04T00:00:00</dc:date>
              <text:p text:style-name="P1"><text:span text:style-name="T1">Lên trường nộp giấ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11.2567in" draw:caption-point-x="-0.2402in" draw:caption-point-y="0.6071in">
              <dc:date>2017-10-09T00:00:00</dc:date>
              <text:p text:style-name="P1"><text:span text:style-name="T1">Xe hư, xin đi trễ, 9h2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2559in" draw:caption-point-x="-0.2402in" draw:caption-point-y="0.6079in">
              <dc:date>2017-10-0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11.2587in" draw:caption-point-x="-0.2402in" draw:caption-point-y="0.6051in">
              <dc:date>2017-10-13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1.0925in" svg:y="11.2614in" draw:caption-point-x="-0.2402in" draw:caption-point-y="0.6024in">
              <dc:date>2017-10-18T00:00:00</dc:date>
              <text:p text:style-name="P1"><text:span text:style-name="T1">Làm lại một số giấy tờ bị mất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70" office:value-type="string">
            <text:p>VietBA</text:p>
          </table:table-cell>
          <table:table-cell table:style-name="ce193" table:formula="of:=SUM([.D50:.AH50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1.4988in" draw:caption-point-x="-0.2402in" draw:caption-point-y="0.6126in">
              <dc:date>2017-10-02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4992in" draw:caption-point-x="-0.2402in" draw:caption-point-y="0.6122in">
              <dc:date>2017-10-03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5012in" draw:caption-point-x="-0.2402in" draw:caption-point-y="0.6102in">
              <dc:date>2017-10-03T00:00:00</dc:date>
              <text:p text:style-name="P1"><text:span text:style-name="T1">Việc cá nhân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5039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1.5067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1.5071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1.5087in" draw:caption-point-x="-0.2402in" draw:caption-point-y="0.6028in">
              <dc:date>2017-10-18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1.5122in" draw:caption-point-x="-0.2402in" draw:caption-point-y="0.5992in">
              <dc:date>2017-10-26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193" table:formula="of:=SUM([.D51:.AH51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1.7543in" draw:caption-point-x="-0.2402in" draw:caption-point-y="0.6047in">
              <dc:date>2017-10-13T00:00:00</dc:date>
              <text:p text:style-name="P1"><text:span text:style-name="T1">Lên trường nộp giấy. Xin đi trễ, 8h5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1791in" svg:y="11.7559in" draw:caption-point-x="-0.2402in" draw:caption-point-y="0.6031in">
              <dc:date>2017-10-17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9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8"/>
          <table:table-cell table:number-columns-repeated="27"/>
          <table:table-cell table:style-name="ce198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1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10"/>
        <table:table-column table:style-name="co26" table:number-columns-repeated="7" table:default-cell-style-name="ce210"/>
        <table:table-column table:style-name="co25" table:number-columns-repeated="16" table:default-cell-style-name="ce210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205" table:number-columns-repeated="8"/>
          <table:table-cell table:style-name="ce211" office:value-type="string" table:number-columns-spanned="2" table:number-rows-spanned="1">
            <text:p>Month</text:p>
          </table:table-cell>
          <table:covered-table-cell table:style-name="ce212"/>
          <table:table-cell table:style-name="ce213" table:content-validation-name="val1" office:value-type="float" office:value="11" table:number-columns-spanned="2" table:number-rows-spanned="1">
            <text:p>11</text:p>
          </table:table-cell>
          <table:covered-table-cell table:style-name="ce212"/>
          <table:table-cell table:style-name="ce211" office:value-type="string" table:number-columns-spanned="2" table:number-rows-spanned="1">
            <text:p>Year</text:p>
          </table:table-cell>
          <table:covered-table-cell table:style-name="ce212"/>
          <table:table-cell table:style-name="ce211" office:value-type="float" office:value="2017" table:number-columns-spanned="2" table:number-rows-spanned="1">
            <text:p>2017</text:p>
          </table:table-cell>
          <table:covered-table-cell table:style-name="ce214"/>
          <table:table-cell table:style-name="ce205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206" table:formula="of:=DATE([.$R$1];[.N1];1)" office:value-type="date" office:date-value="2017-11-01">
            <text:p>01</text:p>
          </table:table-cell>
          <table:table-cell table:style-name="ce206" table:formula="of:=[.D2]+1" office:value-type="date" office:date-value="2017-11-02">
            <text:p>02</text:p>
          </table:table-cell>
          <table:table-cell table:style-name="ce206" table:formula="of:=[.E2]+1" office:value-type="date" office:date-value="2017-11-03">
            <text:p>03</text:p>
          </table:table-cell>
          <table:table-cell table:style-name="ce206" table:formula="of:=[.F2]+1" office:value-type="date" office:date-value="2017-11-04">
            <text:p>04</text:p>
          </table:table-cell>
          <table:table-cell table:style-name="ce206" table:formula="of:=[.G2]+1" office:value-type="date" office:date-value="2017-11-05">
            <text:p>05</text:p>
          </table:table-cell>
          <table:table-cell table:style-name="ce206" table:formula="of:=[.H2]+1" office:value-type="date" office:date-value="2017-11-06">
            <text:p>06</text:p>
          </table:table-cell>
          <table:table-cell table:style-name="ce206" table:formula="of:=[.I2]+1" office:value-type="date" office:date-value="2017-11-07">
            <text:p>07</text:p>
          </table:table-cell>
          <table:table-cell table:style-name="ce206" table:formula="of:=[.J2]+1" office:value-type="date" office:date-value="2017-11-08">
            <text:p>08</text:p>
          </table:table-cell>
          <table:table-cell table:style-name="ce206" table:formula="of:=[.K2]+1" office:value-type="date" office:date-value="2017-11-09">
            <text:p>09</text:p>
          </table:table-cell>
          <table:table-cell table:style-name="ce206" table:formula="of:=[.L2]+1" office:value-type="date" office:date-value="2017-11-10">
            <text:p>10</text:p>
          </table:table-cell>
          <table:table-cell table:style-name="ce206" table:formula="of:=[.M2]+1" office:value-type="date" office:date-value="2017-11-11">
            <text:p>11</text:p>
          </table:table-cell>
          <table:table-cell table:style-name="ce206" table:formula="of:=[.N2]+1" office:value-type="date" office:date-value="2017-11-12">
            <text:p>12</text:p>
          </table:table-cell>
          <table:table-cell table:style-name="ce206" table:formula="of:=[.O2]+1" office:value-type="date" office:date-value="2017-11-13">
            <text:p>13</text:p>
          </table:table-cell>
          <table:table-cell table:style-name="ce206" table:formula="of:=[.P2]+1" office:value-type="date" office:date-value="2017-11-14">
            <text:p>14</text:p>
          </table:table-cell>
          <table:table-cell table:style-name="ce206" table:formula="of:=[.Q2]+1" office:value-type="date" office:date-value="2017-11-15">
            <text:p>15</text:p>
          </table:table-cell>
          <table:table-cell table:style-name="ce206" table:formula="of:=[.R2]+1" office:value-type="date" office:date-value="2017-11-16">
            <text:p>16</text:p>
          </table:table-cell>
          <table:table-cell table:style-name="ce206" table:formula="of:=[.S2]+1" office:value-type="date" office:date-value="2017-11-17">
            <text:p>17</text:p>
          </table:table-cell>
          <table:table-cell table:style-name="ce206" table:formula="of:=[.T2]+1" office:value-type="date" office:date-value="2017-11-18">
            <text:p>18</text:p>
          </table:table-cell>
          <table:table-cell table:style-name="ce206" table:formula="of:=[.U2]+1" office:value-type="date" office:date-value="2017-11-19">
            <text:p>19</text:p>
          </table:table-cell>
          <table:table-cell table:style-name="ce206" table:formula="of:=[.V2]+1" office:value-type="date" office:date-value="2017-11-20">
            <text:p>20</text:p>
          </table:table-cell>
          <table:table-cell table:style-name="ce206" table:formula="of:=[.W2]+1" office:value-type="date" office:date-value="2017-11-21">
            <text:p>21</text:p>
          </table:table-cell>
          <table:table-cell table:style-name="ce206" table:formula="of:=[.X2]+1" office:value-type="date" office:date-value="2017-11-22">
            <text:p>22</text:p>
          </table:table-cell>
          <table:table-cell table:style-name="ce206" table:formula="of:=[.Y2]+1" office:value-type="date" office:date-value="2017-11-23">
            <text:p>23</text:p>
          </table:table-cell>
          <table:table-cell table:style-name="ce206" table:formula="of:=[.Z2]+1" office:value-type="date" office:date-value="2017-11-24">
            <text:p>24</text:p>
          </table:table-cell>
          <table:table-cell table:style-name="ce206" table:formula="of:=[.AA2]+1" office:value-type="date" office:date-value="2017-11-25">
            <text:p>25</text:p>
          </table:table-cell>
          <table:table-cell table:style-name="ce206" table:formula="of:=[.AB2]+1" office:value-type="date" office:date-value="2017-11-26">
            <text:p>26</text:p>
          </table:table-cell>
          <table:table-cell table:style-name="ce206" table:formula="of:=[.AC2]+1" office:value-type="date" office:date-value="2017-11-27">
            <text:p>27</text:p>
          </table:table-cell>
          <table:table-cell table:style-name="ce206" table:formula="of:=[.AD2]+1" office:value-type="date" office:date-value="2017-11-28">
            <text:p>28</text:p>
          </table:table-cell>
          <table:table-cell table:style-name="ce206" table:formula="of:=[.AE2]+1" office:value-type="date" office:date-value="2017-11-29">
            <text:p>29</text:p>
          </table:table-cell>
          <table:table-cell table:style-name="ce206" table:formula="of:=[.AF2]+1" office:value-type="date" office:date-value="2017-11-30">
            <text:p>30</text:p>
          </table:table-cell>
          <table:table-cell table:style-name="ce206" table:formula="of:=[.AG2]+1" office:value-type="date" office:date-value="2017-12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20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204" table:formula="of:=SUM([.D4:.AH4])" office:value-type="float" office:value="0"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1024in" svg:y="0.115in" draw:caption-point-x="-0.2402in" draw:caption-point-y="0.6031in">
              <dc:date>2017-11-02T00:00:00</dc:date>
              <text:p text:style-name="P1"><text:span text:style-name="T1">Bận việc nhà, xin đi trễ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0.1177in" draw:caption-point-x="-0.2402in" draw:caption-point-y="0.6004in">
              <dc:date>2017-11-07T00:00:00</dc:date>
              <text:p text:style-name="P1"><text:span text:style-name="T1">Xe hư, 8h5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0.1213in" draw:caption-point-x="-0.2402in" draw:caption-point-y="0.5969in">
              <dc:date>2017-11-15T00:00:00</dc:date>
              <text:p text:style-name="P1"><text:span text:style-name="T1">Kẹt xe, 8h32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9.7228in" svg:y="0.122in" draw:caption-point-x="-0.2402in" draw:caption-point-y="0.5961in">
              <dc:date>2017-11-16T00:00:00</dc:date>
              <text:p text:style-name="P1"><text:span text:style-name="T1">Bận việc nhà, xin đi trễ, 8h5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204" table:formula="of:=SUM([.D5:.AH5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2" draw:text-style-name="P1" svg:width="1.1413in" svg:height="0.5457in" svg:x="4.9287in" svg:y="0.3665in" draw:caption-point-x="-0.2402in" draw:caption-point-y="0.5992in">
              <dc:date>2017-11-07T00:00:00</dc:date>
              <text:p text:style-name="P1"><text:span text:style-name="T1">Bận việc, xin đi trễ, 11h34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0.3654in" draw:caption-point-x="-0.2402in" draw:caption-point-y="0.6004in">
              <dc:date>2017-11-07T00:00:00</dc:date>
              <text:p text:style-name="P1"><text:span text:style-name="T1">8h44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0.3661in" draw:caption-point-x="-0.2402in" draw:caption-point-y="0.5996in">
              <dc:date>2017-11-08T00:00:00</dc:date>
              <text:p text:style-name="P1"><text:span text:style-name="T1">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.5">
            <office:annotation draw:style-name="gr8" draw:text-style-name="P1" svg:width="1.1413in" svg:height="0.8567in" svg:x="8.2878in" svg:y="0.3685in" draw:caption-point-x="-0.2402in" draw:caption-point-y="0.5972in">
              <dc:date>2017-11-14T00:00:00</dc:date>
              <text:p text:style-name="P1"><text:span text:style-name="T1">Vào ngân hàng, xin đi trễ, </text:span></text:p>
              <text:p text:style-name="P1"><text:span text:style-name="T1"/></text:p>
              <text:p text:style-name="P1"><text:span text:style-name="T1">11h30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9.2661in" svg:y="0.3689in" draw:caption-point-x="-0.2402in" draw:caption-point-y="0.5969in">
              <dc:date>2017-11-15T00:00:00</dc:date>
              <text:p text:style-name="P1"><text:span text:style-name="T1">Không khỏe</text:span></text:p>
            </office:annotation>
            <text:p>1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0.3697in" draw:caption-point-x="-0.2402in" draw:caption-point-y="0.5961in">
              <dc:date>2017-11-16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204" table:formula="of:=SUM([.D6:.AH6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204" table:formula="of:=SUM([.D7:.AH7])" office:value-type="float" office:value="1">
            <text:p>1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0.8575in" draw:caption-point-x="-0.2402in" draw:caption-point-y="0.6035in">
              <dc:date>2017-11-0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4" draw:text-style-name="P1" svg:width="1.1413in" svg:height="0.3902in" svg:x="5.8421in" svg:y="0.8567in" draw:caption-point-x="-0.2402in" draw:caption-point-y="0.6043in">
              <dc:date>2017-10-30T00:00:00</dc:date>
              <text:p text:style-name="P1"><text:span text:style-name="T1">Đám cưới người thân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204" table:formula="of:=SUM([.D8:.AH8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8421in" svg:y="1.1091in" draw:caption-point-x="-0.2402in" draw:caption-point-y="0.5996in">
              <dc:date>2017-11-0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1.1118in" draw:caption-point-x="-0.2402in" draw:caption-point-y="0.5969in">
              <dc:date>2017-11-15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9.7228in" svg:y="1.1126in" draw:caption-point-x="-0.2402in" draw:caption-point-y="0.5961in">
              <dc:date>2017-11-16T00:00:00</dc:date>
              <text:p text:style-name="P1"><text:span text:style-name="T1">Bị sốt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5" office:value-type="string">
            <text:p>DoanLC</text:p>
          </table:table-cell>
          <table:table-cell table:style-name="ce204" table:formula="of:=SUM([.D9:.AH9])" office:value-type="float" office:value="0">
            <text:p>0</text:p>
          </table:table-cell>
          <table:table-cell table:style-name="ce208" table:number-columns-repeated="15"/>
          <table:table-cell table:number-columns-repeated="2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204" table:formula="of:=SUM([.D10:.AH10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3.5591in" svg:y="1.602in" draw:caption-point-x="-0.2402in" draw:caption-point-y="0.6024in">
              <dc:date>2017-11-03T00:00:00</dc:date>
              <text:p text:style-name="P1"><text:span text:style-name="T1">Mệt ngủ quên, xin đi trễ, 8h54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2" draw:text-style-name="P1" svg:width="1.1413in" svg:height="0.5457in" svg:x="8.2878in" svg:y="1.6031in" draw:caption-point-x="-0.2402in" draw:caption-point-y="0.6012in">
              <dc:date>2017-11-06T00:00:00</dc:date>
              <text:p text:style-name="P1"><text:span text:style-name="T1">Về quê đám cưới và thăm nhà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1.6083in" draw:caption-point-x="-0.2402in" draw:caption-point-y="0.5961in">
              <dc:date>2017-11-16T00:00:00</dc:date>
              <text:p text:style-name="P1"><text:span text:style-name="T1">Kẹt xe, xin đi trễ, 8h32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0.1791in" svg:y="1.6094in" draw:caption-point-x="-0.2402in" draw:caption-point-y="0.5949in">
              <dc:date>2017-11-17T00:00:00</dc:date>
              <text:p text:style-name="P1"><text:span text:style-name="T1">Meeting với khách hàng 8h30, xin đi trễ, 10h15 vào cty</text:span></text:p>
            </office:annotation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4" office:value-type="string">
            <text:p>DuyNM</text:p>
          </table:table-cell>
          <table:table-cell table:style-name="ce204" table:formula="of:=SUM([.D11:.AH11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DuyenLT</text:p>
          </table:table-cell>
          <table:table-cell table:style-name="ce204" table:formula="of:=SUM([.D12:.AH12])" office:value-type="float" office:value="1">
            <text:p>1</text:p>
          </table:table-cell>
          <table:table-cell table:style-name="ce208" office:value-type="float" office:value="0.5">
            <office:annotation draw:style-name="gr4" draw:text-style-name="P1" svg:width="1.1413in" svg:height="0.3902in" svg:x="2.6457in" svg:y="2.0961in" draw:caption-point-x="-0.2402in" draw:caption-point-y="0.6035in">
              <dc:date>2017-11-01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9.2661in" svg:y="2.1028in" draw:caption-point-x="-0.2402in" draw:caption-point-y="0.5969in">
              <dc:date>2017-11-15T00:00:00</dc:date>
              <text:p text:style-name="P1"><text:span text:style-name="T1">Khám bệnh.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4" office:value-type="string">
            <text:p>GiauNV</text:p>
          </table:table-cell>
          <table:table-cell table:style-name="ce204" table:formula="of:=SUM([.D13:.AH13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2.3449in" draw:caption-point-x="-0.2402in" draw:caption-point-y="0.6024in">
              <dc:date>2017-11-03T00:00:00</dc:date>
              <text:p text:style-name="P1"><text:span text:style-name="T1">Việc cá nhân</text:span></text:p>
            </office:annotation>
            <text:p>1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3476in" draw:caption-point-x="-0.2402in" draw:caption-point-y="0.5996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70" office:value-type="string">
            <text:p>HaTH</text:p>
          </table:table-cell>
          <table:table-cell table:style-name="ce204" table:formula="of:=SUM([.D14:.AH14])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2.6457in" svg:y="2.5917in" draw:caption-point-x="-0.2402in" draw:caption-point-y="0.6031in">
              <dc:date>2017-11-01T00:00:00</dc:date>
              <text:p text:style-name="P1"><text:span text:style-name="T1">Bận việc, xin về sớm 10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1024in" svg:y="2.5917in" draw:caption-point-x="-0.2402in" draw:caption-point-y="0.6031in">
              <dc:date>2017-11-03T00:00:00</dc:date>
              <text:p text:style-name="P1"><text:span text:style-name="T1">Bận việc nhà xin về sớm, 4h15 về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2.5925in" draw:caption-point-x="-0.2402in" draw:caption-point-y="0.6024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5953in" draw:caption-point-x="-0.2402in" draw:caption-point-y="0.5996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2" draw:text-style-name="P1" svg:width="1.1413in" svg:height="0.5457in" svg:x="8.2878in" svg:y="2.5984in" draw:caption-point-x="-0.2402in" draw:caption-point-y="0.5965in">
              <dc:date>2017-11-14T00:00:00</dc:date>
              <text:p text:style-name="P1"><text:span text:style-name="T1">Bị kiến 3 khoan cắn, xin đi trễ, 10h5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8.7768in" svg:y="2.5976in" draw:caption-point-x="-0.2402in" draw:caption-point-y="0.5972in">
              <dc:date>2017-11-14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2.598in" draw:caption-point-x="-0.2402in" draw:caption-point-y="0.5969in">
              <dc:date>2017-11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2.5988in" draw:caption-point-x="-0.2402in" draw:caption-point-y="0.5961in">
              <dc:date>2017-11-16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6" office:value-type="string">
            <text:p>HaTT</text:p>
          </table:table-cell>
          <table:table-cell table:style-name="ce204" table:formula="of:=SUM([.D15:.AH1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2.8421in" draw:caption-point-x="-0.2402in" draw:caption-point-y="0.6004in">
              <dc:date>2017-11-07T00:00:00</dc:date>
              <text:p text:style-name="P1"><text:span text:style-name="T1">8h47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8429in" draw:caption-point-x="-0.2402in" draw:caption-point-y="0.5996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9.7228in" svg:y="2.8465in" draw:caption-point-x="-0.2402in" draw:caption-point-y="0.5961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2.8469in" draw:caption-point-x="-0.2402in" draw:caption-point-y="0.5957in">
              <dc:date>2017-11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204" table:formula="of:=SUM([.D16:.AH16])" office:value-type="float" office:value="4.5">
            <text:p>4.5</text:p>
          </table:table-cell>
          <table:table-cell table:style-name="ce208" office:value-type="float" office:value="0">
            <office:annotation draw:style-name="gr3" draw:text-style-name="P1" svg:width="1.1413in" svg:height="0.7012in" svg:x="2.6457in" svg:y="3.089in" draw:caption-point-x="-0.2402in" draw:caption-point-y="0.6012in">
              <dc:date>2017-11-01T00:00:00</dc:date>
              <text:p text:style-name="P1"><text:span text:style-name="T1">Dạy ở trường, xin đi trễ, 2h30, sẽ làm bù, 3h vào cty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3.0874in" draw:caption-point-x="-0.2402in" draw:caption-point-y="0.6028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3.5591in" svg:y="3.0874in" draw:caption-point-x="-0.2402in" draw:caption-point-y="0.6028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8" table:number-columns-repeated="2"/>
          <table:table-cell table:style-name="ce208" office:value-type="float" office:value="0">
            <office:annotation draw:style-name="gr2" draw:text-style-name="P1" svg:width="1.1413in" svg:height="0.5457in" svg:x="4.9287in" svg:y="3.0909in" draw:caption-point-x="-0.2402in" draw:caption-point-y="0.5992in">
              <dc:date>2017-11-07T00:00:00</dc:date>
              <text:p text:style-name="P1"><text:span text:style-name="T1">Dạy ở trường, 10h23 vào cty, đã làm bù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3.0917in" draw:caption-point-x="-0.2402in" draw:caption-point-y="0.5984in">
              <dc:date>2017-11-08T00:00:00</dc:date>
              <text:p text:style-name="P1"><text:span text:style-name="T1">Dạy ở trường,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3.0929in" draw:caption-point-x="-0.2402in" draw:caption-point-y="0.5972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8.7768in" svg:y="3.0929in" draw:caption-point-x="-0.2402in" draw:caption-point-y="0.5972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9.2661in" svg:y="3.0929in" draw:caption-point-x="-0.2402in" draw:caption-point-y="0.5972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204" table:formula="of:=SUM([.D17:.AH17])" office:value-type="float" office:value="0.5">
            <text:p>0.5</text:p>
          </table:table-cell>
          <table:table-cell table:style-name="ce208" office:value-type="float" office:value="0">
            <office:annotation draw:style-name="gr4" draw:text-style-name="P1" svg:width="1.1413in" svg:height="0.3902in" svg:x="2.6457in" svg:y="3.335in" draw:caption-point-x="-0.2402in" draw:caption-point-y="0.6031in">
              <dc:date>2017-11-01T00:00:00</dc:date>
              <text:p text:style-name="P1"><text:span text:style-name="T1">Có việc, xin về sớm 4h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3.335in" draw:caption-point-x="-0.2402in" draw:caption-point-y="0.6031in">
              <dc:date>2017-11-02T00:00:00</dc:date>
              <text:p text:style-name="P1"><text:span text:style-name="T1">Mệt, đau đầu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nNV</text:p>
          </table:table-cell>
          <table:table-cell table:style-name="ce204" table:formula="of:=SUM([.D18:.AH18])" office:value-type="float" office:value="2.5">
            <text:p>2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3.1024in" svg:y="3.5835in" draw:caption-point-x="-0.2402in" draw:caption-point-y="0.6024in">
              <dc:date>2017-11-03T00:00:00</dc:date>
              <text:p text:style-name="P1"><text:span text:style-name="T1">Off chiều</text:span></text:p>
            </office:annotation>
            <text:p>0.5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5.3854in" svg:y="3.5858in" draw:caption-point-x="-0.2402in" draw:caption-point-y="0.6in">
              <dc:date>2017-11-07T00:00:00</dc:date>
              <text:p text:style-name="P1"><text:span text:style-name="T1">Off chiều</text:span></text:p>
            </office:annotation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3.5866in" draw:caption-point-x="-0.2402in" draw:caption-point-y="0.5992in">
              <dc:date>2017-11-08T00:00:00</dc:date>
              <text:p text:style-name="P1"><text:span text:style-name="T1">10h15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1">
            <text:p>1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204" table:formula="of:=SUM([.D19:.AH19])" office:value-type="float" office:value="0.5">
            <text:p>0.5</text:p>
          </table:table-cell>
          <table:table-cell table:style-name="ce208" office:value-type="float" office:value="0.5">
            <office:annotation draw:style-name="gr7" draw:text-style-name="P1" svg:width="1.1413in" svg:height="1.0122in" svg:x="2.6457in" svg:y="3.835in" draw:caption-point-x="-0.2402in" draw:caption-point-y="0.5984in">
              <dc:date>2017-11-07T00:00:00</dc:date>
              <text:p text:style-name="P1"><text:span text:style-name="T1">Ngủ quên, 9h11 vào cty</text:span></text:p>
              <text:p text:style-name="P1"><text:span text:style-name="T1"/></text:p>
              <text:p text:style-name="P1"><text:span text:style-name="T1">Buổi chiều, xin vào trễ 4h30 vào cty, tính off chiều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3.1024in" svg:y="3.8303in" draw:caption-point-x="-0.2402in" draw:caption-point-y="0.6031in">
              <dc:date>2017-11-02T00:00:00</dc:date>
              <text:p text:style-name="P1"><text:span text:style-name="T1">8h43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3.8374in" draw:caption-point-x="-0.2402in" draw:caption-point-y="0.5961in">
              <dc:date>2017-11-16T00:00:00</dc:date>
              <text:p text:style-name="P1"><text:span text:style-name="T1">Dậy muộn, 8h3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204" table:formula="of:=SUM([.D20:.AH20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204" table:formula="of:=SUM([.D21:.AH21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4.3307in" draw:caption-point-x="-0.2402in" draw:caption-point-y="0.598in">
              <dc:date>2017-11-09T00:00:00</dc:date>
              <text:p text:style-name="P1"><text:span text:style-name="T1">Bị bệnh,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.5">
            <office:annotation office:display="true" draw:style-name="gr3" draw:text-style-name="P1" svg:width="1.1413in" svg:height="0.7012in" svg:x="7.865in" svg:y="4.087in" draw:caption-point-x="1.6177in" draw:caption-point-y="0.8413in">
              <dc:date>2017-11-16T00:00:00</dc:date>
              <text:p text:style-name="P2"><text:span text:style-name="T1">Đón Ba Mẹ, xin về sớm 2h57</text:span></text:p>
              <text:p text:style-name="P2"><text:span text:style-name="T1"/></text:p>
              <text:p text:style-name="P2"><text:span text:style-name="T1">Tính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204" table:formula="of:=SUM([.D22:.AH22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4.9287in" svg:y="4.5748in" draw:caption-point-x="-0.2402in" draw:caption-point-y="0.6016in">
              <dc:date>2017-11-06T00:00:00</dc:date>
              <text:p text:style-name="P1"><text:span text:style-name="T1">8h3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4.5768in" draw:caption-point-x="-0.2402in" draw:caption-point-y="0.5996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04" table:formula="of:=SUM([.D23:.AH23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4.8224in" draw:caption-point-x="-0.2402in" draw:caption-point-y="0.6016in">
              <dc:date>2017-11-03T00:00:00</dc:date>
              <text:p text:style-name="P1"><text:span text:style-name="T1">Về thăm nhà</text:span></text:p>
            </office:annotation>
            <text:p>1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70" office:value-type="string">
            <text:p>HuyDH</text:p>
          </table:table-cell>
          <table:table-cell table:style-name="ce204" table:formula="of:=SUM([.D24:.AH24])" office:value-type="float" office:value="1">
            <text:p>1</text:p>
          </table:table-cell>
          <table:table-cell table:style-name="ce208" table:number-columns-repeated="5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4" draw:text-style-name="P1" svg:width="1.1413in" svg:height="0.3902in" svg:x="8.2878in" svg:y="5.0744in" draw:caption-point-x="-0.2402in" draw:caption-point-y="0.5972in">
              <dc:date>2017-11-14T00:00:00</dc:date>
              <text:p text:style-name="P1"><text:span text:style-name="T1">Bị đổi tàu, không về sg kịp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5.076in" draw:caption-point-x="-0.2402in" draw:caption-point-y="0.5957in">
              <dc:date>2017-11-17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04" table:formula="of:=SUM([.D25:.AH2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5.3232in" draw:caption-point-x="-0.2402in" draw:caption-point-y="0.5961in">
              <dc:date>2017-11-16T00:00:00</dc:date>
              <text:p text:style-name="P1"><text:span text:style-name="T1">Đau bụng, 8h4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204" table:formula="of:=SUM([.D26:.AH26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5.5618in" draw:caption-point-x="-0.2402in" draw:caption-point-y="0.6055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8.7768in" svg:y="5.5618in" draw:caption-point-x="-0.2402in" draw:caption-point-y="0.6055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204" table:formula="of:=SUM([.D27:.AH27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5.8189in" draw:caption-point-x="-0.2402in" draw:caption-point-y="0.5961in">
              <dc:date>2017-11-16T00:00:00</dc:date>
              <text:p text:style-name="P1"><text:span text:style-name="T1">Bận việc nhà, xin về sớm 3h55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204" table:formula="of:=SUM([.D28:.AH28])" office:value-type="float" office:value="0"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1024in" svg:y="6.0594in" draw:caption-point-x="-0.2402in" draw:caption-point-y="0.6031in">
              <dc:date>2017-11-02T00:00:00</dc:date>
              <text:p text:style-name="P1"><text:span text:style-name="T1">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6.0626in" draw:caption-point-x="-0.2402in" draw:caption-point-y="0.6in">
              <dc:date>2017-11-07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6.0665in" draw:caption-point-x="-0.2402in" draw:caption-point-y="0.5961in">
              <dc:date>2017-11-16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04" table:formula="of:=SUM([.D29:.AH29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9.7228in" svg:y="6.3142in" draw:caption-point-x="-0.2402in" draw:caption-point-y="0.5961in">
              <dc:date>2017-11-16T00:00:00</dc:date>
              <text:p text:style-name="P1"><text:span text:style-name="T1">Chở vợ đi khám thai, xin về sớm 4h11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04" table:formula="of:=SUM([.D30:.AH30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204" table:formula="of:=SUM([.D31:.AH31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6.3311in" svg:y="6.8075in" draw:caption-point-x="-0.2402in" draw:caption-point-y="0.598in">
              <dc:date>2017-11-09T00:00:00</dc:date>
              <text:p text:style-name="P1"><text:span text:style-name="T1">Bị bệnh</text:span></text:p>
            </office:annotation>
            <text:p>1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204" table:formula="of:=SUM([.D32:.AH32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04" table:formula="of:=SUM([.D33:.AH33])" office:value-type="float" office:value="0"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7.2984in" draw:caption-point-x="-0.2402in" draw:caption-point-y="0.6024in">
              <dc:date>2017-11-03T00:00:00</dc:date>
              <text:p text:style-name="P1"><text:span text:style-name="T1">8h34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7.3004in" draw:caption-point-x="-0.2402in" draw:caption-point-y="0.6004in">
              <dc:date>2017-11-07T00:00:00</dc:date>
              <text:p text:style-name="P1"><text:span text:style-name="T1">8h49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7.3012in" draw:caption-point-x="-0.2402in" draw:caption-point-y="0.5996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9.7228in" svg:y="7.3047in" draw:caption-point-x="-0.2402in" draw:caption-point-y="0.5961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04" table:formula="of:=SUM([.D34:.AH34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7.5528in" draw:caption-point-x="-0.2402in" draw:caption-point-y="0.5957in">
              <dc:date>2017-11-17T00:00:00</dc:date>
              <text:p text:style-name="P1"><text:span text:style-name="T1">Đau bụng,xin đi trễ, 8h36 vào cty</text:span></text:p>
            </office:annotation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04" table:formula="of:=SUM([.D35:.AH3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7.7969in" draw:caption-point-x="-0.2402in" draw:caption-point-y="0.5996in">
              <dc:date>2017-11-08T00:00:00</dc:date>
              <text:p text:style-name="P1"><text:span text:style-name="T1">8h4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04" table:formula="of:=SUM([.D36:.AH36])" office:value-type="float" office:value="1"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8.0394in" draw:caption-point-x="-0.2402in" draw:caption-point-y="0.6047in">
              <dc:date>2017-10-26T00:00:00</dc:date>
              <text:p text:style-name="P1"><text:span text:style-name="T1">Xả tang cậu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9.7228in" svg:y="8.048in" draw:caption-point-x="-0.2402in" draw:caption-point-y="0.5961in">
              <dc:date>2017-11-16T00:00:00</dc:date>
              <text:p text:style-name="P1"><text:span text:style-name="T1">Chích ngừa, xin đi trễ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04" table:formula="of:=SUM([.D37:.AH37])" office:value-type="float" office:value="0.5">
            <text:p>0.5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4" draw:text-style-name="P1" svg:width="1.1413in" svg:height="0.3902in" svg:x="8.2878in" svg:y="8.2953in" draw:caption-point-x="-0.2402in" draw:caption-point-y="0.5965in">
              <dc:date>2017-11-14T00:00:00</dc:date>
              <text:p text:style-name="P1"><text:span text:style-name="T1">Vào bvien, xin đi trễ, 9h vào cty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8.7768in" svg:y="8.2953in" draw:caption-point-x="-0.2402in" draw:caption-point-y="0.5965in">
              <dc:date>2017-11-14T00:00:00</dc:date>
              <text:p text:style-name="P1"><text:span text:style-name="T1">Không khỏe, xin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0.1791in" svg:y="8.2961in" draw:caption-point-x="-0.2402in" draw:caption-point-y="0.5957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204" table:formula="of:=SUM([.D38:.AH38])" office:value-type="float" office:value="5">
            <text:p>5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8.5193in" draw:caption-point-x="-0.2402in" draw:caption-point-y="0.620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1024in" svg:y="8.5193in" draw:caption-point-x="-0.2402in" draw:caption-point-y="0.620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8.5193in" draw:caption-point-x="-0.2402in" draw:caption-point-y="0.620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table:number-columns-repeated="2"/>
          <table:table-cell table:style-name="ce208" office:value-type="float" office:value="1">
            <office:annotation draw:style-name="gr6" draw:text-style-name="P1" svg:width="1.1413in" svg:height="0.2634in" svg:x="4.9287in" svg:y="8.5193in" draw:caption-point-x="-0.2402in" draw:caption-point-y="0.620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5.3854in" svg:y="8.5193in" draw:caption-point-x="-0.2402in" draw:caption-point-y="0.620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0">
            <office:annotation draw:style-name="gr2" draw:text-style-name="P1" svg:width="1.1413in" svg:height="0.5457in" svg:x="5.8421in" svg:y="8.5398in" draw:caption-point-x="-0.2402in" draw:caption-point-y="0.5996in">
              <dc:date>2017-11-08T00:00:00</dc:date>
              <text:p text:style-name="P1"><text:span text:style-name="T1">Vừa xuống sân bay, xin đi trễ, 9h1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8.5437in" draw:caption-point-x="-0.2402in" draw:caption-point-y="0.5957in">
              <dc:date>2017-11-16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8.5437in" draw:caption-point-x="-0.2402in" draw:caption-point-y="0.5957in">
              <dc:date>2017-11-17T00:00:00</dc:date>
              <text:p text:style-name="P1"><text:span text:style-name="T1">Dậy muộn, xin đi trễ, 8h43 vào cty</text:span></text:p>
            </office:annotation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204" table:formula="of:=SUM([.D39:.AH39])" office:value-type="float" office:value="0.5"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3" draw:text-style-name="P1" svg:width="1.1413in" svg:height="0.7012in" svg:x="3.1024in" svg:y="8.7839in" draw:caption-point-x="-0.2402in" draw:caption-point-y="0.6031in">
              <dc:date>2017-11-02T00:00:00</dc:date>
              <text:p text:style-name="P1"><text:span text:style-name="T1">Mẹ bi tăng huyết áp, chở mẹ đi khám bệnh,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204" table:formula="of:=SUM([.D40:.AH40])" office:value-type="float" office:value="0.5"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9.0323in" draw:caption-point-x="-0.2402in" draw:caption-point-y="0.6024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2" draw:text-style-name="P1" svg:width="1.1413in" svg:height="0.5457in" svg:x="4.8858in" svg:y="9.1984in" draw:caption-point-x="-0.1972in" draw:caption-point-y="0.4362in">
              <dc:date>2017-11-06T00:00:00</dc:date>
              <text:p text:style-name="P1"><text:span text:style-name="T1">Xin đi trễ, 10h19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5.8421in" svg:y="9.035in" draw:caption-point-x="-0.2402in" draw:caption-point-y="0.5996in">
              <dc:date>2017-11-08T00:00:00</dc:date>
              <text:p text:style-name="P1"><text:span text:style-name="T1">Đi vệ sinh máy ảnh, 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8.7768in" svg:y="9.0374in" draw:caption-point-x="-0.2402in" draw:caption-point-y="0.5972in">
              <dc:date>2017-11-14T00:00:00</dc:date>
              <text:p text:style-name="P1"><text:span text:style-name="T1">Sửa xe, xin đi trễ, 10h15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9.0378in" draw:caption-point-x="-0.2402in" draw:caption-point-y="0.5969in">
              <dc:date>2017-11-15T00:00:00</dc:date>
              <text:p text:style-name="P1"><text:span text:style-name="T1">Kẹt xe, 8h38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6" office:value-type="string">
            <text:p>PhongPT</text:p>
          </table:table-cell>
          <table:table-cell table:style-name="ce204" table:formula="of:=SUM([.D41:.AH41])" office:value-type="float" office:value="3">
            <text:p>3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9.2799in" draw:caption-point-x="-0.2402in" draw:caption-point-y="0.6024in">
              <dc:date>2017-11-03T00:00:00</dc:date>
              <text:p text:style-name="P1"><text:span text:style-name="T1">8h31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3854in" svg:y="9.2811in" draw:caption-point-x="-0.2402in" draw:caption-point-y="0.6012in">
              <dc:date>2017-11-06T00:00:00</dc:date>
              <text:p text:style-name="P1"><text:span text:style-name="T1">Thi giữa kì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.5">
            <office:annotation draw:style-name="gr2" draw:text-style-name="P1" svg:width="1.1413in" svg:height="0.5457in" svg:x="8.2878in" svg:y="9.2846in" draw:caption-point-x="-0.2402in" draw:caption-point-y="0.5976in">
              <dc:date>2017-11-13T00:00:00</dc:date>
              <text:p text:style-name="P1"><text:span text:style-name="T1">Xe hư, 11h15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9.2854in" draw:caption-point-x="-0.2402in" draw:caption-point-y="0.5969in">
              <dc:date>2017-11-15T00:00:00</dc:date>
              <text:p text:style-name="P1"><text:span text:style-name="T1">Xe hư, 9h5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1">
            <office:annotation office:display="true" draw:style-name="gr2" draw:text-style-name="P1" svg:width="1.1413in" svg:height="0.5457in" svg:x="11.5362in" svg:y="9.3909in" draw:caption-point-x="-1.5972in" draw:caption-point-y="0.4909in">
              <dc:date>2017-09-22T00:00:00</dc:date>
              <text:p text:style-name="P2"><text:span text:style-name="T1">Đi học, off 0.5 ngày, làm remote 0.5 ngày</text:span></text:p>
            </office:annotation>
            <text:p>1</text:p>
          </table:table-cell>
          <table:table-cell table:style-name="ce208" table:number-columns-repeated="6"/>
          <table:table-cell table:style-name="ce208" office:value-type="float" office:value="1">
            <office:annotation draw:style-name="gr2" draw:text-style-name="P1" svg:width="1.1413in" svg:height="0.5457in" svg:x="14.7327in" svg:y="9.3898in" draw:caption-point-x="-1.5972in" draw:caption-point-y="0.4925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08" table:number-columns-repeated="7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204" table:formula="of:=SUM([.D42:.AH42])" office:value-type="float" office:value="0"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5591in" svg:y="9.528in" draw:caption-point-x="-0.2402in" draw:caption-point-y="0.602in">
              <dc:date>2017-11-03T00:00:00</dc:date>
              <text:p text:style-name="P1"><text:span text:style-name="T1">Ngủ quên, 9h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204" table:formula="of:=SUM([.D43:.AH43])" office:value-type="float" office:value="0">
            <text:p>0</text:p>
          </table:table-cell>
          <table:table-cell table:style-name="ce208" table:number-columns-repeated="1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9.7228in" svg:y="9.7815in" draw:caption-point-x="-0.2402in" draw:caption-point-y="0.5961in">
              <dc:date>2017-11-16T00:00:00</dc:date>
              <text:p text:style-name="P1"><text:span text:style-name="T1">8h2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204" table:formula="of:=SUM([.D44:.AH44])" office:value-type="float" office:value="1">
            <text:p>1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3.1024in" svg:y="10.0252in" draw:caption-point-x="-0.2402in" draw:caption-point-y="0.6004in">
              <dc:date>2017-11-06T00:00:00</dc:date>
              <text:p text:style-name="P1"><text:span text:style-name="T1">Xin off chiều, nhưng sắp xếp được, nên vẫn đi làm</text:span></text:p>
            </office:annotation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10.0201in" draw:caption-point-x="-0.2402in" draw:caption-point-y="0.6055in">
              <dc:date>2017-10-24T00:00:00</dc:date>
              <text:p text:style-name="P1"><text:span text:style-name="T1">Bận việc riêng</text:span></text:p>
            </office:annotation>
            <text:p>1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office:display="true" draw:style-name="gr2" draw:text-style-name="P1" svg:width="1.1413in" svg:height="0.5457in" svg:x="6.3311in" svg:y="10.035in" draw:caption-point-x="-0.2402in" draw:caption-point-y="0.5902in">
              <dc:date>2017-11-08T00:00:00</dc:date>
              <text:p text:style-name="P2"><text:span text:style-name="T1">Làm remote buổi chiêu, vì chuẩn bị company trip</text:span></text:p>
            </office:annotation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204" table:formula="of:=SUM([.D45:.AH4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204" table:formula="of:=SUM([.D46:.AH46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8.7768in" svg:y="10.5236in" draw:caption-point-x="-0.2402in" draw:caption-point-y="0.5972in">
              <dc:date>2017-11-14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10.5252in" draw:caption-point-x="-0.2402in" draw:caption-point-y="0.5957in">
              <dc:date>2017-11-17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204" table:formula="of:=SUM([.D47:.AH47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6.3311in" svg:y="10.7669in" draw:caption-point-x="-0.2402in" draw:caption-point-y="0.6016in">
              <dc:date>2017-11-06T00:00:00</dc:date>
              <text:p text:style-name="P1"><text:span text:style-name="T1">Đón bạn gái</text:span></text:p>
            </office:annotation>
            <text:p>1</text:p>
          </table:table-cell>
          <table:table-cell table:style-name="ce208" table:number-columns-repeated="3"/>
          <table:table-cell table:style-name="ce208" office:value-type="float" office:value="0">
            <office:annotation draw:style-name="gr6" draw:text-style-name="P1" svg:width="1.1413in" svg:height="0.2634in" svg:x="8.2878in" svg:y="10.7705in" draw:caption-point-x="-0.2402in" draw:caption-point-y="0.598in">
              <dc:date>2017-11-1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204" table:formula="of:=SUM([.D48:.AH48])" office:value-type="float" office:value="0.5"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2.6457in" svg:y="11.0122in" draw:caption-point-x="-0.2402in" draw:caption-point-y="0.6039in">
              <dc:date>2017-10-31T00:00:00</dc:date>
              <text:p text:style-name="P1"><text:span text:style-name="T1">Lấy kết quả xét nghiệm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204" table:formula="of:=SUM([.D49:.AH49])" office:value-type="float" office:value="2">
            <text:p>2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11.2606in" draw:caption-point-x="-0.2402in" draw:caption-point-y="0.6031in">
              <dc:date>2017-11-02T00:00:00</dc:date>
              <text:p text:style-name="P1"><text:span text:style-name="T1">10h5'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11.2614in" draw:caption-point-x="-0.2402in" draw:caption-point-y="0.6024in">
              <dc:date>2017-11-03T00:00:00</dc:date>
              <text:p text:style-name="P1"><text:span text:style-name="T1">8h37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4" draw:text-style-name="P1" svg:width="1.1413in" svg:height="0.3902in" svg:x="4.9287in" svg:y="11.2626in" draw:caption-point-x="-0.2402in" draw:caption-point-y="0.6012in">
              <dc:date>2017-11-06T00:00:00</dc:date>
              <text:p text:style-name="P1"><text:span text:style-name="T1">10h31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11.2634in" draw:caption-point-x="-0.2402in" draw:caption-point-y="0.6004in">
              <dc:date>2017-11-07T00:00:00</dc:date>
              <text:p text:style-name="P1"><text:span text:style-name="T1">8h42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5.8421in" svg:y="11.2642in" draw:caption-point-x="-0.2402in" draw:caption-point-y="0.5996in">
              <dc:date>2017-11-08T00:00:00</dc:date>
              <text:p text:style-name="P1"><text:span text:style-name="T1">Bận việc, xin đi trễ, 10h03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2" draw:text-style-name="P1" svg:width="1.1413in" svg:height="0.5457in" svg:x="6.2295in" svg:y="11.4059in" draw:caption-point-x="1.8181in" draw:caption-point-y="0.4579in">
              <dc:date>2017-11-15T00:00:00</dc:date>
              <text:p text:style-name="P1"><text:span text:style-name="T1">Quên laptop, xin đi trễ, 8h57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8.7768in" svg:y="11.2669in" draw:caption-point-x="-0.2402in" draw:caption-point-y="0.5969in">
              <dc:date>2017-11-14T00:00:00</dc:date>
              <text:p text:style-name="P1"><text:span text:style-name="T1">Bị mệt, chóng mặt, 2h20 vào cty</text:span></text:p>
            </office:annotation>
            <text:p>0.5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11.2669in" draw:caption-point-x="-0.2402in" draw:caption-point-y="0.5969in">
              <dc:date>2017-11-15T00:00:00</dc:date>
              <text:p text:style-name="P1"><text:span text:style-name="T1">Dậy muộn, 8h35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11.2677in" draw:caption-point-x="-0.2402in" draw:caption-point-y="0.5961in">
              <dc:date>2017-11-16T00:00:00</dc:date>
              <text:p text:style-name="P1"><text:span text:style-name="T1">Đi ủy ban, xin đi trễ, 9h47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0.1791in" svg:y="11.2681in" draw:caption-point-x="-0.2402in" draw:caption-point-y="0.5957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204" table:formula="of:=SUM([.D50:.AH50])" office:value-type="float" office:value="0">
            <text:p>0</text:p>
          </table:table-cell>
          <table:table-cell table:style-name="ce208" table:number-columns-repeated="1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204" table:formula="of:=SUM([.D51:.AH51])" office:value-type="float" office:value="2">
            <text:p>2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11.7555in" draw:caption-point-x="-0.2402in" draw:caption-point-y="0.6035in">
              <dc:date>2017-11-01T00:00:00</dc:date>
              <text:p text:style-name="P1"><text:span text:style-name="T1">8h3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11.7567in" draw:caption-point-x="-0.2402in" draw:caption-point-y="0.6024in">
              <dc:date>2017-11-03T00:00:00</dc:date>
              <text:p text:style-name="P1"><text:span text:style-name="T1">8h32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3854in" svg:y="11.7587in" draw:caption-point-x="-0.2402in" draw:caption-point-y="0.6004in">
              <dc:date>2017-11-07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1.7594in" draw:caption-point-x="-0.2402in" draw:caption-point-y="0.5996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9.2661in" svg:y="11.7622in" draw:caption-point-x="-0.2402in" draw:caption-point-y="0.5969in">
              <dc:date>2017-11-15T00:00:00</dc:date>
              <text:p text:style-name="P1"><text:span text:style-name="T1">Bị sốt</text:span></text:p>
            </office:annotation>
            <text:p>1</text:p>
          </table:table-cell>
          <table:table-cell table:style-name="ce208" office:value-type="float" office:value="0.5">
            <office:annotation draw:style-name="gr2" draw:text-style-name="P1" svg:width="1.1413in" svg:height="0.5457in" svg:x="10.4516in" svg:y="12.0307in" draw:caption-point-x="-0.9689in" draw:caption-point-y="0.3283in">
              <dc:date>2017-11-17T00:00:00</dc:date>
              <text:p text:style-name="P1"><text:span text:style-name="T1">Bận việc cá nhân, xin off chiều, 3h19 về</text:span></text:p>
            </office:annotation>
            <text:p>0.5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11.7638in" draw:caption-point-x="-0.2402in" draw:caption-point-y="0.5953in">
              <dc:date>2017-11-17T00:00:00</dc:date>
              <text:p text:style-name="P1"><text:span text:style-name="T1">Có việc, xin về sớm, 4h30</text:span></text:p>
            </office:annotation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49">
            <text:p>49</text:p>
          </table:table-cell>
          <table:table-cell table:style-name="ce70" office:value-type="string">
            <text:p>VietBA</text:p>
          </table:table-cell>
          <table:table-cell table:style-name="ce204" table:formula="of:=SUM([.D52:.AH52])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12.0031in" draw:caption-point-x="-0.2402in" draw:caption-point-y="0.6035in">
              <dc:date>2017-11-01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4.9287in" svg:y="12.0051in" draw:caption-point-x="-0.2402in" draw:caption-point-y="0.6016in">
              <dc:date>2017-11-06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12.0063in" draw:caption-point-x="-0.2402in" draw:caption-point-y="0.6004in">
              <dc:date>2017-11-07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2.0071in" draw:caption-point-x="-0.2402in" draw:caption-point-y="0.5996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6" draw:text-style-name="P1" svg:width="1.1413in" svg:height="0.2634in" svg:x="8.2878in" svg:y="12.0087in" draw:caption-point-x="-0.2402in" draw:caption-point-y="0.598in">
              <dc:date>2017-11-13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8.7768in" svg:y="12.0094in" draw:caption-point-x="-0.2402in" draw:caption-point-y="0.5972in">
              <dc:date>2017-11-1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7">
          <table:table-cell table:style-name="ce68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204" table:formula="of:=SUM([.D53:.AH53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12.2547in" draw:caption-point-x="-0.2402in" draw:caption-point-y="0.6in">
              <dc:date>2017-11-07T00:00:00</dc:date>
              <text:p text:style-name="P1"><text:span text:style-name="T1">Xe hư, 8h50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14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0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9"/>
          <table:table-cell table:number-columns-repeated="27"/>
          <table:table-cell table:style-name="ce209" table:number-columns-repeated="3"/>
          <table:table-cell table:style-name="ce43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12/04/2017</text:date>, <text:time>10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2-04">12/04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252</meta:editing-cycles>
    <meta:editing-duration>P6DT27M40S</meta:editing-duration>
    <meta:generator>OpenOffice/4.1.3$Win32 OpenOffice.org_project/413m1$Build-9783</meta:generator>
    <dc:date>2017-12-04T10:56:48.73</dc:date>
    <meta:print-date>2017-10-17T15:51:27.81</meta:print-date>
    <dc:creator>Thuy Le</dc:creator>
    <meta:document-statistic meta:table-count="14" meta:cell-count="12959" meta:object-count="0"/>
    <meta:user-defined meta:name="Info 1"/>
    <meta:user-defined meta:name="Info 2"/>
    <meta:user-defined meta:name="Info 3"/>
    <meta:user-defined meta:name="Info 4"/>
  </office:meta>
</office:document-meta>
</file>